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791in"/>
    </style:style>
    <style:style style:name="co3" style:family="table-column">
      <style:table-column-properties fo:break-before="auto" style:column-width="1.672in"/>
    </style:style>
    <style:style style:name="co4" style:family="table-column">
      <style:table-column-properties fo:break-before="auto" style:column-width="2.0264in"/>
    </style:style>
    <style:style style:name="co10" style:family="table-column">
      <style:table-column-properties fo:break-before="auto" style:column-width="1.4154in"/>
    </style:style>
    <style:style style:name="co11" style:family="table-column">
      <style:table-column-properties fo:break-before="auto" style:column-width="1.9299in"/>
    </style:style>
    <style:style style:name="co12" style:family="table-column">
      <style:table-column-properties fo:break-before="auto" style:column-width="1.9618in"/>
    </style:style>
    <style:style style:name="co13" style:family="table-column">
      <style:table-column-properties fo:break-before="auto" style:column-width="1.9835in"/>
    </style:style>
    <style:style style:name="co14" style:family="table-column">
      <style:table-column-properties fo:break-before="auto" style:column-width="1.7256in"/>
    </style:style>
    <style:style style:name="co15" style:family="table-column">
      <style:table-column-properties fo:break-before="auto" style:column-width="0.5071in"/>
    </style:style>
    <style:style style:name="co16" style:family="table-column">
      <style:table-column-properties fo:break-before="auto" style:column-width="0.3354in"/>
    </style:style>
    <style:style style:name="co17" style:family="table-column">
      <style:table-column-properties fo:break-before="auto" style:column-width="0.5929in"/>
    </style:style>
    <style:style style:name="co18" style:family="table-column">
      <style:table-column-properties fo:break-before="auto" style:column-width="0.4102in"/>
    </style:style>
    <style:style style:name="co19" style:family="table-column">
      <style:table-column-properties fo:break-before="auto" style:column-width="0.9102in"/>
    </style:style>
    <style:style style:name="ro1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34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ccccc" fo:border-left="0.06pt solid #000000" fo:border-right="none" fo:border-top="0.06pt solid #000000"/>
      <style:text-properties style:text-position=""/>
    </style:style>
    <style:style style:name="ce2" style:family="table-cell" style:parent-style-name="Default">
      <style:table-cell-properties fo:border-bottom="none" fo:background-color="#cccccc" fo:border-left="0.06pt solid #000000" fo:border-right="none" fo:border-top="none"/>
      <style:text-properties style:text-position=""/>
    </style:style>
    <style:style style:name="ce3" style:family="table-cell" style:parent-style-name="Default">
      <style:table-cell-properties fo:border-bottom="0.06pt solid #000000" fo:background-color="#cccccc" fo:border-left="0.06pt solid #000000" fo:border-right="none" fo:border-top="none"/>
      <style:text-properties style:text-position=""/>
    </style:style>
    <style:style style:name="ce4" style:family="table-cell" style:parent-style-name="Default">
      <style:table-cell-properties fo:background-color="#cccccc"/>
      <style:text-properties style:text-position=""/>
    </style:style>
    <style:style style:name="ce5" style:family="table-cell" style:parent-style-name="Default">
      <style:table-cell-properties fo:border-bottom="none" fo:background-color="#cccccc" fo:border-left="none" fo:border-right="none" fo:border-top="0.06pt solid #000000"/>
      <style:text-properties style:text-position=""/>
    </style:style>
    <style:style style:name="ce6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fo:border-bottom="none" fo:background-color="#cccccc" fo:border-left="none" fo:border-right="0.06pt solid #000000" fo:border-top="0.06pt solid #000000"/>
      <style:text-properties style:text-position=""/>
    </style:style>
    <style:style style:name="ce10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9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12" style:family="table-cell" style:parent-style-name="Default">
      <style:text-properties style:text-position="" fo:font-size="8pt"/>
    </style:style>
    <style:style style:name="ce13" style:family="table-cell" style:parent-style-name="Default">
      <style:text-properties style:text-position="" style:font-name="Liberation Sans" fo:font-size="8pt" style:font-name-asian="WenQuanYi Micro Hei" style:font-name-complex="FreeSans"/>
    </style:style>
    <style:style style:name="ce15" style:family="table-cell" style:parent-style-name="Default">
      <style:table-cell-properties fo:background-color="#cccccc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ext-properties style:font-name="Liberation Sans" style:font-name-asian="WenQuanYi Micro Hei" style:font-name-complex="FreeSans"/>
    </style:style>
  </office:automatic-styles>
  <office:body>
    <office:spreadsheet>
      <table:table table:name="data entry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plate number</text:p>
          </table:table-cell>
          <table:table-cell table:style-name="ce5" office:value-type="string" calcext:value-type="string">
            <text:p>Strain 1</text:p>
          </table:table-cell>
          <table:table-cell table:style-name="ce5" office:value-type="string" calcext:value-type="string">
            <text:p>Strain 2</text:p>
          </table:table-cell>
          <table:table-cell table:style-name="ce5" office:value-type="string" calcext:value-type="string">
            <text:p>Strain 3</text:p>
          </table:table-cell>
          <table:table-cell table:style-name="ce7" office:value-type="string" calcext:value-type="string">
            <text:p>Strain 4</text:p>
          </table:table-cell>
          <table:table-cell table:style-name="ce4"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IFP134_109/1449086400</text:p>
          </table:table-cell>
          <table:table-cell table:style-name="ce6" office:value-type="string" calcext:value-type="string">
            <text:p>IFP143_1/1449086400</text:p>
          </table:table-cell>
          <table:table-cell table:style-name="ce6" office:value-type="string" calcext:value-type="string">
            <text:p>SS104_140/1449086400</text:p>
          </table:table-cell>
          <table:table-cell table:style-name="ce6" office:value-type="string" calcext:value-type="string">
            <text:p>IFP177_1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IFP134_110/1449086400</text:p>
          </table:table-cell>
          <table:table-cell table:style-name="ce6" office:value-type="string" calcext:value-type="string">
            <text:p>IFP143_2/1449086400</text:p>
          </table:table-cell>
          <table:table-cell table:style-name="ce6" office:value-type="string" calcext:value-type="string">
            <text:p>SS104_141/1449086400</text:p>
          </table:table-cell>
          <table:table-cell table:style-name="ce6" office:value-type="string" calcext:value-type="string">
            <text:p>IFP177_2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IFP134_111/1449086400</text:p>
          </table:table-cell>
          <table:table-cell table:style-name="ce6" office:value-type="string" calcext:value-type="string">
            <text:p>IFP143_3/1449086400</text:p>
          </table:table-cell>
          <table:table-cell table:style-name="ce6" office:value-type="string" calcext:value-type="string">
            <text:p>SS104_142/1449086400</text:p>
          </table:table-cell>
          <table:table-cell table:style-name="ce6" office:value-type="string" calcext:value-type="string">
            <text:p>IFP177_3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IFP134_112/1449086400</text:p>
          </table:table-cell>
          <table:table-cell table:style-name="ce6" office:value-type="string" calcext:value-type="string">
            <text:p>IFP143_4/1449086400</text:p>
          </table:table-cell>
          <table:table-cell table:style-name="ce6" office:value-type="string" calcext:value-type="string">
            <text:p>SS104_143/1449086400</text:p>
          </table:table-cell>
          <table:table-cell table:style-name="ce6" office:value-type="string" calcext:value-type="string">
            <text:p>IFP177_4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IFP134_113/1449086400</text:p>
          </table:table-cell>
          <table:table-cell table:style-name="ce6" office:value-type="string" calcext:value-type="string">
            <text:p>IFP143_5/1449086400</text:p>
          </table:table-cell>
          <table:table-cell table:style-name="ce6" office:value-type="string" calcext:value-type="string">
            <text:p>SS104_144/1449086400</text:p>
          </table:table-cell>
          <table:table-cell table:style-name="ce6" office:value-type="string" calcext:value-type="string">
            <text:p>IFP177_5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IFP134_114/1449086400</text:p>
          </table:table-cell>
          <table:table-cell table:style-name="ce6" office:value-type="string" calcext:value-type="string">
            <text:p>IFP143_6/1449086400</text:p>
          </table:table-cell>
          <table:table-cell table:style-name="ce6" office:value-type="string" calcext:value-type="string">
            <text:p>SS104_145/1449086400</text:p>
          </table:table-cell>
          <table:table-cell table:style-name="ce6" office:value-type="string" calcext:value-type="string">
            <text:p>IFP177_6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IFP134_115/1449086400</text:p>
          </table:table-cell>
          <table:table-cell table:style-name="ce6" office:value-type="string" calcext:value-type="string">
            <text:p>IFP143_7/1449086400</text:p>
          </table:table-cell>
          <table:table-cell table:style-name="ce6" office:value-type="string" calcext:value-type="string">
            <text:p>SS104_146/1449086400</text:p>
          </table:table-cell>
          <table:table-cell table:style-name="ce6" office:value-type="string" calcext:value-type="string">
            <text:p>IFP177_7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IFP134_116/1449086400</text:p>
          </table:table-cell>
          <table:table-cell table:style-name="ce6" office:value-type="string" calcext:value-type="string">
            <text:p>IFP143_8/1449086400</text:p>
          </table:table-cell>
          <table:table-cell table:style-name="ce6" office:value-type="string" calcext:value-type="string">
            <text:p>SS104_147/1449086400</text:p>
          </table:table-cell>
          <table:table-cell table:style-name="ce6" office:value-type="string" calcext:value-type="string">
            <text:p>IFP177_8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IFP134_117/1449086400</text:p>
          </table:table-cell>
          <table:table-cell table:style-name="ce6" office:value-type="string" calcext:value-type="string">
            <text:p>IFP143_9/1449086400</text:p>
          </table:table-cell>
          <table:table-cell table:style-name="ce6" office:value-type="string" calcext:value-type="string">
            <text:p>SS104_148/1449086400</text:p>
          </table:table-cell>
          <table:table-cell table:style-name="ce6" office:value-type="string" calcext:value-type="string">
            <text:p>IFP177_9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IFP134_118/1449086400</text:p>
          </table:table-cell>
          <table:table-cell table:style-name="ce6" office:value-type="string" calcext:value-type="string">
            <text:p>IFP143_10/1449086400</text:p>
          </table:table-cell>
          <table:table-cell table:style-name="ce6" office:value-type="string" calcext:value-type="string">
            <text:p>SS104_149/1449086400</text:p>
          </table:table-cell>
          <table:table-cell table:style-name="ce6" office:value-type="string" calcext:value-type="string">
            <text:p>IFP177_10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IFP134_119/1449086400</text:p>
          </table:table-cell>
          <table:table-cell table:style-name="ce6" office:value-type="string" calcext:value-type="string">
            <text:p>IFP143_11/1449086400</text:p>
          </table:table-cell>
          <table:table-cell table:style-name="ce6" office:value-type="string" calcext:value-type="string">
            <text:p>SS104_150/1449086400</text:p>
          </table:table-cell>
          <table:table-cell table:style-name="ce6" office:value-type="string" calcext:value-type="string">
            <text:p>IFP177_11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IFP134_120/1449086400</text:p>
          </table:table-cell>
          <table:table-cell table:style-name="ce6" office:value-type="string" calcext:value-type="string">
            <text:p>IFP143_12/1449086400</text:p>
          </table:table-cell>
          <table:table-cell table:style-name="ce6" office:value-type="string" calcext:value-type="string">
            <text:p>SS104_151/1449086400</text:p>
          </table:table-cell>
          <table:table-cell table:style-name="ce6" office:value-type="string" calcext:value-type="string">
            <text:p>IFP177_12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IFP134_121/1449086400</text:p>
          </table:table-cell>
          <table:table-cell table:style-name="ce6" office:value-type="string" calcext:value-type="string">
            <text:p>IFP143_13/1449086400</text:p>
          </table:table-cell>
          <table:table-cell table:style-name="ce6" office:value-type="string" calcext:value-type="string">
            <text:p>SS104_152/1449086400</text:p>
          </table:table-cell>
          <table:table-cell table:style-name="ce6" office:value-type="string" calcext:value-type="string">
            <text:p>IFP177_13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IFP134_122/1449086400</text:p>
          </table:table-cell>
          <table:table-cell table:style-name="ce6" office:value-type="string" calcext:value-type="string">
            <text:p>IFP143_14/1449086400</text:p>
          </table:table-cell>
          <table:table-cell table:style-name="ce6" office:value-type="string" calcext:value-type="string">
            <text:p>SS104_153/1449086400</text:p>
          </table:table-cell>
          <table:table-cell table:style-name="ce6" office:value-type="string" calcext:value-type="string">
            <text:p>IFP177_14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IFP134_123/1449086400</text:p>
          </table:table-cell>
          <table:table-cell table:style-name="ce6" office:value-type="string" calcext:value-type="string">
            <text:p>IFP143_15/1449086400</text:p>
          </table:table-cell>
          <table:table-cell table:style-name="ce6" office:value-type="string" calcext:value-type="string">
            <text:p>SS104_154/1449086400</text:p>
          </table:table-cell>
          <table:table-cell table:style-name="ce6" office:value-type="string" calcext:value-type="string">
            <text:p>IFP177_15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office:value-type="string" calcext:value-type="string">
            <text:p>IFP134_124/1449086400</text:p>
          </table:table-cell>
          <table:table-cell table:style-name="ce6" office:value-type="string" calcext:value-type="string">
            <text:p>IFP143_16/1449086400</text:p>
          </table:table-cell>
          <table:table-cell table:style-name="ce6" office:value-type="string" calcext:value-type="string">
            <text:p>SS104_155/1449086400</text:p>
          </table:table-cell>
          <table:table-cell table:style-name="ce6" office:value-type="string" calcext:value-type="string">
            <text:p>IFP177_16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office:value-type="string" calcext:value-type="string">
            <text:p>IFP134_125/1449086400</text:p>
          </table:table-cell>
          <table:table-cell table:style-name="ce6" office:value-type="string" calcext:value-type="string">
            <text:p>IFP143_17/1449086400</text:p>
          </table:table-cell>
          <table:table-cell table:style-name="ce6" office:value-type="string" calcext:value-type="string">
            <text:p>SS104_156/1449086400</text:p>
          </table:table-cell>
          <table:table-cell table:style-name="ce6" office:value-type="string" calcext:value-type="string">
            <text:p>IFP177_17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office:value-type="string" calcext:value-type="string">
            <text:p>IFP134_126/1449086400</text:p>
          </table:table-cell>
          <table:table-cell table:style-name="ce6" office:value-type="string" calcext:value-type="string">
            <text:p>IFP143_18/1449086400</text:p>
          </table:table-cell>
          <table:table-cell table:style-name="ce6" office:value-type="string" calcext:value-type="string">
            <text:p>SS104_157/1449086400</text:p>
          </table:table-cell>
          <table:table-cell table:style-name="ce6" office:value-type="string" calcext:value-type="string">
            <text:p>IFP177_18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office:value-type="string" calcext:value-type="string">
            <text:p>IFP134_127/1449086400</text:p>
          </table:table-cell>
          <table:table-cell table:style-name="ce6" office:value-type="string" calcext:value-type="string">
            <text:p>IFP143_19/1449086400</text:p>
          </table:table-cell>
          <table:table-cell table:style-name="ce6" office:value-type="string" calcext:value-type="string">
            <text:p>SS104_158/1449086400</text:p>
          </table:table-cell>
          <table:table-cell table:style-name="ce6" office:value-type="string" calcext:value-type="string">
            <text:p>IFP177_19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office:value-type="string" calcext:value-type="string">
            <text:p>IFP134_128/1449086400</text:p>
          </table:table-cell>
          <table:table-cell table:style-name="ce6" office:value-type="string" calcext:value-type="string">
            <text:p>IFP143_20/1449086400</text:p>
          </table:table-cell>
          <table:table-cell table:style-name="ce6" office:value-type="string" calcext:value-type="string">
            <text:p>SS104_159/1449086400</text:p>
          </table:table-cell>
          <table:table-cell table:style-name="ce6" office:value-type="string" calcext:value-type="string">
            <text:p>IFP177_20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6" office:value-type="string" calcext:value-type="string">
            <text:p>IFP134_129/1449086400</text:p>
          </table:table-cell>
          <table:table-cell table:style-name="ce6" office:value-type="string" calcext:value-type="string">
            <text:p>IFP143_21/1449086400</text:p>
          </table:table-cell>
          <table:table-cell table:style-name="ce6" office:value-type="string" calcext:value-type="string">
            <text:p>SS104_160/1449086400</text:p>
          </table:table-cell>
          <table:table-cell table:style-name="ce6" office:value-type="string" calcext:value-type="string">
            <text:p>IFP177_21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6" office:value-type="string" calcext:value-type="string">
            <text:p>IFP134_130/1449086400</text:p>
          </table:table-cell>
          <table:table-cell table:style-name="ce6" office:value-type="string" calcext:value-type="string">
            <text:p>IFP143_22/1449086400</text:p>
          </table:table-cell>
          <table:table-cell table:style-name="ce6" office:value-type="string" calcext:value-type="string">
            <text:p>SS104_161/1449086400</text:p>
          </table:table-cell>
          <table:table-cell table:style-name="ce6" office:value-type="string" calcext:value-type="string">
            <text:p>IFP177_22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6" office:value-type="string" calcext:value-type="string">
            <text:p>IFP134_131/1449086400</text:p>
          </table:table-cell>
          <table:table-cell table:style-name="ce6" office:value-type="string" calcext:value-type="string">
            <text:p>IFP143_23/1449086400</text:p>
          </table:table-cell>
          <table:table-cell table:style-name="ce6" office:value-type="string" calcext:value-type="string">
            <text:p>SS104_162/1449086400</text:p>
          </table:table-cell>
          <table:table-cell table:style-name="ce6" office:value-type="string" calcext:value-type="string">
            <text:p>IFP177_23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6" office:value-type="string" calcext:value-type="string">
            <text:p>IFP134_132/1449086400</text:p>
          </table:table-cell>
          <table:table-cell table:style-name="ce6" office:value-type="string" calcext:value-type="string">
            <text:p>IFP143_24/1449086400</text:p>
          </table:table-cell>
          <table:table-cell table:style-name="ce6" office:value-type="string" calcext:value-type="string">
            <text:p>SS104_163/1449086400</text:p>
          </table:table-cell>
          <table:table-cell table:style-name="ce6" office:value-type="string" calcext:value-type="string">
            <text:p>IFP177_24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6" office:value-type="string" calcext:value-type="string">
            <text:p>IFP134_133/1449086400</text:p>
          </table:table-cell>
          <table:table-cell table:style-name="ce6" office:value-type="string" calcext:value-type="string">
            <text:p>IFP143_25/1449086400</text:p>
          </table:table-cell>
          <table:table-cell table:style-name="ce6" office:value-type="string" calcext:value-type="string">
            <text:p>SS104_164/1449086400</text:p>
          </table:table-cell>
          <table:table-cell table:style-name="ce6" office:value-type="string" calcext:value-type="string">
            <text:p>IFP177_25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6" office:value-type="string" calcext:value-type="string">
            <text:p>IFP134_134/1449086400</text:p>
          </table:table-cell>
          <table:table-cell table:style-name="ce6" office:value-type="string" calcext:value-type="string">
            <text:p>IFP143_26/1449086400</text:p>
          </table:table-cell>
          <table:table-cell table:style-name="ce6" office:value-type="string" calcext:value-type="string">
            <text:p>SS104_165/1449086400</text:p>
          </table:table-cell>
          <table:table-cell table:style-name="ce6" office:value-type="string" calcext:value-type="string">
            <text:p>IFP177_26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6" office:value-type="string" calcext:value-type="string">
            <text:p>IFP134_135/1449086400</text:p>
          </table:table-cell>
          <table:table-cell table:style-name="ce6" office:value-type="string" calcext:value-type="string">
            <text:p>IFP143_27/1449086400</text:p>
          </table:table-cell>
          <table:table-cell table:style-name="ce6" office:value-type="string" calcext:value-type="string">
            <text:p>SS104_166/1449086400</text:p>
          </table:table-cell>
          <table:table-cell table:style-name="ce6" office:value-type="string" calcext:value-type="string">
            <text:p>IFP177_27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6" office:value-type="string" calcext:value-type="string">
            <text:p>IFP134_136/1449086400</text:p>
          </table:table-cell>
          <table:table-cell table:style-name="ce6" office:value-type="string" calcext:value-type="string">
            <text:p>IFP143_28/1449086400</text:p>
          </table:table-cell>
          <table:table-cell table:style-name="ce6" office:value-type="string" calcext:value-type="string">
            <text:p>SS104_167/1449086400</text:p>
          </table:table-cell>
          <table:table-cell table:style-name="ce6" office:value-type="string" calcext:value-type="string">
            <text:p>IFP177_28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6" office:value-type="string" calcext:value-type="string">
            <text:p>IFP134_137/1449086400</text:p>
          </table:table-cell>
          <table:table-cell table:style-name="ce6" office:value-type="string" calcext:value-type="string">
            <text:p>IFP143_29/1449086400</text:p>
          </table:table-cell>
          <table:table-cell table:style-name="ce6" office:value-type="string" calcext:value-type="string">
            <text:p>SS104_168/1449086400</text:p>
          </table:table-cell>
          <table:table-cell table:style-name="ce6" office:value-type="string" calcext:value-type="string">
            <text:p>IFP177_29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6" office:value-type="string" calcext:value-type="string">
            <text:p>IFP134_138/1449086400</text:p>
          </table:table-cell>
          <table:table-cell table:style-name="ce6" office:value-type="string" calcext:value-type="string">
            <text:p>IFP143_30/1449086400</text:p>
          </table:table-cell>
          <table:table-cell table:style-name="ce6" office:value-type="string" calcext:value-type="string">
            <text:p>SS104_169/1449086400</text:p>
          </table:table-cell>
          <table:table-cell table:style-name="ce6" office:value-type="string" calcext:value-type="string">
            <text:p>IFP177_30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6" office:value-type="string" calcext:value-type="string">
            <text:p>IFP134_139/1449086400</text:p>
          </table:table-cell>
          <table:table-cell table:style-name="ce6" office:value-type="string" calcext:value-type="string">
            <text:p>IFP143_31/1449086400</text:p>
          </table:table-cell>
          <table:table-cell table:style-name="ce6" office:value-type="string" calcext:value-type="string">
            <text:p>SS104_170/1449086400</text:p>
          </table:table-cell>
          <table:table-cell table:style-name="ce6" office:value-type="string" calcext:value-type="string">
            <text:p>IFP177_31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6" office:value-type="string" calcext:value-type="string">
            <text:p>IFP134_140/1449086400</text:p>
          </table:table-cell>
          <table:table-cell table:style-name="ce6" office:value-type="string" calcext:value-type="string">
            <text:p>IFP143_32/1449086400</text:p>
          </table:table-cell>
          <table:table-cell table:style-name="ce6" office:value-type="string" calcext:value-type="string">
            <text:p>SS104_171/1449086400</text:p>
          </table:table-cell>
          <table:table-cell table:style-name="ce6" office:value-type="string" calcext:value-type="string">
            <text:p>IFP177_32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6" office:value-type="string" calcext:value-type="string">
            <text:p>IFP134_141/1449086400</text:p>
          </table:table-cell>
          <table:table-cell table:style-name="ce6" office:value-type="string" calcext:value-type="string">
            <text:p>IFP143_33/1449086400</text:p>
          </table:table-cell>
          <table:table-cell table:style-name="ce6" office:value-type="string" calcext:value-type="string">
            <text:p>SS104_172/1449086400</text:p>
          </table:table-cell>
          <table:table-cell table:style-name="ce6" office:value-type="string" calcext:value-type="string">
            <text:p>IFP177_33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6" office:value-type="string" calcext:value-type="string">
            <text:p>IFP134_142/1449086400</text:p>
          </table:table-cell>
          <table:table-cell table:style-name="ce6" office:value-type="string" calcext:value-type="string">
            <text:p>IFP143_34/1449086400</text:p>
          </table:table-cell>
          <table:table-cell table:style-name="ce6" office:value-type="string" calcext:value-type="string">
            <text:p>SS104_173/1449086400</text:p>
          </table:table-cell>
          <table:table-cell table:style-name="ce6" office:value-type="string" calcext:value-type="string">
            <text:p>IFP177_34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6" office:value-type="string" calcext:value-type="string">
            <text:p>IFP134_143/1449086400</text:p>
          </table:table-cell>
          <table:table-cell table:style-name="ce6" office:value-type="string" calcext:value-type="string">
            <text:p>IFP143_35/1449086400</text:p>
          </table:table-cell>
          <table:table-cell table:style-name="ce6" office:value-type="string" calcext:value-type="string">
            <text:p>SS104_174/1449086400</text:p>
          </table:table-cell>
          <table:table-cell table:style-name="ce6" office:value-type="string" calcext:value-type="string">
            <text:p>IFP177_35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6" office:value-type="string" calcext:value-type="string">
            <text:p>IFP134_144/1449086400</text:p>
          </table:table-cell>
          <table:table-cell table:style-name="ce6" office:value-type="string" calcext:value-type="string">
            <text:p>IFP143_36/1449086400</text:p>
          </table:table-cell>
          <table:table-cell table:style-name="ce6" office:value-type="string" calcext:value-type="string">
            <text:p>SS104_175/1449086400</text:p>
          </table:table-cell>
          <table:table-cell table:style-name="ce6" office:value-type="string" calcext:value-type="string">
            <text:p>IFP177_36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6" office:value-type="string" calcext:value-type="string">
            <text:p>IFP134_145/1449086400</text:p>
          </table:table-cell>
          <table:table-cell table:style-name="ce6" office:value-type="string" calcext:value-type="string">
            <text:p>IFP143_37/1449086400</text:p>
          </table:table-cell>
          <table:table-cell table:style-name="ce6" office:value-type="string" calcext:value-type="string">
            <text:p>SS104_176/1449086400</text:p>
          </table:table-cell>
          <table:table-cell table:style-name="ce6" office:value-type="string" calcext:value-type="string">
            <text:p>IFP177_37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6" office:value-type="string" calcext:value-type="string">
            <text:p>IFP134_146/1449086400</text:p>
          </table:table-cell>
          <table:table-cell table:style-name="ce6" office:value-type="string" calcext:value-type="string">
            <text:p>IFP143_38/1449086400</text:p>
          </table:table-cell>
          <table:table-cell table:style-name="ce6" office:value-type="string" calcext:value-type="string">
            <text:p>SS104_177/1449086400</text:p>
          </table:table-cell>
          <table:table-cell table:style-name="ce6" office:value-type="string" calcext:value-type="string">
            <text:p>IFP177_38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6" office:value-type="string" calcext:value-type="string">
            <text:p>IFP134_147/1449086400</text:p>
          </table:table-cell>
          <table:table-cell table:style-name="ce6" office:value-type="string" calcext:value-type="string">
            <text:p>IFP143_39/1449086400</text:p>
          </table:table-cell>
          <table:table-cell table:style-name="ce6" office:value-type="string" calcext:value-type="string">
            <text:p>SS104_178/1449086400</text:p>
          </table:table-cell>
          <table:table-cell table:style-name="ce6" office:value-type="string" calcext:value-type="string">
            <text:p>IFP177_39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6" office:value-type="string" calcext:value-type="string">
            <text:p>IFP134_148/1449086400</text:p>
          </table:table-cell>
          <table:table-cell table:style-name="ce6" office:value-type="string" calcext:value-type="string">
            <text:p>IFP143_40/1449086400</text:p>
          </table:table-cell>
          <table:table-cell table:style-name="ce6" office:value-type="string" calcext:value-type="string">
            <text:p>SS104_179/1449086400</text:p>
          </table:table-cell>
          <table:table-cell table:style-name="ce6" office:value-type="string" calcext:value-type="string">
            <text:p>IFP177_40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6" office:value-type="string" calcext:value-type="string">
            <text:p>IFP134_149/1449086400</text:p>
          </table:table-cell>
          <table:table-cell table:style-name="ce6" office:value-type="string" calcext:value-type="string">
            <text:p>IFP143_41/1449086400</text:p>
          </table:table-cell>
          <table:table-cell table:style-name="ce6" office:value-type="string" calcext:value-type="string">
            <text:p>SS104_180/1449086400</text:p>
          </table:table-cell>
          <table:table-cell table:style-name="ce6" office:value-type="string" calcext:value-type="string">
            <text:p>IFP177_41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6" office:value-type="string" calcext:value-type="string">
            <text:p>IFP134_150/1449086400</text:p>
          </table:table-cell>
          <table:table-cell table:style-name="ce6" office:value-type="string" calcext:value-type="string">
            <text:p>IFP143_42/1449086400</text:p>
          </table:table-cell>
          <table:table-cell table:style-name="ce6" office:value-type="string" calcext:value-type="string">
            <text:p>SS104_181/1449086400</text:p>
          </table:table-cell>
          <table:table-cell table:style-name="ce6" office:value-type="string" calcext:value-type="string">
            <text:p>IFP177_42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6" office:value-type="string" calcext:value-type="string">
            <text:p>IFP134_151/1449086400</text:p>
          </table:table-cell>
          <table:table-cell table:style-name="ce6" office:value-type="string" calcext:value-type="string">
            <text:p>IFP143_43/1449086400</text:p>
          </table:table-cell>
          <table:table-cell table:style-name="ce6" office:value-type="string" calcext:value-type="string">
            <text:p>SS104_182/1449086400</text:p>
          </table:table-cell>
          <table:table-cell table:style-name="ce6" office:value-type="string" calcext:value-type="string">
            <text:p>IFP177_43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6" office:value-type="string" calcext:value-type="string">
            <text:p>IFP134_152/1449086400</text:p>
          </table:table-cell>
          <table:table-cell table:style-name="ce6" office:value-type="string" calcext:value-type="string">
            <text:p>IFP143_44/1449086400</text:p>
          </table:table-cell>
          <table:table-cell table:style-name="ce6" office:value-type="string" calcext:value-type="string">
            <text:p>SS104_183/1449086400</text:p>
          </table:table-cell>
          <table:table-cell table:style-name="ce6" office:value-type="string" calcext:value-type="string">
            <text:p>IFP177_44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6" office:value-type="string" calcext:value-type="string">
            <text:p>IFP134_153/1449086400</text:p>
          </table:table-cell>
          <table:table-cell table:style-name="ce6" office:value-type="string" calcext:value-type="string">
            <text:p>IFP143_45/1449086400</text:p>
          </table:table-cell>
          <table:table-cell table:style-name="ce6" office:value-type="string" calcext:value-type="string">
            <text:p>SS104_184/1449086400</text:p>
          </table:table-cell>
          <table:table-cell table:style-name="ce6" office:value-type="string" calcext:value-type="string">
            <text:p>IFP177_45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IFP134_154/1449086400</text:p>
          </table:table-cell>
          <table:table-cell table:style-name="ce6" office:value-type="string" calcext:value-type="string">
            <text:p>IFP143_46/1449086400</text:p>
          </table:table-cell>
          <table:table-cell table:style-name="ce6" office:value-type="string" calcext:value-type="string">
            <text:p>SS104_185/1449086400</text:p>
          </table:table-cell>
          <table:table-cell table:style-name="ce6" office:value-type="string" calcext:value-type="string">
            <text:p>IFP177_46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6" office:value-type="string" calcext:value-type="string">
            <text:p>IFP134_155/1449086400</text:p>
          </table:table-cell>
          <table:table-cell table:style-name="ce6" office:value-type="string" calcext:value-type="string">
            <text:p>IFP143_47/1449086400</text:p>
          </table:table-cell>
          <table:table-cell table:style-name="ce6" office:value-type="string" calcext:value-type="string">
            <text:p>SS104_186/1449086400</text:p>
          </table:table-cell>
          <table:table-cell table:style-name="ce6" office:value-type="string" calcext:value-type="string">
            <text:p>IFP177_47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6" office:value-type="string" calcext:value-type="string">
            <text:p>IFP134_156/1449086400</text:p>
          </table:table-cell>
          <table:table-cell table:style-name="ce6" office:value-type="string" calcext:value-type="string">
            <text:p>IFP143_48/1449086400</text:p>
          </table:table-cell>
          <table:table-cell table:style-name="ce6" office:value-type="string" calcext:value-type="string">
            <text:p>SS104_187/1449086400</text:p>
          </table:table-cell>
          <table:table-cell table:style-name="ce6" office:value-type="string" calcext:value-type="string">
            <text:p>IFP177_48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6" office:value-type="string" calcext:value-type="string">
            <text:p>IFP134_157/1449086400</text:p>
          </table:table-cell>
          <table:table-cell table:style-name="ce6" office:value-type="string" calcext:value-type="string">
            <text:p>IFP143_49/1449086400</text:p>
          </table:table-cell>
          <table:table-cell table:style-name="ce6" office:value-type="string" calcext:value-type="string">
            <text:p>SS104_188/1449086400</text:p>
          </table:table-cell>
          <table:table-cell table:style-name="ce6" office:value-type="string" calcext:value-type="string">
            <text:p>IFP177_49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6" office:value-type="string" calcext:value-type="string">
            <text:p>IFP134_158/1449086400</text:p>
          </table:table-cell>
          <table:table-cell table:style-name="ce6" office:value-type="string" calcext:value-type="string">
            <text:p>IFP143_50/1449086400</text:p>
          </table:table-cell>
          <table:table-cell table:style-name="ce6" office:value-type="string" calcext:value-type="string">
            <text:p>SS104_189/1449086400</text:p>
          </table:table-cell>
          <table:table-cell table:style-name="ce6" office:value-type="string" calcext:value-type="string">
            <text:p>IFP177_50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6" office:value-type="string" calcext:value-type="string">
            <text:p>IFP134_159/1449086400</text:p>
          </table:table-cell>
          <table:table-cell table:style-name="ce6" office:value-type="string" calcext:value-type="string">
            <text:p>IFP143_51/1449086400</text:p>
          </table:table-cell>
          <table:table-cell table:style-name="ce6" office:value-type="string" calcext:value-type="string">
            <text:p>SS104_190/1449086400</text:p>
          </table:table-cell>
          <table:table-cell table:style-name="ce6" office:value-type="string" calcext:value-type="string">
            <text:p>IFP177_51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6" office:value-type="string" calcext:value-type="string">
            <text:p>IFP134_160/1449086400</text:p>
          </table:table-cell>
          <table:table-cell table:style-name="ce6" office:value-type="string" calcext:value-type="string">
            <text:p>IFP143_52/1449086400</text:p>
          </table:table-cell>
          <table:table-cell table:style-name="ce6" office:value-type="string" calcext:value-type="string">
            <text:p>SS104_191/1449086400</text:p>
          </table:table-cell>
          <table:table-cell table:style-name="ce6" office:value-type="string" calcext:value-type="string">
            <text:p>IFP177_52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6" office:value-type="string" calcext:value-type="string">
            <text:p>IFP134_161/1449086400</text:p>
          </table:table-cell>
          <table:table-cell table:style-name="ce6" office:value-type="string" calcext:value-type="string">
            <text:p>IFP143_53/1449086400</text:p>
          </table:table-cell>
          <table:table-cell table:style-name="ce6" office:value-type="string" calcext:value-type="string">
            <text:p>SS104_192/1449086400</text:p>
          </table:table-cell>
          <table:table-cell table:style-name="ce6" office:value-type="string" calcext:value-type="string">
            <text:p>IFP177_53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6" office:value-type="string" calcext:value-type="string">
            <text:p>IFP134_162/1449086400</text:p>
          </table:table-cell>
          <table:table-cell table:style-name="ce6" office:value-type="string" calcext:value-type="string">
            <text:p>IFP143_54/1449086400</text:p>
          </table:table-cell>
          <table:table-cell table:style-name="ce6" office:value-type="string" calcext:value-type="string">
            <text:p>SS104_193/1449086400</text:p>
          </table:table-cell>
          <table:table-cell table:style-name="ce6" office:value-type="string" calcext:value-type="string">
            <text:p>IFP177_54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6" office:value-type="string" calcext:value-type="string">
            <text:p>IFP134_163/1449086400</text:p>
          </table:table-cell>
          <table:table-cell table:style-name="ce6" office:value-type="string" calcext:value-type="string">
            <text:p>IFP143_55/1449086400</text:p>
          </table:table-cell>
          <table:table-cell table:style-name="ce6" office:value-type="string" calcext:value-type="string">
            <text:p>SS104_194/1449086400</text:p>
          </table:table-cell>
          <table:table-cell table:style-name="ce6" office:value-type="string" calcext:value-type="string">
            <text:p>IFP177_55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6" office:value-type="string" calcext:value-type="string">
            <text:p>IFP134_164/1449086400</text:p>
          </table:table-cell>
          <table:table-cell table:style-name="ce6" office:value-type="string" calcext:value-type="string">
            <text:p>IFP143_56/1449086400</text:p>
          </table:table-cell>
          <table:table-cell table:style-name="ce6" office:value-type="string" calcext:value-type="string">
            <text:p>SS104_195/1449086400</text:p>
          </table:table-cell>
          <table:table-cell table:style-name="ce6" office:value-type="string" calcext:value-type="string">
            <text:p>IFP177_56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6" office:value-type="string" calcext:value-type="string">
            <text:p>IFP134_165/1449086400</text:p>
          </table:table-cell>
          <table:table-cell table:style-name="ce6" office:value-type="string" calcext:value-type="string">
            <text:p>IFP143_57/1449086400</text:p>
          </table:table-cell>
          <table:table-cell table:style-name="ce6" office:value-type="string" calcext:value-type="string">
            <text:p>SS104_196/1449086400</text:p>
          </table:table-cell>
          <table:table-cell table:style-name="ce6" office:value-type="string" calcext:value-type="string">
            <text:p>IFP177_57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6" office:value-type="string" calcext:value-type="string">
            <text:p>IFP134_166/1449086400</text:p>
          </table:table-cell>
          <table:table-cell table:style-name="ce6" office:value-type="string" calcext:value-type="string">
            <text:p>IFP143_58/1449086400</text:p>
          </table:table-cell>
          <table:table-cell table:style-name="ce6" office:value-type="string" calcext:value-type="string">
            <text:p>SS104_197/1449086400</text:p>
          </table:table-cell>
          <table:table-cell table:style-name="ce6" office:value-type="string" calcext:value-type="string">
            <text:p>IFP177_58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6" office:value-type="string" calcext:value-type="string">
            <text:p>IFP134_167/1449086400</text:p>
          </table:table-cell>
          <table:table-cell table:style-name="ce6" office:value-type="string" calcext:value-type="string">
            <text:p>IFP143_59/1449086400</text:p>
          </table:table-cell>
          <table:table-cell table:style-name="ce6" office:value-type="string" calcext:value-type="string">
            <text:p>SS104_198/1449086400</text:p>
          </table:table-cell>
          <table:table-cell table:style-name="ce6" office:value-type="string" calcext:value-type="string">
            <text:p>IFP177_59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6" office:value-type="string" calcext:value-type="string">
            <text:p>IFP134_168/1449086400</text:p>
          </table:table-cell>
          <table:table-cell table:style-name="ce6" office:value-type="string" calcext:value-type="string">
            <text:p>IFP143_60/1449086400</text:p>
          </table:table-cell>
          <table:table-cell table:style-name="ce6" office:value-type="string" calcext:value-type="string">
            <text:p>SS104_199/1449086400</text:p>
          </table:table-cell>
          <table:table-cell table:style-name="ce6" office:value-type="string" calcext:value-type="string">
            <text:p>IFP177_60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6" office:value-type="string" calcext:value-type="string">
            <text:p>IFP134_169/1449086400</text:p>
          </table:table-cell>
          <table:table-cell table:style-name="ce6" office:value-type="string" calcext:value-type="string">
            <text:p>IFP143_61/1449086400</text:p>
          </table:table-cell>
          <table:table-cell table:style-name="ce6" office:value-type="string" calcext:value-type="string">
            <text:p>SS104_200/1449086400</text:p>
          </table:table-cell>
          <table:table-cell table:style-name="ce6" office:value-type="string" calcext:value-type="string">
            <text:p>IFP177_61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6" office:value-type="string" calcext:value-type="string">
            <text:p>IFP134_170/1449086400</text:p>
          </table:table-cell>
          <table:table-cell table:style-name="ce6" office:value-type="string" calcext:value-type="string">
            <text:p>IFP143_62/1449086400</text:p>
          </table:table-cell>
          <table:table-cell table:style-name="ce6" office:value-type="string" calcext:value-type="string">
            <text:p>SS104_201/1449086400</text:p>
          </table:table-cell>
          <table:table-cell table:style-name="ce6" office:value-type="string" calcext:value-type="string">
            <text:p>IFP177_62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6" office:value-type="string" calcext:value-type="string">
            <text:p>IFP134_171/1449086400</text:p>
          </table:table-cell>
          <table:table-cell table:style-name="ce6" office:value-type="string" calcext:value-type="string">
            <text:p>IFP143_63/1449086400</text:p>
          </table:table-cell>
          <table:table-cell table:style-name="ce6" office:value-type="string" calcext:value-type="string">
            <text:p>SS104_202/1449086400</text:p>
          </table:table-cell>
          <table:table-cell table:style-name="ce6" office:value-type="string" calcext:value-type="string">
            <text:p>IFP177_63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6" office:value-type="string" calcext:value-type="string">
            <text:p>IFP134_172/1449086400</text:p>
          </table:table-cell>
          <table:table-cell table:style-name="ce6" office:value-type="string" calcext:value-type="string">
            <text:p>IFP143_64/1449086400</text:p>
          </table:table-cell>
          <table:table-cell table:style-name="ce6" office:value-type="string" calcext:value-type="string">
            <text:p>SS104_203/1449086400</text:p>
          </table:table-cell>
          <table:table-cell table:style-name="ce6" office:value-type="string" calcext:value-type="string">
            <text:p>IFP177_64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6" office:value-type="string" calcext:value-type="string">
            <text:p>IFP134_173/1449086400</text:p>
          </table:table-cell>
          <table:table-cell table:style-name="ce6" office:value-type="string" calcext:value-type="string">
            <text:p>IFP143_65/1449086400</text:p>
          </table:table-cell>
          <table:table-cell table:style-name="ce6" office:value-type="string" calcext:value-type="string">
            <text:p>SS104_204/1449086400</text:p>
          </table:table-cell>
          <table:table-cell table:style-name="ce6" office:value-type="string" calcext:value-type="string">
            <text:p>IFP177_65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6" office:value-type="string" calcext:value-type="string">
            <text:p>IFP134_174/1449086400</text:p>
          </table:table-cell>
          <table:table-cell table:style-name="ce6" office:value-type="string" calcext:value-type="string">
            <text:p>IFP143_66/1449086400</text:p>
          </table:table-cell>
          <table:table-cell table:style-name="ce6" office:value-type="string" calcext:value-type="string">
            <text:p>SS104_205/1449086400</text:p>
          </table:table-cell>
          <table:table-cell table:style-name="ce6" office:value-type="string" calcext:value-type="string">
            <text:p>IFP177_66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6" office:value-type="string" calcext:value-type="string">
            <text:p>IFP134_175/1449086400</text:p>
          </table:table-cell>
          <table:table-cell table:style-name="ce6" office:value-type="string" calcext:value-type="string">
            <text:p>IFP143_67/1449086400</text:p>
          </table:table-cell>
          <table:table-cell table:style-name="ce6" office:value-type="string" calcext:value-type="string">
            <text:p>SS104_206/1449086400</text:p>
          </table:table-cell>
          <table:table-cell table:style-name="ce6" office:value-type="string" calcext:value-type="string">
            <text:p>IFP177_67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6" office:value-type="string" calcext:value-type="string">
            <text:p>IFP134_176/1449086400</text:p>
          </table:table-cell>
          <table:table-cell table:style-name="ce6" office:value-type="string" calcext:value-type="string">
            <text:p>IFP143_68/1449086400</text:p>
          </table:table-cell>
          <table:table-cell table:style-name="ce6" office:value-type="string" calcext:value-type="string">
            <text:p>SS104_207/1449086400</text:p>
          </table:table-cell>
          <table:table-cell table:style-name="ce6" office:value-type="string" calcext:value-type="string">
            <text:p>IFP177_68/1449086400</text:p>
          </table:table-cell>
          <table:table-cell table:number-columns-repeated="101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6" office:value-type="string" calcext:value-type="string">
            <text:p>IFP134_177/1449086400</text:p>
          </table:table-cell>
          <table:table-cell table:style-name="ce6" office:value-type="string" calcext:value-type="string">
            <text:p>IFP143_69/1449086400</text:p>
          </table:table-cell>
          <table:table-cell table:style-name="ce6" office:value-type="string" calcext:value-type="string">
            <text:p>SS104_208/1449086400</text:p>
          </table:table-cell>
          <table:table-cell table:style-name="ce6" office:value-type="string" calcext:value-type="string">
            <text:p>IFP177_69/1449086400</text:p>
          </table:table-cell>
          <table:table-cell table:number-columns-repeated="1019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IFP134_178/1449086400</text:p>
          </table:table-cell>
          <table:table-cell table:style-name="ce6" office:value-type="string" calcext:value-type="string">
            <text:p>IFP143_70/1449086400</text:p>
          </table:table-cell>
          <table:table-cell table:style-name="ce6" office:value-type="string" calcext:value-type="string">
            <text:p>SS104_209/1449086400</text:p>
          </table:table-cell>
          <table:table-cell table:style-name="ce6" office:value-type="string" calcext:value-type="string">
            <text:p>IFP177_70/1449086400</text:p>
          </table:table-cell>
          <table:table-cell table:number-columns-repeated="1019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mpleTable" table:style-name="ta1" table:protected="true">
        <table:table-protection table:select-protected-cells="true" table:select-unprotected-cells="true"/>
        <table:table-column table:style-name="co15" table:default-cell-style-name="ce15"/>
        <table:table-column table:style-name="co16" table:default-cell-style-name="ce16"/>
        <table:table-column table:style-name="co17" table:default-cell-style-name="ce16"/>
        <table:table-column table:style-name="co16" table:number-columns-repeated="2" table:default-cell-style-name="ce16"/>
        <table:table-column table:style-name="co16" table:number-columns-repeated="5" table:default-cell-style-name="Default"/>
        <table:table-column table:style-name="co18" table:default-cell-style-name="Default"/>
        <table:table-column table:style-name="co16" table:default-cell-style-name="ce17"/>
        <table:table-column table:style-name="co16" table:number-columns-repeated="8" table:default-cell-style-name="Default"/>
        <table:table-column table:style-name="co18" table:default-cell-style-name="Default"/>
        <table:table-column table:style-name="co16" table:number-columns-repeated="9" table:default-cell-style-name="Default"/>
        <table:table-column table:style-name="co18" table:default-cell-style-name="Default"/>
        <table:table-column table:style-name="co16" table:number-columns-repeated="9" table:default-cell-style-name="Default"/>
        <table:table-column table:style-name="co18" table:default-cell-style-name="Default"/>
        <table:table-column table:style-name="co16" table:number-columns-repeated="9" table:default-cell-style-name="Default"/>
        <table:table-column table:style-name="co18" table:default-cell-style-name="Default"/>
        <table:table-column table:style-name="co16" table:number-columns-repeated="9" table:default-cell-style-name="Default"/>
        <table:table-column table:style-name="co18" table:default-cell-style-name="Default"/>
        <table:table-column table:style-name="co16" table:number-columns-repeated="9" table:default-cell-style-name="Default"/>
        <table:table-column table:style-name="co18" table:default-cell-style-name="Default"/>
        <table:table-column table:style-name="co19" table:number-columns-repeated="953" table:default-cell-style-name="Default"/>
        <table:table-row table:style-name="ro1">
          <table:table-cell office:value-type="string" calcext:value-type="string">
            <text:p>Y,X/Z</text:p>
          </table:table-cell>
          <table:table-cell table:style-name="ce15" office:value-type="string" calcext:value-type="string">
            <text:p>1,1</text:p>
          </table:table-cell>
          <table:table-cell table:style-name="ce15" office:value-type="string" calcext:value-type="string">
            <text:p>1,2</text:p>
          </table:table-cell>
          <table:table-cell table:style-name="ce15" office:value-type="string" calcext:value-type="string">
            <text:p>1,3</text:p>
          </table:table-cell>
          <table:table-cell table:style-name="ce15" office:value-type="string" calcext:value-type="string">
            <text:p>1,4</text:p>
          </table:table-cell>
          <table:table-cell table:style-name="ce15" office:value-type="string" calcext:value-type="string">
            <text:p>1,5</text:p>
          </table:table-cell>
          <table:table-cell table:style-name="ce15" office:value-type="string" calcext:value-type="string">
            <text:p>1,6</text:p>
          </table:table-cell>
          <table:table-cell table:style-name="ce15" office:value-type="string" calcext:value-type="string">
            <text:p>1,7</text:p>
          </table:table-cell>
          <table:table-cell table:style-name="ce15" office:value-type="string" calcext:value-type="string">
            <text:p>1,8</text:p>
          </table:table-cell>
          <table:table-cell table:style-name="ce15" office:value-type="string" calcext:value-type="string">
            <text:p>1,9</text:p>
          </table:table-cell>
          <table:table-cell table:style-name="ce15" office:value-type="string" calcext:value-type="string">
            <text:p>1,10</text:p>
          </table:table-cell>
          <table:table-cell table:style-name="ce15" office:value-type="string" calcext:value-type="string">
            <text:p>2,1</text:p>
          </table:table-cell>
          <table:table-cell table:style-name="ce15" office:value-type="string" calcext:value-type="string">
            <text:p>2,2</text:p>
          </table:table-cell>
          <table:table-cell table:style-name="ce15" office:value-type="string" calcext:value-type="string">
            <text:p>2,3</text:p>
          </table:table-cell>
          <table:table-cell table:style-name="ce15" office:value-type="string" calcext:value-type="string">
            <text:p>2,4</text:p>
          </table:table-cell>
          <table:table-cell table:style-name="ce15" office:value-type="string" calcext:value-type="string">
            <text:p>2,5</text:p>
          </table:table-cell>
          <table:table-cell table:style-name="ce15" office:value-type="string" calcext:value-type="string">
            <text:p>2,6</text:p>
          </table:table-cell>
          <table:table-cell table:style-name="ce15" office:value-type="string" calcext:value-type="string">
            <text:p>2,7</text:p>
          </table:table-cell>
          <table:table-cell table:style-name="ce15" office:value-type="string" calcext:value-type="string">
            <text:p>2,8</text:p>
          </table:table-cell>
          <table:table-cell table:style-name="ce15" office:value-type="string" calcext:value-type="string">
            <text:p>2,9</text:p>
          </table:table-cell>
          <table:table-cell table:style-name="ce15" office:value-type="string" calcext:value-type="string">
            <text:p>2,10</text:p>
          </table:table-cell>
          <table:table-cell table:style-name="ce15" office:value-type="string" calcext:value-type="string">
            <text:p>3,1</text:p>
          </table:table-cell>
          <table:table-cell table:style-name="ce15" office:value-type="string" calcext:value-type="string">
            <text:p>3,2</text:p>
          </table:table-cell>
          <table:table-cell table:style-name="ce15" office:value-type="string" calcext:value-type="string">
            <text:p>3,3</text:p>
          </table:table-cell>
          <table:table-cell table:style-name="ce15" office:value-type="string" calcext:value-type="string">
            <text:p>3,4</text:p>
          </table:table-cell>
          <table:table-cell table:style-name="ce15" office:value-type="string" calcext:value-type="string">
            <text:p>3,5</text:p>
          </table:table-cell>
          <table:table-cell table:style-name="ce15" office:value-type="string" calcext:value-type="string">
            <text:p>3,6</text:p>
          </table:table-cell>
          <table:table-cell table:style-name="ce15" office:value-type="string" calcext:value-type="string">
            <text:p>3,7</text:p>
          </table:table-cell>
          <table:table-cell table:style-name="ce15" office:value-type="string" calcext:value-type="string">
            <text:p>3,8</text:p>
          </table:table-cell>
          <table:table-cell table:style-name="ce15" office:value-type="string" calcext:value-type="string">
            <text:p>3,9</text:p>
          </table:table-cell>
          <table:table-cell table:style-name="ce15" office:value-type="string" calcext:value-type="string">
            <text:p>3,10</text:p>
          </table:table-cell>
          <table:table-cell table:style-name="ce15" office:value-type="string" calcext:value-type="string">
            <text:p>4,1</text:p>
          </table:table-cell>
          <table:table-cell table:style-name="ce15" office:value-type="string" calcext:value-type="string">
            <text:p>4,2</text:p>
          </table:table-cell>
          <table:table-cell table:style-name="ce15" office:value-type="string" calcext:value-type="string">
            <text:p>4,3</text:p>
          </table:table-cell>
          <table:table-cell table:style-name="ce15" office:value-type="string" calcext:value-type="string">
            <text:p>4,4</text:p>
          </table:table-cell>
          <table:table-cell table:style-name="ce15" office:value-type="string" calcext:value-type="string">
            <text:p>4,5</text:p>
          </table:table-cell>
          <table:table-cell table:style-name="ce15" office:value-type="string" calcext:value-type="string">
            <text:p>4,6</text:p>
          </table:table-cell>
          <table:table-cell table:style-name="ce15" office:value-type="string" calcext:value-type="string">
            <text:p>4,7</text:p>
          </table:table-cell>
          <table:table-cell table:style-name="ce15" office:value-type="string" calcext:value-type="string">
            <text:p>4,8</text:p>
          </table:table-cell>
          <table:table-cell table:style-name="ce15" office:value-type="string" calcext:value-type="string">
            <text:p>4,9</text:p>
          </table:table-cell>
          <table:table-cell table:style-name="ce15" office:value-type="string" calcext:value-type="string">
            <text:p>4,10</text:p>
          </table:table-cell>
          <table:table-cell table:style-name="ce15" office:value-type="string" calcext:value-type="string">
            <text:p>5,1</text:p>
          </table:table-cell>
          <table:table-cell table:style-name="ce15" office:value-type="string" calcext:value-type="string">
            <text:p>5,2</text:p>
          </table:table-cell>
          <table:table-cell table:style-name="ce15" office:value-type="string" calcext:value-type="string">
            <text:p>5,3</text:p>
          </table:table-cell>
          <table:table-cell table:style-name="ce15" office:value-type="string" calcext:value-type="string">
            <text:p>5,4</text:p>
          </table:table-cell>
          <table:table-cell table:style-name="ce15" office:value-type="string" calcext:value-type="string">
            <text:p>5,5</text:p>
          </table:table-cell>
          <table:table-cell table:style-name="ce15" office:value-type="string" calcext:value-type="string">
            <text:p>5,6</text:p>
          </table:table-cell>
          <table:table-cell table:style-name="ce15" office:value-type="string" calcext:value-type="string">
            <text:p>5,7</text:p>
          </table:table-cell>
          <table:table-cell table:style-name="ce15" office:value-type="string" calcext:value-type="string">
            <text:p>5,8</text:p>
          </table:table-cell>
          <table:table-cell table:style-name="ce15" office:value-type="string" calcext:value-type="string">
            <text:p>5,9</text:p>
          </table:table-cell>
          <table:table-cell table:style-name="ce15" office:value-type="string" calcext:value-type="string">
            <text:p>5,10</text:p>
          </table:table-cell>
          <table:table-cell table:style-name="ce15" office:value-type="string" calcext:value-type="string">
            <text:p>6,1</text:p>
          </table:table-cell>
          <table:table-cell table:style-name="ce15" office:value-type="string" calcext:value-type="string">
            <text:p>6,2</text:p>
          </table:table-cell>
          <table:table-cell table:style-name="ce15" office:value-type="string" calcext:value-type="string">
            <text:p>6,3</text:p>
          </table:table-cell>
          <table:table-cell table:style-name="ce15" office:value-type="string" calcext:value-type="string">
            <text:p>6,4</text:p>
          </table:table-cell>
          <table:table-cell table:style-name="ce15" office:value-type="string" calcext:value-type="string">
            <text:p>6,5</text:p>
          </table:table-cell>
          <table:table-cell table:style-name="ce15" office:value-type="string" calcext:value-type="string">
            <text:p>6,6</text:p>
          </table:table-cell>
          <table:table-cell table:style-name="ce15" office:value-type="string" calcext:value-type="string">
            <text:p>6,7</text:p>
          </table:table-cell>
          <table:table-cell table:style-name="ce15" office:value-type="string" calcext:value-type="string">
            <text:p>6,8</text:p>
          </table:table-cell>
          <table:table-cell table:style-name="ce15" office:value-type="string" calcext:value-type="string">
            <text:p>6,9</text:p>
          </table:table-cell>
          <table:table-cell table:style-name="ce15" office:value-type="string" calcext:value-type="string">
            <text:p>6,10</text:p>
          </table:table-cell>
          <table:table-cell table:style-name="ce15" office:value-type="string" calcext:value-type="string">
            <text:p>7,1</text:p>
          </table:table-cell>
          <table:table-cell table:style-name="ce15" office:value-type="string" calcext:value-type="string">
            <text:p>7,2</text:p>
          </table:table-cell>
          <table:table-cell table:style-name="ce15" office:value-type="string" calcext:value-type="string">
            <text:p>7,3</text:p>
          </table:table-cell>
          <table:table-cell table:style-name="ce15" office:value-type="string" calcext:value-type="string">
            <text:p>7,4</text:p>
          </table:table-cell>
          <table:table-cell table:style-name="ce15" office:value-type="string" calcext:value-type="string">
            <text:p>7,5</text:p>
          </table:table-cell>
          <table:table-cell table:style-name="ce15" office:value-type="string" calcext:value-type="string">
            <text:p>7,6</text:p>
          </table:table-cell>
          <table:table-cell table:style-name="ce15" office:value-type="string" calcext:value-type="string">
            <text:p>7,7</text:p>
          </table:table-cell>
          <table:table-cell table:style-name="ce15" office:value-type="string" calcext:value-type="string">
            <text:p>7,8</text:p>
          </table:table-cell>
          <table:table-cell table:style-name="ce15" office:value-type="string" calcext:value-type="string">
            <text:p>7,9</text:p>
          </table:table-cell>
          <table:table-cell table:style-name="ce15" office:value-type="string" calcext:value-type="string">
            <text:p>7,10</text:p>
          </table:table-cell>
          <table:table-cell table:style-name="ce15" table:number-columns-repeated="95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'data entry'.B2]" office:value-type="string" office:string-value="IFP134_109/1449086400" calcext:value-type="string">
            <text:p>IFP134_109/1449086400</text:p>
          </table:table-cell>
          <table:table-cell table:formula="of:=['data entry'.B6]" office:value-type="string" office:string-value="IFP134_113/1449086400" calcext:value-type="string">
            <text:p>IFP134_113/1449086400</text:p>
          </table:table-cell>
          <table:table-cell table:formula="of:=['data entry'.B10]" office:value-type="string" office:string-value="IFP134_117/1449086400" calcext:value-type="string">
            <text:p>IFP134_117/1449086400</text:p>
          </table:table-cell>
          <table:table-cell table:formula="of:=['data entry'.B14]" office:value-type="string" office:string-value="IFP134_121/1449086400" calcext:value-type="string">
            <text:p>IFP134_121/1449086400</text:p>
          </table:table-cell>
          <table:table-cell table:formula="of:=['data entry'.B18]" office:value-type="string" office:string-value="IFP134_125/1449086400" calcext:value-type="string">
            <text:p>IFP134_125/1449086400</text:p>
          </table:table-cell>
          <table:table-cell table:formula="of:=['data entry'.B22]" office:value-type="string" office:string-value="IFP134_129/1449086400" calcext:value-type="string">
            <text:p>IFP134_129/1449086400</text:p>
          </table:table-cell>
          <table:table-cell table:formula="of:=['data entry'.B26]" office:value-type="string" office:string-value="IFP134_133/1449086400" calcext:value-type="string">
            <text:p>IFP134_133/1449086400</text:p>
          </table:table-cell>
          <table:table-cell table:formula="of:=['data entry'.B30]" office:value-type="string" office:string-value="IFP134_137/1449086400" calcext:value-type="string">
            <text:p>IFP134_137/1449086400</text:p>
          </table:table-cell>
          <table:table-cell table:formula="of:=['data entry'.B34]" office:value-type="string" office:string-value="IFP134_141/1449086400" calcext:value-type="string">
            <text:p>IFP134_141/1449086400</text:p>
          </table:table-cell>
          <table:table-cell table:formula="of:=['data entry'.B38]" office:value-type="string" office:string-value="IFP134_145/1449086400" calcext:value-type="string">
            <text:p>IFP134_145/1449086400</text:p>
          </table:table-cell>
          <table:table-cell table:formula="of:=['data entry'.B42]" office:value-type="string" office:string-value="IFP134_149/1449086400" calcext:value-type="string">
            <text:p>IFP134_149/1449086400</text:p>
          </table:table-cell>
          <table:table-cell table:formula="of:=['data entry'.B46]" office:value-type="string" office:string-value="IFP134_153/1449086400" calcext:value-type="string">
            <text:p>IFP134_153/1449086400</text:p>
          </table:table-cell>
          <table:table-cell table:formula="of:=['data entry'.B50]" office:value-type="string" office:string-value="IFP134_157/1449086400" calcext:value-type="string">
            <text:p>IFP134_157/1449086400</text:p>
          </table:table-cell>
          <table:table-cell table:formula="of:=['data entry'.B54]" office:value-type="string" office:string-value="IFP134_161/1449086400" calcext:value-type="string">
            <text:p>IFP134_161/1449086400</text:p>
          </table:table-cell>
          <table:table-cell table:formula="of:=['data entry'.B58]" office:value-type="string" office:string-value="IFP134_165/1449086400" calcext:value-type="string">
            <text:p>IFP134_165/1449086400</text:p>
          </table:table-cell>
          <table:table-cell table:formula="of:=['data entry'.B62]" office:value-type="string" office:string-value="IFP134_169/1449086400" calcext:value-type="string">
            <text:p>IFP134_169/1449086400</text:p>
          </table:table-cell>
          <table:table-cell table:formula="of:=['data entry'.B66]" office:value-type="string" office:string-value="IFP134_173/1449086400" calcext:value-type="string">
            <text:p>IFP134_173/1449086400</text:p>
          </table:table-cell>
          <table:table-cell table:formula="of:=['data entry'.B70]" office:value-type="string" office:string-value="IFP134_177/1449086400" calcext:value-type="string">
            <text:p>IFP134_177/1449086400</text:p>
          </table:table-cell>
          <table:table-cell table:formula="of:=['data entry'.C4]" office:value-type="string" office:string-value="IFP143_3/1449086400" calcext:value-type="string">
            <text:p>IFP143_3/1449086400</text:p>
          </table:table-cell>
          <table:table-cell table:formula="of:=['data entry'.C8]" office:value-type="string" office:string-value="IFP143_7/1449086400" calcext:value-type="string">
            <text:p>IFP143_7/1449086400</text:p>
          </table:table-cell>
          <table:table-cell table:formula="of:=['data entry'.C12]" office:value-type="string" office:string-value="IFP143_11/1449086400" calcext:value-type="string">
            <text:p>IFP143_11/1449086400</text:p>
          </table:table-cell>
          <table:table-cell table:formula="of:=['data entry'.C16]" office:value-type="string" office:string-value="IFP143_15/1449086400" calcext:value-type="string">
            <text:p>IFP143_15/1449086400</text:p>
          </table:table-cell>
          <table:table-cell table:formula="of:=['data entry'.C20]" office:value-type="string" office:string-value="IFP143_19/1449086400" calcext:value-type="string">
            <text:p>IFP143_19/1449086400</text:p>
          </table:table-cell>
          <table:table-cell table:formula="of:=['data entry'.C24]" office:value-type="string" office:string-value="IFP143_23/1449086400" calcext:value-type="string">
            <text:p>IFP143_23/1449086400</text:p>
          </table:table-cell>
          <table:table-cell table:formula="of:=['data entry'.C28]" office:value-type="string" office:string-value="IFP143_27/1449086400" calcext:value-type="string">
            <text:p>IFP143_27/1449086400</text:p>
          </table:table-cell>
          <table:table-cell table:formula="of:=['data entry'.C32]" office:value-type="string" office:string-value="IFP143_31/1449086400" calcext:value-type="string">
            <text:p>IFP143_31/1449086400</text:p>
          </table:table-cell>
          <table:table-cell table:formula="of:=['data entry'.C36]" office:value-type="string" office:string-value="IFP143_35/1449086400" calcext:value-type="string">
            <text:p>IFP143_35/1449086400</text:p>
          </table:table-cell>
          <table:table-cell table:formula="of:=['data entry'.C40]" office:value-type="string" office:string-value="IFP143_39/1449086400" calcext:value-type="string">
            <text:p>IFP143_39/1449086400</text:p>
          </table:table-cell>
          <table:table-cell table:formula="of:=['data entry'.C44]" office:value-type="string" office:string-value="IFP143_43/1449086400" calcext:value-type="string">
            <text:p>IFP143_43/1449086400</text:p>
          </table:table-cell>
          <table:table-cell table:formula="of:=['data entry'.C48]" office:value-type="string" office:string-value="IFP143_47/1449086400" calcext:value-type="string">
            <text:p>IFP143_47/1449086400</text:p>
          </table:table-cell>
          <table:table-cell table:formula="of:=['data entry'.C52]" office:value-type="string" office:string-value="IFP143_51/1449086400" calcext:value-type="string">
            <text:p>IFP143_51/1449086400</text:p>
          </table:table-cell>
          <table:table-cell table:formula="of:=['data entry'.C56]" office:value-type="string" office:string-value="IFP143_55/1449086400" calcext:value-type="string">
            <text:p>IFP143_55/1449086400</text:p>
          </table:table-cell>
          <table:table-cell table:formula="of:=['data entry'.C60]" office:value-type="string" office:string-value="IFP143_59/1449086400" calcext:value-type="string">
            <text:p>IFP143_59/1449086400</text:p>
          </table:table-cell>
          <table:table-cell table:formula="of:=['data entry'.C64]" office:value-type="string" office:string-value="IFP143_63/1449086400" calcext:value-type="string">
            <text:p>IFP143_63/1449086400</text:p>
          </table:table-cell>
          <table:table-cell table:formula="of:=['data entry'.C68]" office:value-type="string" office:string-value="IFP143_67/1449086400" calcext:value-type="string">
            <text:p>IFP143_67/1449086400</text:p>
          </table:table-cell>
          <table:table-cell table:formula="of:=['data entry'.D2]" office:value-type="string" office:string-value="SS104_140/1449086400" calcext:value-type="string">
            <text:p>SS104_140/1449086400</text:p>
          </table:table-cell>
          <table:table-cell table:formula="of:=['data entry'.D6]" office:value-type="string" office:string-value="SS104_144/1449086400" calcext:value-type="string">
            <text:p>SS104_144/1449086400</text:p>
          </table:table-cell>
          <table:table-cell table:formula="of:=['data entry'.D10]" office:value-type="string" office:string-value="SS104_148/1449086400" calcext:value-type="string">
            <text:p>SS104_148/1449086400</text:p>
          </table:table-cell>
          <table:table-cell table:formula="of:=['data entry'.D14]" office:value-type="string" office:string-value="SS104_152/1449086400" calcext:value-type="string">
            <text:p>SS104_152/1449086400</text:p>
          </table:table-cell>
          <table:table-cell table:formula="of:=['data entry'.D18]" office:value-type="string" office:string-value="SS104_156/1449086400" calcext:value-type="string">
            <text:p>SS104_156/1449086400</text:p>
          </table:table-cell>
          <table:table-cell table:formula="of:=['data entry'.D22]" office:value-type="string" office:string-value="SS104_160/1449086400" calcext:value-type="string">
            <text:p>SS104_160/1449086400</text:p>
          </table:table-cell>
          <table:table-cell table:formula="of:=['data entry'.D26]" office:value-type="string" office:string-value="SS104_164/1449086400" calcext:value-type="string">
            <text:p>SS104_164/1449086400</text:p>
          </table:table-cell>
          <table:table-cell table:formula="of:=['data entry'.D30]" office:value-type="string" office:string-value="SS104_168/1449086400" calcext:value-type="string">
            <text:p>SS104_168/1449086400</text:p>
          </table:table-cell>
          <table:table-cell table:formula="of:=['data entry'.D34]" office:value-type="string" office:string-value="SS104_172/1449086400" calcext:value-type="string">
            <text:p>SS104_172/1449086400</text:p>
          </table:table-cell>
          <table:table-cell table:formula="of:=['data entry'.D38]" office:value-type="string" office:string-value="SS104_176/1449086400" calcext:value-type="string">
            <text:p>SS104_176/1449086400</text:p>
          </table:table-cell>
          <table:table-cell table:formula="of:=['data entry'.D42]" office:value-type="string" office:string-value="SS104_180/1449086400" calcext:value-type="string">
            <text:p>SS104_180/1449086400</text:p>
          </table:table-cell>
          <table:table-cell table:formula="of:=['data entry'.D46]" office:value-type="string" office:string-value="SS104_184/1449086400" calcext:value-type="string">
            <text:p>SS104_184/1449086400</text:p>
          </table:table-cell>
          <table:table-cell table:formula="of:=['data entry'.D50]" office:value-type="string" office:string-value="SS104_188/1449086400" calcext:value-type="string">
            <text:p>SS104_188/1449086400</text:p>
          </table:table-cell>
          <table:table-cell table:formula="of:=['data entry'.D54]" office:value-type="string" office:string-value="SS104_192/1449086400" calcext:value-type="string">
            <text:p>SS104_192/1449086400</text:p>
          </table:table-cell>
          <table:table-cell table:formula="of:=['data entry'.D58]" office:value-type="string" office:string-value="SS104_196/1449086400" calcext:value-type="string">
            <text:p>SS104_196/1449086400</text:p>
          </table:table-cell>
          <table:table-cell table:formula="of:=['data entry'.D62]" office:value-type="string" office:string-value="SS104_200/1449086400" calcext:value-type="string">
            <text:p>SS104_200/1449086400</text:p>
          </table:table-cell>
          <table:table-cell table:formula="of:=['data entry'.D66]" office:value-type="string" office:string-value="SS104_204/1449086400" calcext:value-type="string">
            <text:p>SS104_204/1449086400</text:p>
          </table:table-cell>
          <table:table-cell table:formula="of:=['data entry'.D70]" office:value-type="string" office:string-value="SS104_208/1449086400" calcext:value-type="string">
            <text:p>SS104_208/1449086400</text:p>
          </table:table-cell>
          <table:table-cell table:formula="of:=['data entry'.E4]" office:value-type="string" office:string-value="IFP177_3/1449086400" calcext:value-type="string">
            <text:p>IFP177_3/1449086400</text:p>
          </table:table-cell>
          <table:table-cell table:formula="of:=['data entry'.E8]" office:value-type="string" office:string-value="IFP177_7/1449086400" calcext:value-type="string">
            <text:p>IFP177_7/1449086400</text:p>
          </table:table-cell>
          <table:table-cell table:formula="of:=['data entry'.E12]" office:value-type="string" office:string-value="IFP177_11/1449086400" calcext:value-type="string">
            <text:p>IFP177_11/1449086400</text:p>
          </table:table-cell>
          <table:table-cell table:formula="of:=['data entry'.E16]" office:value-type="string" office:string-value="IFP177_15/1449086400" calcext:value-type="string">
            <text:p>IFP177_15/1449086400</text:p>
          </table:table-cell>
          <table:table-cell table:formula="of:=['data entry'.E20]" office:value-type="string" office:string-value="IFP177_19/1449086400" calcext:value-type="string">
            <text:p>IFP177_19/1449086400</text:p>
          </table:table-cell>
          <table:table-cell table:formula="of:=['data entry'.E24]" office:value-type="string" office:string-value="IFP177_23/1449086400" calcext:value-type="string">
            <text:p>IFP177_23/1449086400</text:p>
          </table:table-cell>
          <table:table-cell table:formula="of:=['data entry'.E28]" office:value-type="string" office:string-value="IFP177_27/1449086400" calcext:value-type="string">
            <text:p>IFP177_27/1449086400</text:p>
          </table:table-cell>
          <table:table-cell table:formula="of:=['data entry'.E32]" office:value-type="string" office:string-value="IFP177_31/1449086400" calcext:value-type="string">
            <text:p>IFP177_31/1449086400</text:p>
          </table:table-cell>
          <table:table-cell table:formula="of:=['data entry'.E36]" office:value-type="string" office:string-value="IFP177_35/1449086400" calcext:value-type="string">
            <text:p>IFP177_35/1449086400</text:p>
          </table:table-cell>
          <table:table-cell table:formula="of:=['data entry'.E40]" office:value-type="string" office:string-value="IFP177_39/1449086400" calcext:value-type="string">
            <text:p>IFP177_39/1449086400</text:p>
          </table:table-cell>
          <table:table-cell table:formula="of:=['data entry'.E44]" office:value-type="string" office:string-value="IFP177_43/1449086400" calcext:value-type="string">
            <text:p>IFP177_43/1449086400</text:p>
          </table:table-cell>
          <table:table-cell table:formula="of:=['data entry'.E48]" office:value-type="string" office:string-value="IFP177_47/1449086400" calcext:value-type="string">
            <text:p>IFP177_47/1449086400</text:p>
          </table:table-cell>
          <table:table-cell table:formula="of:=['data entry'.E52]" office:value-type="string" office:string-value="IFP177_51/1449086400" calcext:value-type="string">
            <text:p>IFP177_51/1449086400</text:p>
          </table:table-cell>
          <table:table-cell table:formula="of:=['data entry'.E56]" office:value-type="string" office:string-value="IFP177_55/1449086400" calcext:value-type="string">
            <text:p>IFP177_55/1449086400</text:p>
          </table:table-cell>
          <table:table-cell table:formula="of:=['data entry'.E60]" office:value-type="string" office:string-value="IFP177_59/1449086400" calcext:value-type="string">
            <text:p>IFP177_59/1449086400</text:p>
          </table:table-cell>
          <table:table-cell table:formula="of:=['data entry'.E64]" office:value-type="string" office:string-value="IFP177_63/1449086400" calcext:value-type="string">
            <text:p>IFP177_63/1449086400</text:p>
          </table:table-cell>
          <table:table-cell table:formula="of:=['data entry'.E68]" office:value-type="string" office:string-value="IFP177_67/1449086400" calcext:value-type="string">
            <text:p>IFP177_67/1449086400</text:p>
          </table:table-cell>
          <table:table-cell table:number-columns-repeated="95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'data entry'.B3]" office:value-type="string" office:string-value="IFP134_110/1449086400" calcext:value-type="string">
            <text:p>IFP134_110/1449086400</text:p>
          </table:table-cell>
          <table:table-cell table:formula="of:=['data entry'.B7]" office:value-type="string" office:string-value="IFP134_114/1449086400" calcext:value-type="string">
            <text:p>IFP134_114/1449086400</text:p>
          </table:table-cell>
          <table:table-cell table:formula="of:=['data entry'.B11]" office:value-type="string" office:string-value="IFP134_118/1449086400" calcext:value-type="string">
            <text:p>IFP134_118/1449086400</text:p>
          </table:table-cell>
          <table:table-cell table:formula="of:=['data entry'.B15]" office:value-type="string" office:string-value="IFP134_122/1449086400" calcext:value-type="string">
            <text:p>IFP134_122/1449086400</text:p>
          </table:table-cell>
          <table:table-cell table:formula="of:=['data entry'.B19]" office:value-type="string" office:string-value="IFP134_126/1449086400" calcext:value-type="string">
            <text:p>IFP134_126/1449086400</text:p>
          </table:table-cell>
          <table:table-cell table:formula="of:=['data entry'.B23]" office:value-type="string" office:string-value="IFP134_130/1449086400" calcext:value-type="string">
            <text:p>IFP134_130/1449086400</text:p>
          </table:table-cell>
          <table:table-cell table:formula="of:=['data entry'.B27]" office:value-type="string" office:string-value="IFP134_134/1449086400" calcext:value-type="string">
            <text:p>IFP134_134/1449086400</text:p>
          </table:table-cell>
          <table:table-cell table:formula="of:=['data entry'.B31]" office:value-type="string" office:string-value="IFP134_138/1449086400" calcext:value-type="string">
            <text:p>IFP134_138/1449086400</text:p>
          </table:table-cell>
          <table:table-cell table:formula="of:=['data entry'.B35]" office:value-type="string" office:string-value="IFP134_142/1449086400" calcext:value-type="string">
            <text:p>IFP134_142/1449086400</text:p>
          </table:table-cell>
          <table:table-cell table:formula="of:=['data entry'.B39]" office:value-type="string" office:string-value="IFP134_146/1449086400" calcext:value-type="string">
            <text:p>IFP134_146/1449086400</text:p>
          </table:table-cell>
          <table:table-cell table:formula="of:=['data entry'.B43]" office:value-type="string" office:string-value="IFP134_150/1449086400" calcext:value-type="string">
            <text:p>IFP134_150/1449086400</text:p>
          </table:table-cell>
          <table:table-cell table:formula="of:=['data entry'.B47]" office:value-type="string" office:string-value="IFP134_154/1449086400" calcext:value-type="string">
            <text:p>IFP134_154/1449086400</text:p>
          </table:table-cell>
          <table:table-cell table:formula="of:=['data entry'.B51]" office:value-type="string" office:string-value="IFP134_158/1449086400" calcext:value-type="string">
            <text:p>IFP134_158/1449086400</text:p>
          </table:table-cell>
          <table:table-cell table:formula="of:=['data entry'.B55]" office:value-type="string" office:string-value="IFP134_162/1449086400" calcext:value-type="string">
            <text:p>IFP134_162/1449086400</text:p>
          </table:table-cell>
          <table:table-cell table:formula="of:=['data entry'.B59]" office:value-type="string" office:string-value="IFP134_166/1449086400" calcext:value-type="string">
            <text:p>IFP134_166/1449086400</text:p>
          </table:table-cell>
          <table:table-cell table:formula="of:=['data entry'.B63]" office:value-type="string" office:string-value="IFP134_170/1449086400" calcext:value-type="string">
            <text:p>IFP134_170/1449086400</text:p>
          </table:table-cell>
          <table:table-cell table:formula="of:=['data entry'.B67]" office:value-type="string" office:string-value="IFP134_174/1449086400" calcext:value-type="string">
            <text:p>IFP134_174/1449086400</text:p>
          </table:table-cell>
          <table:table-cell table:formula="of:=['data entry'.B71]" office:value-type="string" office:string-value="IFP134_178/1449086400" calcext:value-type="string">
            <text:p>IFP134_178/1449086400</text:p>
          </table:table-cell>
          <table:table-cell table:formula="of:=['data entry'.C5]" office:value-type="string" office:string-value="IFP143_4/1449086400" calcext:value-type="string">
            <text:p>IFP143_4/1449086400</text:p>
          </table:table-cell>
          <table:table-cell table:formula="of:=['data entry'.C9]" office:value-type="string" office:string-value="IFP143_8/1449086400" calcext:value-type="string">
            <text:p>IFP143_8/1449086400</text:p>
          </table:table-cell>
          <table:table-cell table:formula="of:=['data entry'.C13]" office:value-type="string" office:string-value="IFP143_12/1449086400" calcext:value-type="string">
            <text:p>IFP143_12/1449086400</text:p>
          </table:table-cell>
          <table:table-cell table:formula="of:=['data entry'.C17]" office:value-type="string" office:string-value="IFP143_16/1449086400" calcext:value-type="string">
            <text:p>IFP143_16/1449086400</text:p>
          </table:table-cell>
          <table:table-cell table:formula="of:=['data entry'.C21]" office:value-type="string" office:string-value="IFP143_20/1449086400" calcext:value-type="string">
            <text:p>IFP143_20/1449086400</text:p>
          </table:table-cell>
          <table:table-cell table:formula="of:=['data entry'.C25]" office:value-type="string" office:string-value="IFP143_24/1449086400" calcext:value-type="string">
            <text:p>IFP143_24/1449086400</text:p>
          </table:table-cell>
          <table:table-cell table:formula="of:=['data entry'.C29]" office:value-type="string" office:string-value="IFP143_28/1449086400" calcext:value-type="string">
            <text:p>IFP143_28/1449086400</text:p>
          </table:table-cell>
          <table:table-cell table:formula="of:=['data entry'.C33]" office:value-type="string" office:string-value="IFP143_32/1449086400" calcext:value-type="string">
            <text:p>IFP143_32/1449086400</text:p>
          </table:table-cell>
          <table:table-cell table:formula="of:=['data entry'.C37]" office:value-type="string" office:string-value="IFP143_36/1449086400" calcext:value-type="string">
            <text:p>IFP143_36/1449086400</text:p>
          </table:table-cell>
          <table:table-cell table:formula="of:=['data entry'.C41]" office:value-type="string" office:string-value="IFP143_40/1449086400" calcext:value-type="string">
            <text:p>IFP143_40/1449086400</text:p>
          </table:table-cell>
          <table:table-cell table:formula="of:=['data entry'.C45]" office:value-type="string" office:string-value="IFP143_44/1449086400" calcext:value-type="string">
            <text:p>IFP143_44/1449086400</text:p>
          </table:table-cell>
          <table:table-cell table:formula="of:=['data entry'.C49]" office:value-type="string" office:string-value="IFP143_48/1449086400" calcext:value-type="string">
            <text:p>IFP143_48/1449086400</text:p>
          </table:table-cell>
          <table:table-cell table:formula="of:=['data entry'.C53]" office:value-type="string" office:string-value="IFP143_52/1449086400" calcext:value-type="string">
            <text:p>IFP143_52/1449086400</text:p>
          </table:table-cell>
          <table:table-cell table:formula="of:=['data entry'.C57]" office:value-type="string" office:string-value="IFP143_56/1449086400" calcext:value-type="string">
            <text:p>IFP143_56/1449086400</text:p>
          </table:table-cell>
          <table:table-cell table:formula="of:=['data entry'.C61]" office:value-type="string" office:string-value="IFP143_60/1449086400" calcext:value-type="string">
            <text:p>IFP143_60/1449086400</text:p>
          </table:table-cell>
          <table:table-cell table:formula="of:=['data entry'.C65]" office:value-type="string" office:string-value="IFP143_64/1449086400" calcext:value-type="string">
            <text:p>IFP143_64/1449086400</text:p>
          </table:table-cell>
          <table:table-cell table:formula="of:=['data entry'.C69]" office:value-type="string" office:string-value="IFP143_68/1449086400" calcext:value-type="string">
            <text:p>IFP143_68/1449086400</text:p>
          </table:table-cell>
          <table:table-cell table:formula="of:=['data entry'.D3]" office:value-type="string" office:string-value="SS104_141/1449086400" calcext:value-type="string">
            <text:p>SS104_141/1449086400</text:p>
          </table:table-cell>
          <table:table-cell table:formula="of:=['data entry'.D7]" office:value-type="string" office:string-value="SS104_145/1449086400" calcext:value-type="string">
            <text:p>SS104_145/1449086400</text:p>
          </table:table-cell>
          <table:table-cell table:formula="of:=['data entry'.D11]" office:value-type="string" office:string-value="SS104_149/1449086400" calcext:value-type="string">
            <text:p>SS104_149/1449086400</text:p>
          </table:table-cell>
          <table:table-cell table:formula="of:=['data entry'.D15]" office:value-type="string" office:string-value="SS104_153/1449086400" calcext:value-type="string">
            <text:p>SS104_153/1449086400</text:p>
          </table:table-cell>
          <table:table-cell table:formula="of:=['data entry'.D19]" office:value-type="string" office:string-value="SS104_157/1449086400" calcext:value-type="string">
            <text:p>SS104_157/1449086400</text:p>
          </table:table-cell>
          <table:table-cell table:formula="of:=['data entry'.D23]" office:value-type="string" office:string-value="SS104_161/1449086400" calcext:value-type="string">
            <text:p>SS104_161/1449086400</text:p>
          </table:table-cell>
          <table:table-cell table:formula="of:=['data entry'.D27]" office:value-type="string" office:string-value="SS104_165/1449086400" calcext:value-type="string">
            <text:p>SS104_165/1449086400</text:p>
          </table:table-cell>
          <table:table-cell table:formula="of:=['data entry'.D31]" office:value-type="string" office:string-value="SS104_169/1449086400" calcext:value-type="string">
            <text:p>SS104_169/1449086400</text:p>
          </table:table-cell>
          <table:table-cell table:formula="of:=['data entry'.D35]" office:value-type="string" office:string-value="SS104_173/1449086400" calcext:value-type="string">
            <text:p>SS104_173/1449086400</text:p>
          </table:table-cell>
          <table:table-cell table:formula="of:=['data entry'.D39]" office:value-type="string" office:string-value="SS104_177/1449086400" calcext:value-type="string">
            <text:p>SS104_177/1449086400</text:p>
          </table:table-cell>
          <table:table-cell table:formula="of:=['data entry'.D43]" office:value-type="string" office:string-value="SS104_181/1449086400" calcext:value-type="string">
            <text:p>SS104_181/1449086400</text:p>
          </table:table-cell>
          <table:table-cell table:formula="of:=['data entry'.D47]" office:value-type="string" office:string-value="SS104_185/1449086400" calcext:value-type="string">
            <text:p>SS104_185/1449086400</text:p>
          </table:table-cell>
          <table:table-cell table:formula="of:=['data entry'.D51]" office:value-type="string" office:string-value="SS104_189/1449086400" calcext:value-type="string">
            <text:p>SS104_189/1449086400</text:p>
          </table:table-cell>
          <table:table-cell table:formula="of:=['data entry'.D55]" office:value-type="string" office:string-value="SS104_193/1449086400" calcext:value-type="string">
            <text:p>SS104_193/1449086400</text:p>
          </table:table-cell>
          <table:table-cell table:formula="of:=['data entry'.D59]" office:value-type="string" office:string-value="SS104_197/1449086400" calcext:value-type="string">
            <text:p>SS104_197/1449086400</text:p>
          </table:table-cell>
          <table:table-cell table:formula="of:=['data entry'.D63]" office:value-type="string" office:string-value="SS104_201/1449086400" calcext:value-type="string">
            <text:p>SS104_201/1449086400</text:p>
          </table:table-cell>
          <table:table-cell table:formula="of:=['data entry'.D67]" office:value-type="string" office:string-value="SS104_205/1449086400" calcext:value-type="string">
            <text:p>SS104_205/1449086400</text:p>
          </table:table-cell>
          <table:table-cell table:formula="of:=['data entry'.D71]" office:value-type="string" office:string-value="SS104_209/1449086400" calcext:value-type="string">
            <text:p>SS104_209/1449086400</text:p>
          </table:table-cell>
          <table:table-cell table:formula="of:=['data entry'.E5]" office:value-type="string" office:string-value="IFP177_4/1449086400" calcext:value-type="string">
            <text:p>IFP177_4/1449086400</text:p>
          </table:table-cell>
          <table:table-cell table:formula="of:=['data entry'.E9]" office:value-type="string" office:string-value="IFP177_8/1449086400" calcext:value-type="string">
            <text:p>IFP177_8/1449086400</text:p>
          </table:table-cell>
          <table:table-cell table:formula="of:=['data entry'.E13]" office:value-type="string" office:string-value="IFP177_12/1449086400" calcext:value-type="string">
            <text:p>IFP177_12/1449086400</text:p>
          </table:table-cell>
          <table:table-cell table:formula="of:=['data entry'.E17]" office:value-type="string" office:string-value="IFP177_16/1449086400" calcext:value-type="string">
            <text:p>IFP177_16/1449086400</text:p>
          </table:table-cell>
          <table:table-cell table:formula="of:=['data entry'.E21]" office:value-type="string" office:string-value="IFP177_20/1449086400" calcext:value-type="string">
            <text:p>IFP177_20/1449086400</text:p>
          </table:table-cell>
          <table:table-cell table:formula="of:=['data entry'.E25]" office:value-type="string" office:string-value="IFP177_24/1449086400" calcext:value-type="string">
            <text:p>IFP177_24/1449086400</text:p>
          </table:table-cell>
          <table:table-cell table:formula="of:=['data entry'.E29]" office:value-type="string" office:string-value="IFP177_28/1449086400" calcext:value-type="string">
            <text:p>IFP177_28/1449086400</text:p>
          </table:table-cell>
          <table:table-cell table:formula="of:=['data entry'.E33]" office:value-type="string" office:string-value="IFP177_32/1449086400" calcext:value-type="string">
            <text:p>IFP177_32/1449086400</text:p>
          </table:table-cell>
          <table:table-cell table:formula="of:=['data entry'.E37]" office:value-type="string" office:string-value="IFP177_36/1449086400" calcext:value-type="string">
            <text:p>IFP177_36/1449086400</text:p>
          </table:table-cell>
          <table:table-cell table:formula="of:=['data entry'.E41]" office:value-type="string" office:string-value="IFP177_40/1449086400" calcext:value-type="string">
            <text:p>IFP177_40/1449086400</text:p>
          </table:table-cell>
          <table:table-cell table:formula="of:=['data entry'.E45]" office:value-type="string" office:string-value="IFP177_44/1449086400" calcext:value-type="string">
            <text:p>IFP177_44/1449086400</text:p>
          </table:table-cell>
          <table:table-cell table:formula="of:=['data entry'.E49]" office:value-type="string" office:string-value="IFP177_48/1449086400" calcext:value-type="string">
            <text:p>IFP177_48/1449086400</text:p>
          </table:table-cell>
          <table:table-cell table:formula="of:=['data entry'.E53]" office:value-type="string" office:string-value="IFP177_52/1449086400" calcext:value-type="string">
            <text:p>IFP177_52/1449086400</text:p>
          </table:table-cell>
          <table:table-cell table:formula="of:=['data entry'.E57]" office:value-type="string" office:string-value="IFP177_56/1449086400" calcext:value-type="string">
            <text:p>IFP177_56/1449086400</text:p>
          </table:table-cell>
          <table:table-cell table:formula="of:=['data entry'.E61]" office:value-type="string" office:string-value="IFP177_60/1449086400" calcext:value-type="string">
            <text:p>IFP177_60/1449086400</text:p>
          </table:table-cell>
          <table:table-cell table:formula="of:=['data entry'.E65]" office:value-type="string" office:string-value="IFP177_64/1449086400" calcext:value-type="string">
            <text:p>IFP177_64/1449086400</text:p>
          </table:table-cell>
          <table:table-cell table:formula="of:=['data entry'.E69]" office:value-type="string" office:string-value="IFP177_68/1449086400" calcext:value-type="string">
            <text:p>IFP177_68/1449086400</text:p>
          </table:table-cell>
          <table:table-cell table:number-columns-repeated="95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'data entry'.B4]" office:value-type="string" office:string-value="IFP134_111/1449086400" calcext:value-type="string">
            <text:p>IFP134_111/1449086400</text:p>
          </table:table-cell>
          <table:table-cell table:formula="of:=['data entry'.B8]" office:value-type="string" office:string-value="IFP134_115/1449086400" calcext:value-type="string">
            <text:p>IFP134_115/1449086400</text:p>
          </table:table-cell>
          <table:table-cell table:formula="of:=['data entry'.B12]" office:value-type="string" office:string-value="IFP134_119/1449086400" calcext:value-type="string">
            <text:p>IFP134_119/1449086400</text:p>
          </table:table-cell>
          <table:table-cell table:formula="of:=['data entry'.B16]" office:value-type="string" office:string-value="IFP134_123/1449086400" calcext:value-type="string">
            <text:p>IFP134_123/1449086400</text:p>
          </table:table-cell>
          <table:table-cell table:formula="of:=['data entry'.B20]" office:value-type="string" office:string-value="IFP134_127/1449086400" calcext:value-type="string">
            <text:p>IFP134_127/1449086400</text:p>
          </table:table-cell>
          <table:table-cell table:formula="of:=['data entry'.B24]" office:value-type="string" office:string-value="IFP134_131/1449086400" calcext:value-type="string">
            <text:p>IFP134_131/1449086400</text:p>
          </table:table-cell>
          <table:table-cell table:formula="of:=['data entry'.B28]" office:value-type="string" office:string-value="IFP134_135/1449086400" calcext:value-type="string">
            <text:p>IFP134_135/1449086400</text:p>
          </table:table-cell>
          <table:table-cell table:formula="of:=['data entry'.B32]" office:value-type="string" office:string-value="IFP134_139/1449086400" calcext:value-type="string">
            <text:p>IFP134_139/1449086400</text:p>
          </table:table-cell>
          <table:table-cell table:formula="of:=['data entry'.B36]" office:value-type="string" office:string-value="IFP134_143/1449086400" calcext:value-type="string">
            <text:p>IFP134_143/1449086400</text:p>
          </table:table-cell>
          <table:table-cell table:formula="of:=['data entry'.B40]" office:value-type="string" office:string-value="IFP134_147/1449086400" calcext:value-type="string">
            <text:p>IFP134_147/1449086400</text:p>
          </table:table-cell>
          <table:table-cell table:formula="of:=['data entry'.B44]" office:value-type="string" office:string-value="IFP134_151/1449086400" calcext:value-type="string">
            <text:p>IFP134_151/1449086400</text:p>
          </table:table-cell>
          <table:table-cell table:formula="of:=['data entry'.B48]" office:value-type="string" office:string-value="IFP134_155/1449086400" calcext:value-type="string">
            <text:p>IFP134_155/1449086400</text:p>
          </table:table-cell>
          <table:table-cell table:formula="of:=['data entry'.B52]" office:value-type="string" office:string-value="IFP134_159/1449086400" calcext:value-type="string">
            <text:p>IFP134_159/1449086400</text:p>
          </table:table-cell>
          <table:table-cell table:formula="of:=['data entry'.B56]" office:value-type="string" office:string-value="IFP134_163/1449086400" calcext:value-type="string">
            <text:p>IFP134_163/1449086400</text:p>
          </table:table-cell>
          <table:table-cell table:formula="of:=['data entry'.B60]" office:value-type="string" office:string-value="IFP134_167/1449086400" calcext:value-type="string">
            <text:p>IFP134_167/1449086400</text:p>
          </table:table-cell>
          <table:table-cell table:formula="of:=['data entry'.B64]" office:value-type="string" office:string-value="IFP134_171/1449086400" calcext:value-type="string">
            <text:p>IFP134_171/1449086400</text:p>
          </table:table-cell>
          <table:table-cell table:formula="of:=['data entry'.B68]" office:value-type="string" office:string-value="IFP134_175/1449086400" calcext:value-type="string">
            <text:p>IFP134_175/1449086400</text:p>
          </table:table-cell>
          <table:table-cell table:formula="of:=['data entry'.C2]" office:value-type="string" office:string-value="IFP143_1/1449086400" calcext:value-type="string">
            <text:p>IFP143_1/1449086400</text:p>
          </table:table-cell>
          <table:table-cell table:formula="of:=['data entry'.C6]" office:value-type="string" office:string-value="IFP143_5/1449086400" calcext:value-type="string">
            <text:p>IFP143_5/1449086400</text:p>
          </table:table-cell>
          <table:table-cell table:formula="of:=['data entry'.C10]" office:value-type="string" office:string-value="IFP143_9/1449086400" calcext:value-type="string">
            <text:p>IFP143_9/1449086400</text:p>
          </table:table-cell>
          <table:table-cell table:formula="of:=['data entry'.C14]" office:value-type="string" office:string-value="IFP143_13/1449086400" calcext:value-type="string">
            <text:p>IFP143_13/1449086400</text:p>
          </table:table-cell>
          <table:table-cell table:formula="of:=['data entry'.C18]" office:value-type="string" office:string-value="IFP143_17/1449086400" calcext:value-type="string">
            <text:p>IFP143_17/1449086400</text:p>
          </table:table-cell>
          <table:table-cell table:formula="of:=['data entry'.C22]" office:value-type="string" office:string-value="IFP143_21/1449086400" calcext:value-type="string">
            <text:p>IFP143_21/1449086400</text:p>
          </table:table-cell>
          <table:table-cell table:formula="of:=['data entry'.C26]" office:value-type="string" office:string-value="IFP143_25/1449086400" calcext:value-type="string">
            <text:p>IFP143_25/1449086400</text:p>
          </table:table-cell>
          <table:table-cell table:formula="of:=['data entry'.C30]" office:value-type="string" office:string-value="IFP143_29/1449086400" calcext:value-type="string">
            <text:p>IFP143_29/1449086400</text:p>
          </table:table-cell>
          <table:table-cell table:formula="of:=['data entry'.C34]" office:value-type="string" office:string-value="IFP143_33/1449086400" calcext:value-type="string">
            <text:p>IFP143_33/1449086400</text:p>
          </table:table-cell>
          <table:table-cell table:formula="of:=['data entry'.C38]" office:value-type="string" office:string-value="IFP143_37/1449086400" calcext:value-type="string">
            <text:p>IFP143_37/1449086400</text:p>
          </table:table-cell>
          <table:table-cell table:formula="of:=['data entry'.C42]" office:value-type="string" office:string-value="IFP143_41/1449086400" calcext:value-type="string">
            <text:p>IFP143_41/1449086400</text:p>
          </table:table-cell>
          <table:table-cell table:formula="of:=['data entry'.C46]" office:value-type="string" office:string-value="IFP143_45/1449086400" calcext:value-type="string">
            <text:p>IFP143_45/1449086400</text:p>
          </table:table-cell>
          <table:table-cell table:formula="of:=['data entry'.C50]" office:value-type="string" office:string-value="IFP143_49/1449086400" calcext:value-type="string">
            <text:p>IFP143_49/1449086400</text:p>
          </table:table-cell>
          <table:table-cell table:formula="of:=['data entry'.C54]" office:value-type="string" office:string-value="IFP143_53/1449086400" calcext:value-type="string">
            <text:p>IFP143_53/1449086400</text:p>
          </table:table-cell>
          <table:table-cell table:formula="of:=['data entry'.C58]" office:value-type="string" office:string-value="IFP143_57/1449086400" calcext:value-type="string">
            <text:p>IFP143_57/1449086400</text:p>
          </table:table-cell>
          <table:table-cell table:formula="of:=['data entry'.C62]" office:value-type="string" office:string-value="IFP143_61/1449086400" calcext:value-type="string">
            <text:p>IFP143_61/1449086400</text:p>
          </table:table-cell>
          <table:table-cell table:formula="of:=['data entry'.C66]" office:value-type="string" office:string-value="IFP143_65/1449086400" calcext:value-type="string">
            <text:p>IFP143_65/1449086400</text:p>
          </table:table-cell>
          <table:table-cell table:formula="of:=['data entry'.C70]" office:value-type="string" office:string-value="IFP143_69/1449086400" calcext:value-type="string">
            <text:p>IFP143_69/1449086400</text:p>
          </table:table-cell>
          <table:table-cell table:formula="of:=['data entry'.D4]" office:value-type="string" office:string-value="SS104_142/1449086400" calcext:value-type="string">
            <text:p>SS104_142/1449086400</text:p>
          </table:table-cell>
          <table:table-cell table:formula="of:=['data entry'.D8]" office:value-type="string" office:string-value="SS104_146/1449086400" calcext:value-type="string">
            <text:p>SS104_146/1449086400</text:p>
          </table:table-cell>
          <table:table-cell table:formula="of:=['data entry'.D12]" office:value-type="string" office:string-value="SS104_150/1449086400" calcext:value-type="string">
            <text:p>SS104_150/1449086400</text:p>
          </table:table-cell>
          <table:table-cell table:formula="of:=['data entry'.D16]" office:value-type="string" office:string-value="SS104_154/1449086400" calcext:value-type="string">
            <text:p>SS104_154/1449086400</text:p>
          </table:table-cell>
          <table:table-cell table:formula="of:=['data entry'.D20]" office:value-type="string" office:string-value="SS104_158/1449086400" calcext:value-type="string">
            <text:p>SS104_158/1449086400</text:p>
          </table:table-cell>
          <table:table-cell table:formula="of:=['data entry'.D24]" office:value-type="string" office:string-value="SS104_162/1449086400" calcext:value-type="string">
            <text:p>SS104_162/1449086400</text:p>
          </table:table-cell>
          <table:table-cell table:formula="of:=['data entry'.D28]" office:value-type="string" office:string-value="SS104_166/1449086400" calcext:value-type="string">
            <text:p>SS104_166/1449086400</text:p>
          </table:table-cell>
          <table:table-cell table:formula="of:=['data entry'.D32]" office:value-type="string" office:string-value="SS104_170/1449086400" calcext:value-type="string">
            <text:p>SS104_170/1449086400</text:p>
          </table:table-cell>
          <table:table-cell table:formula="of:=['data entry'.D36]" office:value-type="string" office:string-value="SS104_174/1449086400" calcext:value-type="string">
            <text:p>SS104_174/1449086400</text:p>
          </table:table-cell>
          <table:table-cell table:formula="of:=['data entry'.D40]" office:value-type="string" office:string-value="SS104_178/1449086400" calcext:value-type="string">
            <text:p>SS104_178/1449086400</text:p>
          </table:table-cell>
          <table:table-cell table:formula="of:=['data entry'.D44]" office:value-type="string" office:string-value="SS104_182/1449086400" calcext:value-type="string">
            <text:p>SS104_182/1449086400</text:p>
          </table:table-cell>
          <table:table-cell table:formula="of:=['data entry'.D48]" office:value-type="string" office:string-value="SS104_186/1449086400" calcext:value-type="string">
            <text:p>SS104_186/1449086400</text:p>
          </table:table-cell>
          <table:table-cell table:formula="of:=['data entry'.D52]" office:value-type="string" office:string-value="SS104_190/1449086400" calcext:value-type="string">
            <text:p>SS104_190/1449086400</text:p>
          </table:table-cell>
          <table:table-cell table:formula="of:=['data entry'.D56]" office:value-type="string" office:string-value="SS104_194/1449086400" calcext:value-type="string">
            <text:p>SS104_194/1449086400</text:p>
          </table:table-cell>
          <table:table-cell table:formula="of:=['data entry'.D60]" office:value-type="string" office:string-value="SS104_198/1449086400" calcext:value-type="string">
            <text:p>SS104_198/1449086400</text:p>
          </table:table-cell>
          <table:table-cell table:formula="of:=['data entry'.D64]" office:value-type="string" office:string-value="SS104_202/1449086400" calcext:value-type="string">
            <text:p>SS104_202/1449086400</text:p>
          </table:table-cell>
          <table:table-cell table:formula="of:=['data entry'.D68]" office:value-type="string" office:string-value="SS104_206/1449086400" calcext:value-type="string">
            <text:p>SS104_206/1449086400</text:p>
          </table:table-cell>
          <table:table-cell table:formula="of:=['data entry'.E2]" office:value-type="string" office:string-value="IFP177_1/1449086400" calcext:value-type="string">
            <text:p>IFP177_1/1449086400</text:p>
          </table:table-cell>
          <table:table-cell table:formula="of:=['data entry'.E6]" office:value-type="string" office:string-value="IFP177_5/1449086400" calcext:value-type="string">
            <text:p>IFP177_5/1449086400</text:p>
          </table:table-cell>
          <table:table-cell table:formula="of:=['data entry'.E10]" office:value-type="string" office:string-value="IFP177_9/1449086400" calcext:value-type="string">
            <text:p>IFP177_9/1449086400</text:p>
          </table:table-cell>
          <table:table-cell table:formula="of:=['data entry'.E14]" office:value-type="string" office:string-value="IFP177_13/1449086400" calcext:value-type="string">
            <text:p>IFP177_13/1449086400</text:p>
          </table:table-cell>
          <table:table-cell table:formula="of:=['data entry'.E18]" office:value-type="string" office:string-value="IFP177_17/1449086400" calcext:value-type="string">
            <text:p>IFP177_17/1449086400</text:p>
          </table:table-cell>
          <table:table-cell table:formula="of:=['data entry'.E22]" office:value-type="string" office:string-value="IFP177_21/1449086400" calcext:value-type="string">
            <text:p>IFP177_21/1449086400</text:p>
          </table:table-cell>
          <table:table-cell table:formula="of:=['data entry'.E26]" office:value-type="string" office:string-value="IFP177_25/1449086400" calcext:value-type="string">
            <text:p>IFP177_25/1449086400</text:p>
          </table:table-cell>
          <table:table-cell table:formula="of:=['data entry'.E30]" office:value-type="string" office:string-value="IFP177_29/1449086400" calcext:value-type="string">
            <text:p>IFP177_29/1449086400</text:p>
          </table:table-cell>
          <table:table-cell table:formula="of:=['data entry'.E34]" office:value-type="string" office:string-value="IFP177_33/1449086400" calcext:value-type="string">
            <text:p>IFP177_33/1449086400</text:p>
          </table:table-cell>
          <table:table-cell table:formula="of:=['data entry'.E38]" office:value-type="string" office:string-value="IFP177_37/1449086400" calcext:value-type="string">
            <text:p>IFP177_37/1449086400</text:p>
          </table:table-cell>
          <table:table-cell table:formula="of:=['data entry'.E42]" office:value-type="string" office:string-value="IFP177_41/1449086400" calcext:value-type="string">
            <text:p>IFP177_41/1449086400</text:p>
          </table:table-cell>
          <table:table-cell table:formula="of:=['data entry'.E46]" office:value-type="string" office:string-value="IFP177_45/1449086400" calcext:value-type="string">
            <text:p>IFP177_45/1449086400</text:p>
          </table:table-cell>
          <table:table-cell table:formula="of:=['data entry'.E50]" office:value-type="string" office:string-value="IFP177_49/1449086400" calcext:value-type="string">
            <text:p>IFP177_49/1449086400</text:p>
          </table:table-cell>
          <table:table-cell table:formula="of:=['data entry'.E54]" office:value-type="string" office:string-value="IFP177_53/1449086400" calcext:value-type="string">
            <text:p>IFP177_53/1449086400</text:p>
          </table:table-cell>
          <table:table-cell table:formula="of:=['data entry'.E58]" office:value-type="string" office:string-value="IFP177_57/1449086400" calcext:value-type="string">
            <text:p>IFP177_57/1449086400</text:p>
          </table:table-cell>
          <table:table-cell table:formula="of:=['data entry'.E62]" office:value-type="string" office:string-value="IFP177_61/1449086400" calcext:value-type="string">
            <text:p>IFP177_61/1449086400</text:p>
          </table:table-cell>
          <table:table-cell table:formula="of:=['data entry'.E66]" office:value-type="string" office:string-value="IFP177_65/1449086400" calcext:value-type="string">
            <text:p>IFP177_65/1449086400</text:p>
          </table:table-cell>
          <table:table-cell table:formula="of:=['data entry'.E70]" office:value-type="string" office:string-value="IFP177_69/1449086400" calcext:value-type="string">
            <text:p>IFP177_69/1449086400</text:p>
          </table:table-cell>
          <table:table-cell table:number-columns-repeated="95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'data entry'.B5]" office:value-type="string" office:string-value="IFP134_112/1449086400" calcext:value-type="string">
            <text:p>IFP134_112/1449086400</text:p>
          </table:table-cell>
          <table:table-cell table:formula="of:=['data entry'.B9]" office:value-type="string" office:string-value="IFP134_116/1449086400" calcext:value-type="string">
            <text:p>IFP134_116/1449086400</text:p>
          </table:table-cell>
          <table:table-cell table:formula="of:=['data entry'.B13]" office:value-type="string" office:string-value="IFP134_120/1449086400" calcext:value-type="string">
            <text:p>IFP134_120/1449086400</text:p>
          </table:table-cell>
          <table:table-cell table:formula="of:=['data entry'.B17]" office:value-type="string" office:string-value="IFP134_124/1449086400" calcext:value-type="string">
            <text:p>IFP134_124/1449086400</text:p>
          </table:table-cell>
          <table:table-cell table:formula="of:=['data entry'.B21]" office:value-type="string" office:string-value="IFP134_128/1449086400" calcext:value-type="string">
            <text:p>IFP134_128/1449086400</text:p>
          </table:table-cell>
          <table:table-cell table:formula="of:=['data entry'.B25]" office:value-type="string" office:string-value="IFP134_132/1449086400" calcext:value-type="string">
            <text:p>IFP134_132/1449086400</text:p>
          </table:table-cell>
          <table:table-cell table:formula="of:=['data entry'.B29]" office:value-type="string" office:string-value="IFP134_136/1449086400" calcext:value-type="string">
            <text:p>IFP134_136/1449086400</text:p>
          </table:table-cell>
          <table:table-cell table:formula="of:=['data entry'.B33]" office:value-type="string" office:string-value="IFP134_140/1449086400" calcext:value-type="string">
            <text:p>IFP134_140/1449086400</text:p>
          </table:table-cell>
          <table:table-cell table:formula="of:=['data entry'.B37]" office:value-type="string" office:string-value="IFP134_144/1449086400" calcext:value-type="string">
            <text:p>IFP134_144/1449086400</text:p>
          </table:table-cell>
          <table:table-cell table:formula="of:=['data entry'.B41]" office:value-type="string" office:string-value="IFP134_148/1449086400" calcext:value-type="string">
            <text:p>IFP134_148/1449086400</text:p>
          </table:table-cell>
          <table:table-cell table:formula="of:=['data entry'.B45]" office:value-type="string" office:string-value="IFP134_152/1449086400" calcext:value-type="string">
            <text:p>IFP134_152/1449086400</text:p>
          </table:table-cell>
          <table:table-cell table:formula="of:=['data entry'.B49]" office:value-type="string" office:string-value="IFP134_156/1449086400" calcext:value-type="string">
            <text:p>IFP134_156/1449086400</text:p>
          </table:table-cell>
          <table:table-cell table:formula="of:=['data entry'.B53]" office:value-type="string" office:string-value="IFP134_160/1449086400" calcext:value-type="string">
            <text:p>IFP134_160/1449086400</text:p>
          </table:table-cell>
          <table:table-cell table:formula="of:=['data entry'.B57]" office:value-type="string" office:string-value="IFP134_164/1449086400" calcext:value-type="string">
            <text:p>IFP134_164/1449086400</text:p>
          </table:table-cell>
          <table:table-cell table:formula="of:=['data entry'.B61]" office:value-type="string" office:string-value="IFP134_168/1449086400" calcext:value-type="string">
            <text:p>IFP134_168/1449086400</text:p>
          </table:table-cell>
          <table:table-cell table:formula="of:=['data entry'.B65]" office:value-type="string" office:string-value="IFP134_172/1449086400" calcext:value-type="string">
            <text:p>IFP134_172/1449086400</text:p>
          </table:table-cell>
          <table:table-cell table:formula="of:=['data entry'.B69]" office:value-type="string" office:string-value="IFP134_176/1449086400" calcext:value-type="string">
            <text:p>IFP134_176/1449086400</text:p>
          </table:table-cell>
          <table:table-cell table:formula="of:=['data entry'.C3]" office:value-type="string" office:string-value="IFP143_2/1449086400" calcext:value-type="string">
            <text:p>IFP143_2/1449086400</text:p>
          </table:table-cell>
          <table:table-cell table:formula="of:=['data entry'.C7]" office:value-type="string" office:string-value="IFP143_6/1449086400" calcext:value-type="string">
            <text:p>IFP143_6/1449086400</text:p>
          </table:table-cell>
          <table:table-cell table:formula="of:=['data entry'.C11]" office:value-type="string" office:string-value="IFP143_10/1449086400" calcext:value-type="string">
            <text:p>IFP143_10/1449086400</text:p>
          </table:table-cell>
          <table:table-cell table:formula="of:=['data entry'.C15]" office:value-type="string" office:string-value="IFP143_14/1449086400" calcext:value-type="string">
            <text:p>IFP143_14/1449086400</text:p>
          </table:table-cell>
          <table:table-cell table:formula="of:=['data entry'.C19]" office:value-type="string" office:string-value="IFP143_18/1449086400" calcext:value-type="string">
            <text:p>IFP143_18/1449086400</text:p>
          </table:table-cell>
          <table:table-cell table:formula="of:=['data entry'.C23]" office:value-type="string" office:string-value="IFP143_22/1449086400" calcext:value-type="string">
            <text:p>IFP143_22/1449086400</text:p>
          </table:table-cell>
          <table:table-cell table:formula="of:=['data entry'.C27]" office:value-type="string" office:string-value="IFP143_26/1449086400" calcext:value-type="string">
            <text:p>IFP143_26/1449086400</text:p>
          </table:table-cell>
          <table:table-cell table:formula="of:=['data entry'.C31]" office:value-type="string" office:string-value="IFP143_30/1449086400" calcext:value-type="string">
            <text:p>IFP143_30/1449086400</text:p>
          </table:table-cell>
          <table:table-cell table:formula="of:=['data entry'.C35]" office:value-type="string" office:string-value="IFP143_34/1449086400" calcext:value-type="string">
            <text:p>IFP143_34/1449086400</text:p>
          </table:table-cell>
          <table:table-cell table:formula="of:=['data entry'.C39]" office:value-type="string" office:string-value="IFP143_38/1449086400" calcext:value-type="string">
            <text:p>IFP143_38/1449086400</text:p>
          </table:table-cell>
          <table:table-cell table:formula="of:=['data entry'.C43]" office:value-type="string" office:string-value="IFP143_42/1449086400" calcext:value-type="string">
            <text:p>IFP143_42/1449086400</text:p>
          </table:table-cell>
          <table:table-cell table:formula="of:=['data entry'.C47]" office:value-type="string" office:string-value="IFP143_46/1449086400" calcext:value-type="string">
            <text:p>IFP143_46/1449086400</text:p>
          </table:table-cell>
          <table:table-cell table:formula="of:=['data entry'.C51]" office:value-type="string" office:string-value="IFP143_50/1449086400" calcext:value-type="string">
            <text:p>IFP143_50/1449086400</text:p>
          </table:table-cell>
          <table:table-cell table:formula="of:=['data entry'.C55]" office:value-type="string" office:string-value="IFP143_54/1449086400" calcext:value-type="string">
            <text:p>IFP143_54/1449086400</text:p>
          </table:table-cell>
          <table:table-cell table:formula="of:=['data entry'.C59]" office:value-type="string" office:string-value="IFP143_58/1449086400" calcext:value-type="string">
            <text:p>IFP143_58/1449086400</text:p>
          </table:table-cell>
          <table:table-cell table:formula="of:=['data entry'.C63]" office:value-type="string" office:string-value="IFP143_62/1449086400" calcext:value-type="string">
            <text:p>IFP143_62/1449086400</text:p>
          </table:table-cell>
          <table:table-cell table:formula="of:=['data entry'.C67]" office:value-type="string" office:string-value="IFP143_66/1449086400" calcext:value-type="string">
            <text:p>IFP143_66/1449086400</text:p>
          </table:table-cell>
          <table:table-cell table:formula="of:=['data entry'.C71]" office:value-type="string" office:string-value="IFP143_70/1449086400" calcext:value-type="string">
            <text:p>IFP143_70/1449086400</text:p>
          </table:table-cell>
          <table:table-cell table:formula="of:=['data entry'.D5]" office:value-type="string" office:string-value="SS104_143/1449086400" calcext:value-type="string">
            <text:p>SS104_143/1449086400</text:p>
          </table:table-cell>
          <table:table-cell table:formula="of:=['data entry'.D9]" office:value-type="string" office:string-value="SS104_147/1449086400" calcext:value-type="string">
            <text:p>SS104_147/1449086400</text:p>
          </table:table-cell>
          <table:table-cell table:formula="of:=['data entry'.D13]" office:value-type="string" office:string-value="SS104_151/1449086400" calcext:value-type="string">
            <text:p>SS104_151/1449086400</text:p>
          </table:table-cell>
          <table:table-cell table:formula="of:=['data entry'.D17]" office:value-type="string" office:string-value="SS104_155/1449086400" calcext:value-type="string">
            <text:p>SS104_155/1449086400</text:p>
          </table:table-cell>
          <table:table-cell table:formula="of:=['data entry'.D21]" office:value-type="string" office:string-value="SS104_159/1449086400" calcext:value-type="string">
            <text:p>SS104_159/1449086400</text:p>
          </table:table-cell>
          <table:table-cell table:formula="of:=['data entry'.D25]" office:value-type="string" office:string-value="SS104_163/1449086400" calcext:value-type="string">
            <text:p>SS104_163/1449086400</text:p>
          </table:table-cell>
          <table:table-cell table:formula="of:=['data entry'.D29]" office:value-type="string" office:string-value="SS104_167/1449086400" calcext:value-type="string">
            <text:p>SS104_167/1449086400</text:p>
          </table:table-cell>
          <table:table-cell table:formula="of:=['data entry'.D33]" office:value-type="string" office:string-value="SS104_171/1449086400" calcext:value-type="string">
            <text:p>SS104_171/1449086400</text:p>
          </table:table-cell>
          <table:table-cell table:formula="of:=['data entry'.D37]" office:value-type="string" office:string-value="SS104_175/1449086400" calcext:value-type="string">
            <text:p>SS104_175/1449086400</text:p>
          </table:table-cell>
          <table:table-cell table:formula="of:=['data entry'.D41]" office:value-type="string" office:string-value="SS104_179/1449086400" calcext:value-type="string">
            <text:p>SS104_179/1449086400</text:p>
          </table:table-cell>
          <table:table-cell table:formula="of:=['data entry'.D45]" office:value-type="string" office:string-value="SS104_183/1449086400" calcext:value-type="string">
            <text:p>SS104_183/1449086400</text:p>
          </table:table-cell>
          <table:table-cell table:formula="of:=['data entry'.D49]" office:value-type="string" office:string-value="SS104_187/1449086400" calcext:value-type="string">
            <text:p>SS104_187/1449086400</text:p>
          </table:table-cell>
          <table:table-cell table:formula="of:=['data entry'.D53]" office:value-type="string" office:string-value="SS104_191/1449086400" calcext:value-type="string">
            <text:p>SS104_191/1449086400</text:p>
          </table:table-cell>
          <table:table-cell table:formula="of:=['data entry'.D57]" office:value-type="string" office:string-value="SS104_195/1449086400" calcext:value-type="string">
            <text:p>SS104_195/1449086400</text:p>
          </table:table-cell>
          <table:table-cell table:formula="of:=['data entry'.D61]" office:value-type="string" office:string-value="SS104_199/1449086400" calcext:value-type="string">
            <text:p>SS104_199/1449086400</text:p>
          </table:table-cell>
          <table:table-cell table:formula="of:=['data entry'.D65]" office:value-type="string" office:string-value="SS104_203/1449086400" calcext:value-type="string">
            <text:p>SS104_203/1449086400</text:p>
          </table:table-cell>
          <table:table-cell table:formula="of:=['data entry'.D69]" office:value-type="string" office:string-value="SS104_207/1449086400" calcext:value-type="string">
            <text:p>SS104_207/1449086400</text:p>
          </table:table-cell>
          <table:table-cell table:formula="of:=['data entry'.E3]" office:value-type="string" office:string-value="IFP177_2/1449086400" calcext:value-type="string">
            <text:p>IFP177_2/1449086400</text:p>
          </table:table-cell>
          <table:table-cell table:formula="of:=['data entry'.E7]" office:value-type="string" office:string-value="IFP177_6/1449086400" calcext:value-type="string">
            <text:p>IFP177_6/1449086400</text:p>
          </table:table-cell>
          <table:table-cell table:formula="of:=['data entry'.E11]" office:value-type="string" office:string-value="IFP177_10/1449086400" calcext:value-type="string">
            <text:p>IFP177_10/1449086400</text:p>
          </table:table-cell>
          <table:table-cell table:formula="of:=['data entry'.E15]" office:value-type="string" office:string-value="IFP177_14/1449086400" calcext:value-type="string">
            <text:p>IFP177_14/1449086400</text:p>
          </table:table-cell>
          <table:table-cell table:formula="of:=['data entry'.E19]" office:value-type="string" office:string-value="IFP177_18/1449086400" calcext:value-type="string">
            <text:p>IFP177_18/1449086400</text:p>
          </table:table-cell>
          <table:table-cell table:formula="of:=['data entry'.E23]" office:value-type="string" office:string-value="IFP177_22/1449086400" calcext:value-type="string">
            <text:p>IFP177_22/1449086400</text:p>
          </table:table-cell>
          <table:table-cell table:formula="of:=['data entry'.E27]" office:value-type="string" office:string-value="IFP177_26/1449086400" calcext:value-type="string">
            <text:p>IFP177_26/1449086400</text:p>
          </table:table-cell>
          <table:table-cell table:formula="of:=['data entry'.E31]" office:value-type="string" office:string-value="IFP177_30/1449086400" calcext:value-type="string">
            <text:p>IFP177_30/1449086400</text:p>
          </table:table-cell>
          <table:table-cell table:formula="of:=['data entry'.E35]" office:value-type="string" office:string-value="IFP177_34/1449086400" calcext:value-type="string">
            <text:p>IFP177_34/1449086400</text:p>
          </table:table-cell>
          <table:table-cell table:formula="of:=['data entry'.E39]" office:value-type="string" office:string-value="IFP177_38/1449086400" calcext:value-type="string">
            <text:p>IFP177_38/1449086400</text:p>
          </table:table-cell>
          <table:table-cell table:formula="of:=['data entry'.E43]" office:value-type="string" office:string-value="IFP177_42/1449086400" calcext:value-type="string">
            <text:p>IFP177_42/1449086400</text:p>
          </table:table-cell>
          <table:table-cell table:formula="of:=['data entry'.E47]" office:value-type="string" office:string-value="IFP177_46/1449086400" calcext:value-type="string">
            <text:p>IFP177_46/1449086400</text:p>
          </table:table-cell>
          <table:table-cell table:formula="of:=['data entry'.E51]" office:value-type="string" office:string-value="IFP177_50/1449086400" calcext:value-type="string">
            <text:p>IFP177_50/1449086400</text:p>
          </table:table-cell>
          <table:table-cell table:formula="of:=['data entry'.E55]" office:value-type="string" office:string-value="IFP177_54/1449086400" calcext:value-type="string">
            <text:p>IFP177_54/1449086400</text:p>
          </table:table-cell>
          <table:table-cell table:formula="of:=['data entry'.E59]" office:value-type="string" office:string-value="IFP177_58/1449086400" calcext:value-type="string">
            <text:p>IFP177_58/1449086400</text:p>
          </table:table-cell>
          <table:table-cell table:formula="of:=['data entry'.E63]" office:value-type="string" office:string-value="IFP177_62/1449086400" calcext:value-type="string">
            <text:p>IFP177_62/1449086400</text:p>
          </table:table-cell>
          <table:table-cell table:formula="of:=['data entry'.E67]" office:value-type="string" office:string-value="IFP177_66/1449086400" calcext:value-type="string">
            <text:p>IFP177_66/1449086400</text:p>
          </table:table-cell>
          <table:table-cell table:formula="of:=['data entry'.E71]" office:value-type="string" office:string-value="IFP177_70/1449086400" calcext:value-type="string">
            <text:p>IFP177_70/1449086400</text:p>
          </table:table-cell>
          <table:table-cell table:number-columns-repeated="953"/>
        </table:table-row>
      </table:table>
      <table:table table:name="calculate coordinates" table:style-name="ta1">
        <table:table-column table:style-name="co1" table:default-cell-style-name="ce4"/>
        <table:table-column table:style-name="co10" table:default-cell-style-name="Default"/>
        <table:table-column table:style-name="co1" table:number-columns-repeated="1022" table:default-cell-style-name="Default"/>
        <table:table-row table:style-name="ro1">
          <table:table-cell table:style-name="ce1"/>
          <table:table-cell table:style-name="ce1" office:value-type="string" calcext:value-type="string">
            <text:p>name x,y,z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7" office:value-type="string" calcext:value-type="string">
            <text:p>Z</text:p>
          </table:table-cell>
          <table:table-cell table:style-name="ce4"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table:formula="of:=['data entry'.B2]&amp;&quot; &quot;&amp;[.C2]&amp;&quot;,&quot;&amp;[.D2]&amp;&quot;,&quot;&amp;[.E2]" office:value-type="string" office:string-value="IFP134_109/1449086400 1,1,4" calcext:value-type="string">
            <text:p>IFP134_109/1449086400 1,1,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9" table:formula="of:=['data entry'.B3]&amp;&quot; &quot;&amp;[.C3]&amp;&quot;,&quot;&amp;[.D3]&amp;&quot;,&quot;&amp;[.E3]" office:value-type="string" office:string-value="IFP134_110/1449086400 1,1,3" calcext:value-type="string">
            <text:p>IFP134_110/1449086400 1,1,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9" table:formula="of:=['data entry'.B4]&amp;&quot; &quot;&amp;[.C4]&amp;&quot;,&quot;&amp;[.D4]&amp;&quot;,&quot;&amp;[.E4]" office:value-type="string" office:string-value="IFP134_111/1449086400 1,1,2" calcext:value-type="string">
            <text:p>IFP134_111/1449086400 1,1,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9" table:formula="of:=['data entry'.B5]&amp;&quot; &quot;&amp;[.C5]&amp;&quot;,&quot;&amp;[.D5]&amp;&quot;,&quot;&amp;[.E5]" office:value-type="string" office:string-value="IFP134_112/1449086400 1,1,1" calcext:value-type="string">
            <text:p>IFP134_112/1449086400 1,1,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9" table:formula="of:=['data entry'.B6]&amp;&quot; &quot;&amp;[.C6]&amp;&quot;,&quot;&amp;[.D6]&amp;&quot;,&quot;&amp;[.E6]" office:value-type="string" office:string-value="IFP134_113/1449086400 2,1,4" calcext:value-type="string">
            <text:p>IFP134_113/1449086400 2,1,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9" table:formula="of:=['data entry'.B7]&amp;&quot; &quot;&amp;[.C7]&amp;&quot;,&quot;&amp;[.D7]&amp;&quot;,&quot;&amp;[.E7]" office:value-type="string" office:string-value="IFP134_114/1449086400 2,1,3" calcext:value-type="string">
            <text:p>IFP134_114/1449086400 2,1,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9" table:formula="of:=['data entry'.B8]&amp;&quot; &quot;&amp;[.C8]&amp;&quot;,&quot;&amp;[.D8]&amp;&quot;,&quot;&amp;[.E8]" office:value-type="string" office:string-value="IFP134_115/1449086400 2,1,2" calcext:value-type="string">
            <text:p>IFP134_115/1449086400 2,1,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9" table:formula="of:=['data entry'.B9]&amp;&quot; &quot;&amp;[.C9]&amp;&quot;,&quot;&amp;[.D9]&amp;&quot;,&quot;&amp;[.E9]" office:value-type="string" office:string-value="IFP134_116/1449086400 2,1,1" calcext:value-type="string">
            <text:p>IFP134_116/1449086400 2,1,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9" table:formula="of:=['data entry'.B10]&amp;&quot; &quot;&amp;[.C10]&amp;&quot;,&quot;&amp;[.D10]&amp;&quot;,&quot;&amp;[.E10]" office:value-type="string" office:string-value="IFP134_117/1449086400 3,1,4" calcext:value-type="string">
            <text:p>IFP134_117/1449086400 3,1,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9" table:formula="of:=['data entry'.B11]&amp;&quot; &quot;&amp;[.C11]&amp;&quot;,&quot;&amp;[.D11]&amp;&quot;,&quot;&amp;[.E11]" office:value-type="string" office:string-value="IFP134_118/1449086400 3,1,3" calcext:value-type="string">
            <text:p>IFP134_118/1449086400 3,1,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9" table:formula="of:=['data entry'.B12]&amp;&quot; &quot;&amp;[.C12]&amp;&quot;,&quot;&amp;[.D12]&amp;&quot;,&quot;&amp;[.E12]" office:value-type="string" office:string-value="IFP134_119/1449086400 3,1,2" calcext:value-type="string">
            <text:p>IFP134_119/1449086400 3,1,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9" table:formula="of:=['data entry'.B13]&amp;&quot; &quot;&amp;[.C13]&amp;&quot;,&quot;&amp;[.D13]&amp;&quot;,&quot;&amp;[.E13]" office:value-type="string" office:string-value="IFP134_120/1449086400 3,1,1" calcext:value-type="string">
            <text:p>IFP134_120/1449086400 3,1,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9" table:formula="of:=['data entry'.B14]&amp;&quot; &quot;&amp;[.C14]&amp;&quot;,&quot;&amp;[.D14]&amp;&quot;,&quot;&amp;[.E14]" office:value-type="string" office:string-value="IFP134_121/1449086400 4,1,4" calcext:value-type="string">
            <text:p>IFP134_121/1449086400 4,1,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9" table:formula="of:=['data entry'.B15]&amp;&quot; &quot;&amp;[.C15]&amp;&quot;,&quot;&amp;[.D15]&amp;&quot;,&quot;&amp;[.E15]" office:value-type="string" office:string-value="IFP134_122/1449086400 4,1,3" calcext:value-type="string">
            <text:p>IFP134_122/1449086400 4,1,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9" table:formula="of:=['data entry'.B16]&amp;&quot; &quot;&amp;[.C16]&amp;&quot;,&quot;&amp;[.D16]&amp;&quot;,&quot;&amp;[.E16]" office:value-type="string" office:string-value="IFP134_123/1449086400 4,1,2" calcext:value-type="string">
            <text:p>IFP134_123/1449086400 4,1,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9" table:formula="of:=['data entry'.B17]&amp;&quot; &quot;&amp;[.C17]&amp;&quot;,&quot;&amp;[.D17]&amp;&quot;,&quot;&amp;[.E17]" office:value-type="string" office:string-value="IFP134_124/1449086400 4,1,1" calcext:value-type="string">
            <text:p>IFP134_124/1449086400 4,1,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9" table:formula="of:=['data entry'.B18]&amp;&quot; &quot;&amp;[.C18]&amp;&quot;,&quot;&amp;[.D18]&amp;&quot;,&quot;&amp;[.E18]" office:value-type="string" office:string-value="IFP134_125/1449086400 5,1,4" calcext:value-type="string">
            <text:p>IFP134_125/1449086400 5,1,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9" table:formula="of:=['data entry'.B19]&amp;&quot; &quot;&amp;[.C19]&amp;&quot;,&quot;&amp;[.D19]&amp;&quot;,&quot;&amp;[.E19]" office:value-type="string" office:string-value="IFP134_126/1449086400 5,1,3" calcext:value-type="string">
            <text:p>IFP134_126/1449086400 5,1,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9" table:formula="of:=['data entry'.B20]&amp;&quot; &quot;&amp;[.C20]&amp;&quot;,&quot;&amp;[.D20]&amp;&quot;,&quot;&amp;[.E20]" office:value-type="string" office:string-value="IFP134_127/1449086400 5,1,2" calcext:value-type="string">
            <text:p>IFP134_127/1449086400 5,1,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9" table:formula="of:=['data entry'.B21]&amp;&quot; &quot;&amp;[.C21]&amp;&quot;,&quot;&amp;[.D21]&amp;&quot;,&quot;&amp;[.E21]" office:value-type="string" office:string-value="IFP134_128/1449086400 5,1,1" calcext:value-type="string">
            <text:p>IFP134_128/1449086400 5,1,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9" table:formula="of:=['data entry'.B22]&amp;&quot; &quot;&amp;[.C22]&amp;&quot;,&quot;&amp;[.D22]&amp;&quot;,&quot;&amp;[.E22]" office:value-type="string" office:string-value="IFP134_129/1449086400 6,1,4" calcext:value-type="string">
            <text:p>IFP134_129/1449086400 6,1,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9" table:formula="of:=['data entry'.B23]&amp;&quot; &quot;&amp;[.C23]&amp;&quot;,&quot;&amp;[.D23]&amp;&quot;,&quot;&amp;[.E23]" office:value-type="string" office:string-value="IFP134_130/1449086400 6,1,3" calcext:value-type="string">
            <text:p>IFP134_130/1449086400 6,1,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9" table:formula="of:=['data entry'.B24]&amp;&quot; &quot;&amp;[.C24]&amp;&quot;,&quot;&amp;[.D24]&amp;&quot;,&quot;&amp;[.E24]" office:value-type="string" office:string-value="IFP134_131/1449086400 6,1,2" calcext:value-type="string">
            <text:p>IFP134_131/1449086400 6,1,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9" table:formula="of:=['data entry'.B25]&amp;&quot; &quot;&amp;[.C25]&amp;&quot;,&quot;&amp;[.D25]&amp;&quot;,&quot;&amp;[.E25]" office:value-type="string" office:string-value="IFP134_132/1449086400 6,1,1" calcext:value-type="string">
            <text:p>IFP134_132/1449086400 6,1,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9" table:formula="of:=['data entry'.B26]&amp;&quot; &quot;&amp;[.C26]&amp;&quot;,&quot;&amp;[.D26]&amp;&quot;,&quot;&amp;[.E26]" office:value-type="string" office:string-value="IFP134_133/1449086400 7,1,4" calcext:value-type="string">
            <text:p>IFP134_133/1449086400 7,1,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9" table:formula="of:=['data entry'.B27]&amp;&quot; &quot;&amp;[.C27]&amp;&quot;,&quot;&amp;[.D27]&amp;&quot;,&quot;&amp;[.E27]" office:value-type="string" office:string-value="IFP134_134/1449086400 7,1,3" calcext:value-type="string">
            <text:p>IFP134_134/1449086400 7,1,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9" table:formula="of:=['data entry'.B28]&amp;&quot; &quot;&amp;[.C28]&amp;&quot;,&quot;&amp;[.D28]&amp;&quot;,&quot;&amp;[.E28]" office:value-type="string" office:string-value="IFP134_135/1449086400 7,1,2" calcext:value-type="string">
            <text:p>IFP134_135/1449086400 7,1,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9" table:formula="of:=['data entry'.B29]&amp;&quot; &quot;&amp;[.C29]&amp;&quot;,&quot;&amp;[.D29]&amp;&quot;,&quot;&amp;[.E29]" office:value-type="string" office:string-value="IFP134_136/1449086400 7,1,1" calcext:value-type="string">
            <text:p>IFP134_136/1449086400 7,1,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9" table:formula="of:=['data entry'.B30]&amp;&quot; &quot;&amp;[.C30]&amp;&quot;,&quot;&amp;[.D30]&amp;&quot;,&quot;&amp;[.E30]" office:value-type="string" office:string-value="IFP134_137/1449086400 8,1,4" calcext:value-type="string">
            <text:p>IFP134_137/1449086400 8,1,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9" table:formula="of:=['data entry'.B31]&amp;&quot; &quot;&amp;[.C31]&amp;&quot;,&quot;&amp;[.D31]&amp;&quot;,&quot;&amp;[.E31]" office:value-type="string" office:string-value="IFP134_138/1449086400 8,1,3" calcext:value-type="string">
            <text:p>IFP134_138/1449086400 8,1,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9" table:formula="of:=['data entry'.B32]&amp;&quot; &quot;&amp;[.C32]&amp;&quot;,&quot;&amp;[.D32]&amp;&quot;,&quot;&amp;[.E32]" office:value-type="string" office:string-value="IFP134_139/1449086400 8,1,2" calcext:value-type="string">
            <text:p>IFP134_139/1449086400 8,1,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9" table:formula="of:=['data entry'.B33]&amp;&quot; &quot;&amp;[.C33]&amp;&quot;,&quot;&amp;[.D33]&amp;&quot;,&quot;&amp;[.E33]" office:value-type="string" office:string-value="IFP134_140/1449086400 8,1,1" calcext:value-type="string">
            <text:p>IFP134_140/1449086400 8,1,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9" table:formula="of:=['data entry'.B34]&amp;&quot; &quot;&amp;[.C34]&amp;&quot;,&quot;&amp;[.D34]&amp;&quot;,&quot;&amp;[.E34]" office:value-type="string" office:string-value="IFP134_141/1449086400 9,1,4" calcext:value-type="string">
            <text:p>IFP134_141/1449086400 9,1,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9" table:formula="of:=['data entry'.B35]&amp;&quot; &quot;&amp;[.C35]&amp;&quot;,&quot;&amp;[.D35]&amp;&quot;,&quot;&amp;[.E35]" office:value-type="string" office:string-value="IFP134_142/1449086400 9,1,3" calcext:value-type="string">
            <text:p>IFP134_142/1449086400 9,1,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9" table:formula="of:=['data entry'.B36]&amp;&quot; &quot;&amp;[.C36]&amp;&quot;,&quot;&amp;[.D36]&amp;&quot;,&quot;&amp;[.E36]" office:value-type="string" office:string-value="IFP134_143/1449086400 9,1,2" calcext:value-type="string">
            <text:p>IFP134_143/1449086400 9,1,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9" table:formula="of:=['data entry'.B37]&amp;&quot; &quot;&amp;[.C37]&amp;&quot;,&quot;&amp;[.D37]&amp;&quot;,&quot;&amp;[.E37]" office:value-type="string" office:string-value="IFP134_144/1449086400 9,1,1" calcext:value-type="string">
            <text:p>IFP134_144/1449086400 9,1,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9" table:formula="of:=['data entry'.B38]&amp;&quot; &quot;&amp;[.C38]&amp;&quot;,&quot;&amp;[.D38]&amp;&quot;,&quot;&amp;[.E38]" office:value-type="string" office:string-value="IFP134_145/1449086400 10,1,4" calcext:value-type="string">
            <text:p>IFP134_145/1449086400 10,1,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9" table:formula="of:=['data entry'.B39]&amp;&quot; &quot;&amp;[.C39]&amp;&quot;,&quot;&amp;[.D39]&amp;&quot;,&quot;&amp;[.E39]" office:value-type="string" office:string-value="IFP134_146/1449086400 10,1,3" calcext:value-type="string">
            <text:p>IFP134_146/1449086400 10,1,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9" table:formula="of:=['data entry'.B40]&amp;&quot; &quot;&amp;[.C40]&amp;&quot;,&quot;&amp;[.D40]&amp;&quot;,&quot;&amp;[.E40]" office:value-type="string" office:string-value="IFP134_147/1449086400 10,1,2" calcext:value-type="string">
            <text:p>IFP134_147/1449086400 10,1,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9" table:formula="of:=['data entry'.B41]&amp;&quot; &quot;&amp;[.C41]&amp;&quot;,&quot;&amp;[.D41]&amp;&quot;,&quot;&amp;[.E41]" office:value-type="string" office:string-value="IFP134_148/1449086400 10,1,1" calcext:value-type="string">
            <text:p>IFP134_148/1449086400 10,1,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9" table:formula="of:=['data entry'.B42]&amp;&quot; &quot;&amp;[.C42]&amp;&quot;,&quot;&amp;[.D42]&amp;&quot;,&quot;&amp;[.E42]" office:value-type="string" office:string-value="IFP134_149/1449086400 1,2,4" calcext:value-type="string">
            <text:p>IFP134_149/1449086400 1,2,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9" table:formula="of:=['data entry'.B43]&amp;&quot; &quot;&amp;[.C43]&amp;&quot;,&quot;&amp;[.D43]&amp;&quot;,&quot;&amp;[.E43]" office:value-type="string" office:string-value="IFP134_150/1449086400 1,2,3" calcext:value-type="string">
            <text:p>IFP134_150/1449086400 1,2,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9" table:formula="of:=['data entry'.B44]&amp;&quot; &quot;&amp;[.C44]&amp;&quot;,&quot;&amp;[.D44]&amp;&quot;,&quot;&amp;[.E44]" office:value-type="string" office:string-value="IFP134_151/1449086400 1,2,2" calcext:value-type="string">
            <text:p>IFP134_151/1449086400 1,2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9" table:formula="of:=['data entry'.B45]&amp;&quot; &quot;&amp;[.C45]&amp;&quot;,&quot;&amp;[.D45]&amp;&quot;,&quot;&amp;[.E45]" office:value-type="string" office:string-value="IFP134_152/1449086400 1,2,1" calcext:value-type="string">
            <text:p>IFP134_152/1449086400 1,2,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9" table:formula="of:=['data entry'.B46]&amp;&quot; &quot;&amp;[.C46]&amp;&quot;,&quot;&amp;[.D46]&amp;&quot;,&quot;&amp;[.E46]" office:value-type="string" office:string-value="IFP134_153/1449086400 2,2,4" calcext:value-type="string">
            <text:p>IFP134_153/1449086400 2,2,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9" table:formula="of:=['data entry'.B47]&amp;&quot; &quot;&amp;[.C47]&amp;&quot;,&quot;&amp;[.D47]&amp;&quot;,&quot;&amp;[.E47]" office:value-type="string" office:string-value="IFP134_154/1449086400 2,2,3" calcext:value-type="string">
            <text:p>IFP134_154/1449086400 2,2,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9" table:formula="of:=['data entry'.B48]&amp;&quot; &quot;&amp;[.C48]&amp;&quot;,&quot;&amp;[.D48]&amp;&quot;,&quot;&amp;[.E48]" office:value-type="string" office:string-value="IFP134_155/1449086400 2,2,2" calcext:value-type="string">
            <text:p>IFP134_155/1449086400 2,2,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9" table:formula="of:=['data entry'.B49]&amp;&quot; &quot;&amp;[.C49]&amp;&quot;,&quot;&amp;[.D49]&amp;&quot;,&quot;&amp;[.E49]" office:value-type="string" office:string-value="IFP134_156/1449086400 2,2,1" calcext:value-type="string">
            <text:p>IFP134_156/1449086400 2,2,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9" table:formula="of:=['data entry'.B50]&amp;&quot; &quot;&amp;[.C50]&amp;&quot;,&quot;&amp;[.D50]&amp;&quot;,&quot;&amp;[.E50]" office:value-type="string" office:string-value="IFP134_157/1449086400 3,2,4" calcext:value-type="string">
            <text:p>IFP134_157/1449086400 3,2,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9" table:formula="of:=['data entry'.B51]&amp;&quot; &quot;&amp;[.C51]&amp;&quot;,&quot;&amp;[.D51]&amp;&quot;,&quot;&amp;[.E51]" office:value-type="string" office:string-value="IFP134_158/1449086400 3,2,3" calcext:value-type="string">
            <text:p>IFP134_158/1449086400 3,2,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9" table:formula="of:=['data entry'.B52]&amp;&quot; &quot;&amp;[.C52]&amp;&quot;,&quot;&amp;[.D52]&amp;&quot;,&quot;&amp;[.E52]" office:value-type="string" office:string-value="IFP134_159/1449086400 3,2,2" calcext:value-type="string">
            <text:p>IFP134_159/1449086400 3,2,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9" table:formula="of:=['data entry'.B53]&amp;&quot; &quot;&amp;[.C53]&amp;&quot;,&quot;&amp;[.D53]&amp;&quot;,&quot;&amp;[.E53]" office:value-type="string" office:string-value="IFP134_160/1449086400 3,2,1" calcext:value-type="string">
            <text:p>IFP134_160/1449086400 3,2,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9" table:formula="of:=['data entry'.B54]&amp;&quot; &quot;&amp;[.C54]&amp;&quot;,&quot;&amp;[.D54]&amp;&quot;,&quot;&amp;[.E54]" office:value-type="string" office:string-value="IFP134_161/1449086400 4,2,4" calcext:value-type="string">
            <text:p>IFP134_161/1449086400 4,2,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9" table:formula="of:=['data entry'.B55]&amp;&quot; &quot;&amp;[.C55]&amp;&quot;,&quot;&amp;[.D55]&amp;&quot;,&quot;&amp;[.E55]" office:value-type="string" office:string-value="IFP134_162/1449086400 4,2,3" calcext:value-type="string">
            <text:p>IFP134_162/1449086400 4,2,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9" table:formula="of:=['data entry'.B56]&amp;&quot; &quot;&amp;[.C56]&amp;&quot;,&quot;&amp;[.D56]&amp;&quot;,&quot;&amp;[.E56]" office:value-type="string" office:string-value="IFP134_163/1449086400 4,2,2" calcext:value-type="string">
            <text:p>IFP134_163/1449086400 4,2,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9" table:formula="of:=['data entry'.B57]&amp;&quot; &quot;&amp;[.C57]&amp;&quot;,&quot;&amp;[.D57]&amp;&quot;,&quot;&amp;[.E57]" office:value-type="string" office:string-value="IFP134_164/1449086400 4,2,1" calcext:value-type="string">
            <text:p>IFP134_164/1449086400 4,2,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9" table:formula="of:=['data entry'.B58]&amp;&quot; &quot;&amp;[.C58]&amp;&quot;,&quot;&amp;[.D58]&amp;&quot;,&quot;&amp;[.E58]" office:value-type="string" office:string-value="IFP134_165/1449086400 5,2,4" calcext:value-type="string">
            <text:p>IFP134_165/1449086400 5,2,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9" table:formula="of:=['data entry'.B59]&amp;&quot; &quot;&amp;[.C59]&amp;&quot;,&quot;&amp;[.D59]&amp;&quot;,&quot;&amp;[.E59]" office:value-type="string" office:string-value="IFP134_166/1449086400 5,2,3" calcext:value-type="string">
            <text:p>IFP134_166/1449086400 5,2,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9" table:formula="of:=['data entry'.B60]&amp;&quot; &quot;&amp;[.C60]&amp;&quot;,&quot;&amp;[.D60]&amp;&quot;,&quot;&amp;[.E60]" office:value-type="string" office:string-value="IFP134_167/1449086400 5,2,2" calcext:value-type="string">
            <text:p>IFP134_167/1449086400 5,2,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9" table:formula="of:=['data entry'.B61]&amp;&quot; &quot;&amp;[.C61]&amp;&quot;,&quot;&amp;[.D61]&amp;&quot;,&quot;&amp;[.E61]" office:value-type="string" office:string-value="IFP134_168/1449086400 5,2,1" calcext:value-type="string">
            <text:p>IFP134_168/1449086400 5,2,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9" table:formula="of:=['data entry'.B62]&amp;&quot; &quot;&amp;[.C62]&amp;&quot;,&quot;&amp;[.D62]&amp;&quot;,&quot;&amp;[.E62]" office:value-type="string" office:string-value="IFP134_169/1449086400 6,2,4" calcext:value-type="string">
            <text:p>IFP134_169/1449086400 6,2,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9" table:formula="of:=['data entry'.B63]&amp;&quot; &quot;&amp;[.C63]&amp;&quot;,&quot;&amp;[.D63]&amp;&quot;,&quot;&amp;[.E63]" office:value-type="string" office:string-value="IFP134_170/1449086400 6,2,3" calcext:value-type="string">
            <text:p>IFP134_170/1449086400 6,2,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9" table:formula="of:=['data entry'.B64]&amp;&quot; &quot;&amp;[.C64]&amp;&quot;,&quot;&amp;[.D64]&amp;&quot;,&quot;&amp;[.E64]" office:value-type="string" office:string-value="IFP134_171/1449086400 6,2,2" calcext:value-type="string">
            <text:p>IFP134_171/1449086400 6,2,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9" table:formula="of:=['data entry'.B65]&amp;&quot; &quot;&amp;[.C65]&amp;&quot;,&quot;&amp;[.D65]&amp;&quot;,&quot;&amp;[.E65]" office:value-type="string" office:string-value="IFP134_172/1449086400 6,2,1" calcext:value-type="string">
            <text:p>IFP134_172/1449086400 6,2,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9" table:formula="of:=['data entry'.B66]&amp;&quot; &quot;&amp;[.C66]&amp;&quot;,&quot;&amp;[.D66]&amp;&quot;,&quot;&amp;[.E66]" office:value-type="string" office:string-value="IFP134_173/1449086400 7,2,4" calcext:value-type="string">
            <text:p>IFP134_173/1449086400 7,2,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9" table:formula="of:=['data entry'.B67]&amp;&quot; &quot;&amp;[.C67]&amp;&quot;,&quot;&amp;[.D67]&amp;&quot;,&quot;&amp;[.E67]" office:value-type="string" office:string-value="IFP134_174/1449086400 7,2,3" calcext:value-type="string">
            <text:p>IFP134_174/1449086400 7,2,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9" table:formula="of:=['data entry'.B68]&amp;&quot; &quot;&amp;[.C68]&amp;&quot;,&quot;&amp;[.D68]&amp;&quot;,&quot;&amp;[.E68]" office:value-type="string" office:string-value="IFP134_175/1449086400 7,2,2" calcext:value-type="string">
            <text:p>IFP134_175/1449086400 7,2,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9" table:formula="of:=['data entry'.B69]&amp;&quot; &quot;&amp;[.C69]&amp;&quot;,&quot;&amp;[.D69]&amp;&quot;,&quot;&amp;[.E69]" office:value-type="string" office:string-value="IFP134_176/1449086400 7,2,1" calcext:value-type="string">
            <text:p>IFP134_176/1449086400 7,2,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9" table:formula="of:=['data entry'.B70]&amp;&quot; &quot;&amp;[.C70]&amp;&quot;,&quot;&amp;[.D70]&amp;&quot;,&quot;&amp;[.E70]" office:value-type="string" office:string-value="IFP134_177/1449086400 8,2,4" calcext:value-type="string">
            <text:p>IFP134_177/1449086400 8,2,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9" table:formula="of:=['data entry'.B71]&amp;&quot; &quot;&amp;[.C71]&amp;&quot;,&quot;&amp;[.D71]&amp;&quot;,&quot;&amp;[.E71]" office:value-type="string" office:string-value="IFP134_178/1449086400 8,2,3" calcext:value-type="string">
            <text:p>IFP134_178/1449086400 8,2,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table:formula="of:=['data entry'.C2]&amp;&quot; &quot;&amp;[.C72]&amp;&quot;,&quot;&amp;[.D72]&amp;&quot;,&quot;&amp;[.E72]" office:value-type="string" office:string-value="IFP143_1/1449086400 8,2,2" calcext:value-type="string">
            <text:p>IFP143_1/1449086400 8,2,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9" table:formula="of:=['data entry'.C3]&amp;&quot; &quot;&amp;[.C73]&amp;&quot;,&quot;&amp;[.D73]&amp;&quot;,&quot;&amp;[.E73]" office:value-type="string" office:string-value="IFP143_2/1449086400 8,2,1" calcext:value-type="string">
            <text:p>IFP143_2/1449086400 8,2,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9" table:formula="of:=['data entry'.C4]&amp;&quot; &quot;&amp;[.C74]&amp;&quot;,&quot;&amp;[.D74]&amp;&quot;,&quot;&amp;[.E74]" office:value-type="string" office:string-value="IFP143_3/1449086400 9,2,4" calcext:value-type="string">
            <text:p>IFP143_3/1449086400 9,2,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9" table:formula="of:=['data entry'.C5]&amp;&quot; &quot;&amp;[.C75]&amp;&quot;,&quot;&amp;[.D75]&amp;&quot;,&quot;&amp;[.E75]" office:value-type="string" office:string-value="IFP143_4/1449086400 9,2,3" calcext:value-type="string">
            <text:p>IFP143_4/1449086400 9,2,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9" table:formula="of:=['data entry'.C6]&amp;&quot; &quot;&amp;[.C76]&amp;&quot;,&quot;&amp;[.D76]&amp;&quot;,&quot;&amp;[.E76]" office:value-type="string" office:string-value="IFP143_5/1449086400 9,2,2" calcext:value-type="string">
            <text:p>IFP143_5/1449086400 9,2,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9" table:formula="of:=['data entry'.C7]&amp;&quot; &quot;&amp;[.C77]&amp;&quot;,&quot;&amp;[.D77]&amp;&quot;,&quot;&amp;[.E77]" office:value-type="string" office:string-value="IFP143_6/1449086400 9,2,1" calcext:value-type="string">
            <text:p>IFP143_6/1449086400 9,2,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9" table:formula="of:=['data entry'.C8]&amp;&quot; &quot;&amp;[.C78]&amp;&quot;,&quot;&amp;[.D78]&amp;&quot;,&quot;&amp;[.E78]" office:value-type="string" office:string-value="IFP143_7/1449086400 10,2,4" calcext:value-type="string">
            <text:p>IFP143_7/1449086400 10,2,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9" table:formula="of:=['data entry'.C9]&amp;&quot; &quot;&amp;[.C79]&amp;&quot;,&quot;&amp;[.D79]&amp;&quot;,&quot;&amp;[.E79]" office:value-type="string" office:string-value="IFP143_8/1449086400 10,2,3" calcext:value-type="string">
            <text:p>IFP143_8/1449086400 10,2,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9" table:formula="of:=['data entry'.C10]&amp;&quot; &quot;&amp;[.C80]&amp;&quot;,&quot;&amp;[.D80]&amp;&quot;,&quot;&amp;[.E80]" office:value-type="string" office:string-value="IFP143_9/1449086400 10,2,2" calcext:value-type="string">
            <text:p>IFP143_9/1449086400 10,2,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9" table:formula="of:=['data entry'.C11]&amp;&quot; &quot;&amp;[.C81]&amp;&quot;,&quot;&amp;[.D81]&amp;&quot;,&quot;&amp;[.E81]" office:value-type="string" office:string-value="IFP143_10/1449086400 10,2,1" calcext:value-type="string">
            <text:p>IFP143_10/1449086400 10,2,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9" table:formula="of:=['data entry'.C12]&amp;&quot; &quot;&amp;[.C82]&amp;&quot;,&quot;&amp;[.D82]&amp;&quot;,&quot;&amp;[.E82]" office:value-type="string" office:string-value="IFP143_11/1449086400 1,3,4" calcext:value-type="string">
            <text:p>IFP143_11/1449086400 1,3,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9" table:formula="of:=['data entry'.C13]&amp;&quot; &quot;&amp;[.C83]&amp;&quot;,&quot;&amp;[.D83]&amp;&quot;,&quot;&amp;[.E83]" office:value-type="string" office:string-value="IFP143_12/1449086400 1,3,3" calcext:value-type="string">
            <text:p>IFP143_12/1449086400 1,3,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9" table:formula="of:=['data entry'.C14]&amp;&quot; &quot;&amp;[.C84]&amp;&quot;,&quot;&amp;[.D84]&amp;&quot;,&quot;&amp;[.E84]" office:value-type="string" office:string-value="IFP143_13/1449086400 1,3,2" calcext:value-type="string">
            <text:p>IFP143_13/1449086400 1,3,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9" table:formula="of:=['data entry'.C15]&amp;&quot; &quot;&amp;[.C85]&amp;&quot;,&quot;&amp;[.D85]&amp;&quot;,&quot;&amp;[.E85]" office:value-type="string" office:string-value="IFP143_14/1449086400 1,3,1" calcext:value-type="string">
            <text:p>IFP143_14/1449086400 1,3,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9" table:formula="of:=['data entry'.C16]&amp;&quot; &quot;&amp;[.C86]&amp;&quot;,&quot;&amp;[.D86]&amp;&quot;,&quot;&amp;[.E86]" office:value-type="string" office:string-value="IFP143_15/1449086400 2,3,4" calcext:value-type="string">
            <text:p>IFP143_15/1449086400 2,3,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9" table:formula="of:=['data entry'.C17]&amp;&quot; &quot;&amp;[.C87]&amp;&quot;,&quot;&amp;[.D87]&amp;&quot;,&quot;&amp;[.E87]" office:value-type="string" office:string-value="IFP143_16/1449086400 2,3,3" calcext:value-type="string">
            <text:p>IFP143_16/1449086400 2,3,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9" table:formula="of:=['data entry'.C18]&amp;&quot; &quot;&amp;[.C88]&amp;&quot;,&quot;&amp;[.D88]&amp;&quot;,&quot;&amp;[.E88]" office:value-type="string" office:string-value="IFP143_17/1449086400 2,3,2" calcext:value-type="string">
            <text:p>IFP143_17/1449086400 2,3,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9" table:formula="of:=['data entry'.C19]&amp;&quot; &quot;&amp;[.C89]&amp;&quot;,&quot;&amp;[.D89]&amp;&quot;,&quot;&amp;[.E89]" office:value-type="string" office:string-value="IFP143_18/1449086400 2,3,1" calcext:value-type="string">
            <text:p>IFP143_18/1449086400 2,3,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9" table:formula="of:=['data entry'.C20]&amp;&quot; &quot;&amp;[.C90]&amp;&quot;,&quot;&amp;[.D90]&amp;&quot;,&quot;&amp;[.E90]" office:value-type="string" office:string-value="IFP143_19/1449086400 3,3,4" calcext:value-type="string">
            <text:p>IFP143_19/1449086400 3,3,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9" table:formula="of:=['data entry'.C21]&amp;&quot; &quot;&amp;[.C91]&amp;&quot;,&quot;&amp;[.D91]&amp;&quot;,&quot;&amp;[.E91]" office:value-type="string" office:string-value="IFP143_20/1449086400 3,3,3" calcext:value-type="string">
            <text:p>IFP143_20/1449086400 3,3,3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9" table:formula="of:=['data entry'.C22]&amp;&quot; &quot;&amp;[.C92]&amp;&quot;,&quot;&amp;[.D92]&amp;&quot;,&quot;&amp;[.E92]" office:value-type="string" office:string-value="IFP143_21/1449086400 3,3,2" calcext:value-type="string">
            <text:p>IFP143_21/1449086400 3,3,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9" table:formula="of:=['data entry'.C23]&amp;&quot; &quot;&amp;[.C93]&amp;&quot;,&quot;&amp;[.D93]&amp;&quot;,&quot;&amp;[.E93]" office:value-type="string" office:string-value="IFP143_22/1449086400 3,3,1" calcext:value-type="string">
            <text:p>IFP143_22/1449086400 3,3,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9" table:formula="of:=['data entry'.C24]&amp;&quot; &quot;&amp;[.C94]&amp;&quot;,&quot;&amp;[.D94]&amp;&quot;,&quot;&amp;[.E94]" office:value-type="string" office:string-value="IFP143_23/1449086400 4,3,4" calcext:value-type="string">
            <text:p>IFP143_23/1449086400 4,3,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9" table:formula="of:=['data entry'.C25]&amp;&quot; &quot;&amp;[.C95]&amp;&quot;,&quot;&amp;[.D95]&amp;&quot;,&quot;&amp;[.E95]" office:value-type="string" office:string-value="IFP143_24/1449086400 4,3,3" calcext:value-type="string">
            <text:p>IFP143_24/1449086400 4,3,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9" table:formula="of:=['data entry'.C26]&amp;&quot; &quot;&amp;[.C96]&amp;&quot;,&quot;&amp;[.D96]&amp;&quot;,&quot;&amp;[.E96]" office:value-type="string" office:string-value="IFP143_25/1449086400 4,3,2" calcext:value-type="string">
            <text:p>IFP143_25/1449086400 4,3,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9" table:formula="of:=['data entry'.C27]&amp;&quot; &quot;&amp;[.C97]&amp;&quot;,&quot;&amp;[.D97]&amp;&quot;,&quot;&amp;[.E97]" office:value-type="string" office:string-value="IFP143_26/1449086400 4,3,1" calcext:value-type="string">
            <text:p>IFP143_26/1449086400 4,3,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9" table:formula="of:=['data entry'.C28]&amp;&quot; &quot;&amp;[.C98]&amp;&quot;,&quot;&amp;[.D98]&amp;&quot;,&quot;&amp;[.E98]" office:value-type="string" office:string-value="IFP143_27/1449086400 5,3,4" calcext:value-type="string">
            <text:p>IFP143_27/1449086400 5,3,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9" table:formula="of:=['data entry'.C29]&amp;&quot; &quot;&amp;[.C99]&amp;&quot;,&quot;&amp;[.D99]&amp;&quot;,&quot;&amp;[.E99]" office:value-type="string" office:string-value="IFP143_28/1449086400 5,3,3" calcext:value-type="string">
            <text:p>IFP143_28/1449086400 5,3,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9" table:formula="of:=['data entry'.C30]&amp;&quot; &quot;&amp;[.C100]&amp;&quot;,&quot;&amp;[.D100]&amp;&quot;,&quot;&amp;[.E100]" office:value-type="string" office:string-value="IFP143_29/1449086400 5,3,2" calcext:value-type="string">
            <text:p>IFP143_29/1449086400 5,3,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9" table:formula="of:=['data entry'.C31]&amp;&quot; &quot;&amp;[.C101]&amp;&quot;,&quot;&amp;[.D101]&amp;&quot;,&quot;&amp;[.E101]" office:value-type="string" office:string-value="IFP143_30/1449086400 5,3,1" calcext:value-type="string">
            <text:p>IFP143_30/1449086400 5,3,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9" table:formula="of:=['data entry'.C32]&amp;&quot; &quot;&amp;[.C102]&amp;&quot;,&quot;&amp;[.D102]&amp;&quot;,&quot;&amp;[.E102]" office:value-type="string" office:string-value="IFP143_31/1449086400 6,3,4" calcext:value-type="string">
            <text:p>IFP143_31/1449086400 6,3,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9" table:formula="of:=['data entry'.C33]&amp;&quot; &quot;&amp;[.C103]&amp;&quot;,&quot;&amp;[.D103]&amp;&quot;,&quot;&amp;[.E103]" office:value-type="string" office:string-value="IFP143_32/1449086400 6,3,3" calcext:value-type="string">
            <text:p>IFP143_32/1449086400 6,3,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9" table:formula="of:=['data entry'.C34]&amp;&quot; &quot;&amp;[.C104]&amp;&quot;,&quot;&amp;[.D104]&amp;&quot;,&quot;&amp;[.E104]" office:value-type="string" office:string-value="IFP143_33/1449086400 6,3,2" calcext:value-type="string">
            <text:p>IFP143_33/1449086400 6,3,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9" table:formula="of:=['data entry'.C35]&amp;&quot; &quot;&amp;[.C105]&amp;&quot;,&quot;&amp;[.D105]&amp;&quot;,&quot;&amp;[.E105]" office:value-type="string" office:string-value="IFP143_34/1449086400 6,3,1" calcext:value-type="string">
            <text:p>IFP143_34/1449086400 6,3,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9" table:formula="of:=['data entry'.C36]&amp;&quot; &quot;&amp;[.C106]&amp;&quot;,&quot;&amp;[.D106]&amp;&quot;,&quot;&amp;[.E106]" office:value-type="string" office:string-value="IFP143_35/1449086400 7,3,4" calcext:value-type="string">
            <text:p>IFP143_35/1449086400 7,3,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9" table:formula="of:=['data entry'.C37]&amp;&quot; &quot;&amp;[.C107]&amp;&quot;,&quot;&amp;[.D107]&amp;&quot;,&quot;&amp;[.E107]" office:value-type="string" office:string-value="IFP143_36/1449086400 7,3,3" calcext:value-type="string">
            <text:p>IFP143_36/1449086400 7,3,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9" table:formula="of:=['data entry'.C38]&amp;&quot; &quot;&amp;[.C108]&amp;&quot;,&quot;&amp;[.D108]&amp;&quot;,&quot;&amp;[.E108]" office:value-type="string" office:string-value="IFP143_37/1449086400 7,3,2" calcext:value-type="string">
            <text:p>IFP143_37/1449086400 7,3,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9" table:formula="of:=['data entry'.C39]&amp;&quot; &quot;&amp;[.C109]&amp;&quot;,&quot;&amp;[.D109]&amp;&quot;,&quot;&amp;[.E109]" office:value-type="string" office:string-value="IFP143_38/1449086400 7,3,1" calcext:value-type="string">
            <text:p>IFP143_38/1449086400 7,3,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9" table:formula="of:=['data entry'.C40]&amp;&quot; &quot;&amp;[.C110]&amp;&quot;,&quot;&amp;[.D110]&amp;&quot;,&quot;&amp;[.E110]" office:value-type="string" office:string-value="IFP143_39/1449086400 8,3,4" calcext:value-type="string">
            <text:p>IFP143_39/1449086400 8,3,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9" table:formula="of:=['data entry'.C41]&amp;&quot; &quot;&amp;[.C111]&amp;&quot;,&quot;&amp;[.D111]&amp;&quot;,&quot;&amp;[.E111]" office:value-type="string" office:string-value="IFP143_40/1449086400 8,3,3" calcext:value-type="string">
            <text:p>IFP143_40/1449086400 8,3,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9" table:formula="of:=['data entry'.C42]&amp;&quot; &quot;&amp;[.C112]&amp;&quot;,&quot;&amp;[.D112]&amp;&quot;,&quot;&amp;[.E112]" office:value-type="string" office:string-value="IFP143_41/1449086400 8,3,2" calcext:value-type="string">
            <text:p>IFP143_41/1449086400 8,3,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9" table:formula="of:=['data entry'.C43]&amp;&quot; &quot;&amp;[.C113]&amp;&quot;,&quot;&amp;[.D113]&amp;&quot;,&quot;&amp;[.E113]" office:value-type="string" office:string-value="IFP143_42/1449086400 8,3,1" calcext:value-type="string">
            <text:p>IFP143_42/1449086400 8,3,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9" table:formula="of:=['data entry'.C44]&amp;&quot; &quot;&amp;[.C114]&amp;&quot;,&quot;&amp;[.D114]&amp;&quot;,&quot;&amp;[.E114]" office:value-type="string" office:string-value="IFP143_43/1449086400 9,3,4" calcext:value-type="string">
            <text:p>IFP143_43/1449086400 9,3,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9" table:formula="of:=['data entry'.C45]&amp;&quot; &quot;&amp;[.C115]&amp;&quot;,&quot;&amp;[.D115]&amp;&quot;,&quot;&amp;[.E115]" office:value-type="string" office:string-value="IFP143_44/1449086400 9,3,3" calcext:value-type="string">
            <text:p>IFP143_44/1449086400 9,3,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9" table:formula="of:=['data entry'.C46]&amp;&quot; &quot;&amp;[.C116]&amp;&quot;,&quot;&amp;[.D116]&amp;&quot;,&quot;&amp;[.E116]" office:value-type="string" office:string-value="IFP143_45/1449086400 9,3,2" calcext:value-type="string">
            <text:p>IFP143_45/1449086400 9,3,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9" table:formula="of:=['data entry'.C47]&amp;&quot; &quot;&amp;[.C117]&amp;&quot;,&quot;&amp;[.D117]&amp;&quot;,&quot;&amp;[.E117]" office:value-type="string" office:string-value="IFP143_46/1449086400 9,3,1" calcext:value-type="string">
            <text:p>IFP143_46/1449086400 9,3,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9" table:formula="of:=['data entry'.C48]&amp;&quot; &quot;&amp;[.C118]&amp;&quot;,&quot;&amp;[.D118]&amp;&quot;,&quot;&amp;[.E118]" office:value-type="string" office:string-value="IFP143_47/1449086400 10,3,4" calcext:value-type="string">
            <text:p>IFP143_47/1449086400 10,3,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9" table:formula="of:=['data entry'.C49]&amp;&quot; &quot;&amp;[.C119]&amp;&quot;,&quot;&amp;[.D119]&amp;&quot;,&quot;&amp;[.E119]" office:value-type="string" office:string-value="IFP143_48/1449086400 10,3,3" calcext:value-type="string">
            <text:p>IFP143_48/1449086400 10,3,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9" table:formula="of:=['data entry'.C50]&amp;&quot; &quot;&amp;[.C120]&amp;&quot;,&quot;&amp;[.D120]&amp;&quot;,&quot;&amp;[.E120]" office:value-type="string" office:string-value="IFP143_49/1449086400 10,3,2" calcext:value-type="string">
            <text:p>IFP143_49/1449086400 10,3,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9" table:formula="of:=['data entry'.C51]&amp;&quot; &quot;&amp;[.C121]&amp;&quot;,&quot;&amp;[.D121]&amp;&quot;,&quot;&amp;[.E121]" office:value-type="string" office:string-value="IFP143_50/1449086400 10,3,1" calcext:value-type="string">
            <text:p>IFP143_50/1449086400 10,3,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9" table:formula="of:=['data entry'.C52]&amp;&quot; &quot;&amp;[.C122]&amp;&quot;,&quot;&amp;[.D122]&amp;&quot;,&quot;&amp;[.E122]" office:value-type="string" office:string-value="IFP143_51/1449086400 1,4,4" calcext:value-type="string">
            <text:p>IFP143_51/1449086400 1,4,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9" table:formula="of:=['data entry'.C53]&amp;&quot; &quot;&amp;[.C123]&amp;&quot;,&quot;&amp;[.D123]&amp;&quot;,&quot;&amp;[.E123]" office:value-type="string" office:string-value="IFP143_52/1449086400 1,4,3" calcext:value-type="string">
            <text:p>IFP143_52/1449086400 1,4,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9" table:formula="of:=['data entry'.C54]&amp;&quot; &quot;&amp;[.C124]&amp;&quot;,&quot;&amp;[.D124]&amp;&quot;,&quot;&amp;[.E124]" office:value-type="string" office:string-value="IFP143_53/1449086400 1,4,2" calcext:value-type="string">
            <text:p>IFP143_53/1449086400 1,4,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9" table:formula="of:=['data entry'.C55]&amp;&quot; &quot;&amp;[.C125]&amp;&quot;,&quot;&amp;[.D125]&amp;&quot;,&quot;&amp;[.E125]" office:value-type="string" office:string-value="IFP143_54/1449086400 1,4,1" calcext:value-type="string">
            <text:p>IFP143_54/1449086400 1,4,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9" table:formula="of:=['data entry'.C56]&amp;&quot; &quot;&amp;[.C126]&amp;&quot;,&quot;&amp;[.D126]&amp;&quot;,&quot;&amp;[.E126]" office:value-type="string" office:string-value="IFP143_55/1449086400 2,4,4" calcext:value-type="string">
            <text:p>IFP143_55/1449086400 2,4,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9" table:formula="of:=['data entry'.C57]&amp;&quot; &quot;&amp;[.C127]&amp;&quot;,&quot;&amp;[.D127]&amp;&quot;,&quot;&amp;[.E127]" office:value-type="string" office:string-value="IFP143_56/1449086400 2,4,3" calcext:value-type="string">
            <text:p>IFP143_56/1449086400 2,4,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9" table:formula="of:=['data entry'.C58]&amp;&quot; &quot;&amp;[.C128]&amp;&quot;,&quot;&amp;[.D128]&amp;&quot;,&quot;&amp;[.E128]" office:value-type="string" office:string-value="IFP143_57/1449086400 2,4,2" calcext:value-type="string">
            <text:p>IFP143_57/1449086400 2,4,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9" table:formula="of:=['data entry'.C59]&amp;&quot; &quot;&amp;[.C129]&amp;&quot;,&quot;&amp;[.D129]&amp;&quot;,&quot;&amp;[.E129]" office:value-type="string" office:string-value="IFP143_58/1449086400 2,4,1" calcext:value-type="string">
            <text:p>IFP143_58/1449086400 2,4,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9" table:formula="of:=['data entry'.C60]&amp;&quot; &quot;&amp;[.C130]&amp;&quot;,&quot;&amp;[.D130]&amp;&quot;,&quot;&amp;[.E130]" office:value-type="string" office:string-value="IFP143_59/1449086400 3,4,4" calcext:value-type="string">
            <text:p>IFP143_59/1449086400 3,4,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9" table:formula="of:=['data entry'.C61]&amp;&quot; &quot;&amp;[.C131]&amp;&quot;,&quot;&amp;[.D131]&amp;&quot;,&quot;&amp;[.E131]" office:value-type="string" office:string-value="IFP143_60/1449086400 3,4,3" calcext:value-type="string">
            <text:p>IFP143_60/1449086400 3,4,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9" table:formula="of:=['data entry'.C62]&amp;&quot; &quot;&amp;[.C132]&amp;&quot;,&quot;&amp;[.D132]&amp;&quot;,&quot;&amp;[.E132]" office:value-type="string" office:string-value="IFP143_61/1449086400 3,4,2" calcext:value-type="string">
            <text:p>IFP143_61/1449086400 3,4,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9" table:formula="of:=['data entry'.C63]&amp;&quot; &quot;&amp;[.C133]&amp;&quot;,&quot;&amp;[.D133]&amp;&quot;,&quot;&amp;[.E133]" office:value-type="string" office:string-value="IFP143_62/1449086400 3,4,1" calcext:value-type="string">
            <text:p>IFP143_62/1449086400 3,4,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9" table:formula="of:=['data entry'.C64]&amp;&quot; &quot;&amp;[.C134]&amp;&quot;,&quot;&amp;[.D134]&amp;&quot;,&quot;&amp;[.E134]" office:value-type="string" office:string-value="IFP143_63/1449086400 4,4,4" calcext:value-type="string">
            <text:p>IFP143_63/1449086400 4,4,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9" table:formula="of:=['data entry'.C65]&amp;&quot; &quot;&amp;[.C135]&amp;&quot;,&quot;&amp;[.D135]&amp;&quot;,&quot;&amp;[.E135]" office:value-type="string" office:string-value="IFP143_64/1449086400 4,4,3" calcext:value-type="string">
            <text:p>IFP143_64/1449086400 4,4,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9" table:formula="of:=['data entry'.C66]&amp;&quot; &quot;&amp;[.C136]&amp;&quot;,&quot;&amp;[.D136]&amp;&quot;,&quot;&amp;[.E136]" office:value-type="string" office:string-value="IFP143_65/1449086400 4,4,2" calcext:value-type="string">
            <text:p>IFP143_65/1449086400 4,4,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9" table:formula="of:=['data entry'.C67]&amp;&quot; &quot;&amp;[.C137]&amp;&quot;,&quot;&amp;[.D137]&amp;&quot;,&quot;&amp;[.E137]" office:value-type="string" office:string-value="IFP143_66/1449086400 4,4,1" calcext:value-type="string">
            <text:p>IFP143_66/1449086400 4,4,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9" table:formula="of:=['data entry'.C68]&amp;&quot; &quot;&amp;[.C138]&amp;&quot;,&quot;&amp;[.D138]&amp;&quot;,&quot;&amp;[.E138]" office:value-type="string" office:string-value="IFP143_67/1449086400 5,4,4" calcext:value-type="string">
            <text:p>IFP143_67/1449086400 5,4,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9" table:formula="of:=['data entry'.C69]&amp;&quot; &quot;&amp;[.C139]&amp;&quot;,&quot;&amp;[.D139]&amp;&quot;,&quot;&amp;[.E139]" office:value-type="string" office:string-value="IFP143_68/1449086400 5,4,3" calcext:value-type="string">
            <text:p>IFP143_68/1449086400 5,4,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9" table:formula="of:=['data entry'.C70]&amp;&quot; &quot;&amp;[.C140]&amp;&quot;,&quot;&amp;[.D140]&amp;&quot;,&quot;&amp;[.E140]" office:value-type="string" office:string-value="IFP143_69/1449086400 5,4,2" calcext:value-type="string">
            <text:p>IFP143_69/1449086400 5,4,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9" table:formula="of:=['data entry'.C71]&amp;&quot; &quot;&amp;[.C141]&amp;&quot;,&quot;&amp;[.D141]&amp;&quot;,&quot;&amp;[.E141]" office:value-type="string" office:string-value="IFP143_70/1449086400 5,4,1" calcext:value-type="string">
            <text:p>IFP143_70/1449086400 5,4,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table:formula="of:=['data entry'.D2]&amp;&quot; &quot;&amp;[.C142]&amp;&quot;,&quot;&amp;[.D142]&amp;&quot;,&quot;&amp;[.E142]" office:value-type="string" office:string-value="SS104_140/1449086400 6,4,4" calcext:value-type="string">
            <text:p>SS104_140/1449086400 6,4,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9" table:formula="of:=['data entry'.D3]&amp;&quot; &quot;&amp;[.C143]&amp;&quot;,&quot;&amp;[.D143]&amp;&quot;,&quot;&amp;[.E143]" office:value-type="string" office:string-value="SS104_141/1449086400 6,4,3" calcext:value-type="string">
            <text:p>SS104_141/1449086400 6,4,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9" table:formula="of:=['data entry'.D4]&amp;&quot; &quot;&amp;[.C144]&amp;&quot;,&quot;&amp;[.D144]&amp;&quot;,&quot;&amp;[.E144]" office:value-type="string" office:string-value="SS104_142/1449086400 6,4,2" calcext:value-type="string">
            <text:p>SS104_142/1449086400 6,4,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9" table:formula="of:=['data entry'.D5]&amp;&quot; &quot;&amp;[.C145]&amp;&quot;,&quot;&amp;[.D145]&amp;&quot;,&quot;&amp;[.E145]" office:value-type="string" office:string-value="SS104_143/1449086400 6,4,1" calcext:value-type="string">
            <text:p>SS104_143/1449086400 6,4,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9" table:formula="of:=['data entry'.D6]&amp;&quot; &quot;&amp;[.C146]&amp;&quot;,&quot;&amp;[.D146]&amp;&quot;,&quot;&amp;[.E146]" office:value-type="string" office:string-value="SS104_144/1449086400 7,4,4" calcext:value-type="string">
            <text:p>SS104_144/1449086400 7,4,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9" table:formula="of:=['data entry'.D7]&amp;&quot; &quot;&amp;[.C147]&amp;&quot;,&quot;&amp;[.D147]&amp;&quot;,&quot;&amp;[.E147]" office:value-type="string" office:string-value="SS104_145/1449086400 7,4,3" calcext:value-type="string">
            <text:p>SS104_145/1449086400 7,4,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9" table:formula="of:=['data entry'.D8]&amp;&quot; &quot;&amp;[.C148]&amp;&quot;,&quot;&amp;[.D148]&amp;&quot;,&quot;&amp;[.E148]" office:value-type="string" office:string-value="SS104_146/1449086400 7,4,2" calcext:value-type="string">
            <text:p>SS104_146/1449086400 7,4,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9" table:formula="of:=['data entry'.D9]&amp;&quot; &quot;&amp;[.C149]&amp;&quot;,&quot;&amp;[.D149]&amp;&quot;,&quot;&amp;[.E149]" office:value-type="string" office:string-value="SS104_147/1449086400 7,4,1" calcext:value-type="string">
            <text:p>SS104_147/1449086400 7,4,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9" table:formula="of:=['data entry'.D10]&amp;&quot; &quot;&amp;[.C150]&amp;&quot;,&quot;&amp;[.D150]&amp;&quot;,&quot;&amp;[.E150]" office:value-type="string" office:string-value="SS104_148/1449086400 8,4,4" calcext:value-type="string">
            <text:p>SS104_148/1449086400 8,4,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9" table:formula="of:=['data entry'.D11]&amp;&quot; &quot;&amp;[.C151]&amp;&quot;,&quot;&amp;[.D151]&amp;&quot;,&quot;&amp;[.E151]" office:value-type="string" office:string-value="SS104_149/1449086400 8,4,3" calcext:value-type="string">
            <text:p>SS104_149/1449086400 8,4,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9" table:formula="of:=['data entry'.D12]&amp;&quot; &quot;&amp;[.C152]&amp;&quot;,&quot;&amp;[.D152]&amp;&quot;,&quot;&amp;[.E152]" office:value-type="string" office:string-value="SS104_150/1449086400 8,4,2" calcext:value-type="string">
            <text:p>SS104_150/1449086400 8,4,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9" table:formula="of:=['data entry'.D13]&amp;&quot; &quot;&amp;[.C153]&amp;&quot;,&quot;&amp;[.D153]&amp;&quot;,&quot;&amp;[.E153]" office:value-type="string" office:string-value="SS104_151/1449086400 8,4,1" calcext:value-type="string">
            <text:p>SS104_151/1449086400 8,4,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9" table:formula="of:=['data entry'.D14]&amp;&quot; &quot;&amp;[.C154]&amp;&quot;,&quot;&amp;[.D154]&amp;&quot;,&quot;&amp;[.E154]" office:value-type="string" office:string-value="SS104_152/1449086400 9,4,4" calcext:value-type="string">
            <text:p>SS104_152/1449086400 9,4,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9" table:formula="of:=['data entry'.D15]&amp;&quot; &quot;&amp;[.C155]&amp;&quot;,&quot;&amp;[.D155]&amp;&quot;,&quot;&amp;[.E155]" office:value-type="string" office:string-value="SS104_153/1449086400 9,4,3" calcext:value-type="string">
            <text:p>SS104_153/1449086400 9,4,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9" table:formula="of:=['data entry'.D16]&amp;&quot; &quot;&amp;[.C156]&amp;&quot;,&quot;&amp;[.D156]&amp;&quot;,&quot;&amp;[.E156]" office:value-type="string" office:string-value="SS104_154/1449086400 9,4,2" calcext:value-type="string">
            <text:p>SS104_154/1449086400 9,4,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9" table:formula="of:=['data entry'.D17]&amp;&quot; &quot;&amp;[.C157]&amp;&quot;,&quot;&amp;[.D157]&amp;&quot;,&quot;&amp;[.E157]" office:value-type="string" office:string-value="SS104_155/1449086400 9,4,1" calcext:value-type="string">
            <text:p>SS104_155/1449086400 9,4,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9" table:formula="of:=['data entry'.D18]&amp;&quot; &quot;&amp;[.C158]&amp;&quot;,&quot;&amp;[.D158]&amp;&quot;,&quot;&amp;[.E158]" office:value-type="string" office:string-value="SS104_156/1449086400 10,4,4" calcext:value-type="string">
            <text:p>SS104_156/1449086400 10,4,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9" table:formula="of:=['data entry'.D19]&amp;&quot; &quot;&amp;[.C159]&amp;&quot;,&quot;&amp;[.D159]&amp;&quot;,&quot;&amp;[.E159]" office:value-type="string" office:string-value="SS104_157/1449086400 10,4,3" calcext:value-type="string">
            <text:p>SS104_157/1449086400 10,4,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9" table:formula="of:=['data entry'.D20]&amp;&quot; &quot;&amp;[.C160]&amp;&quot;,&quot;&amp;[.D160]&amp;&quot;,&quot;&amp;[.E160]" office:value-type="string" office:string-value="SS104_158/1449086400 10,4,2" calcext:value-type="string">
            <text:p>SS104_158/1449086400 10,4,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9" table:formula="of:=['data entry'.D21]&amp;&quot; &quot;&amp;[.C161]&amp;&quot;,&quot;&amp;[.D161]&amp;&quot;,&quot;&amp;[.E161]" office:value-type="string" office:string-value="SS104_159/1449086400 10,4,1" calcext:value-type="string">
            <text:p>SS104_159/1449086400 10,4,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9" table:formula="of:=['data entry'.D22]&amp;&quot; &quot;&amp;[.C162]&amp;&quot;,&quot;&amp;[.D162]&amp;&quot;,&quot;&amp;[.E162]" office:value-type="string" office:string-value="SS104_160/1449086400 1,5,4" calcext:value-type="string">
            <text:p>SS104_160/1449086400 1,5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9" table:formula="of:=['data entry'.D23]&amp;&quot; &quot;&amp;[.C163]&amp;&quot;,&quot;&amp;[.D163]&amp;&quot;,&quot;&amp;[.E163]" office:value-type="string" office:string-value="SS104_161/1449086400 1,5,3" calcext:value-type="string">
            <text:p>SS104_161/1449086400 1,5,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9" table:formula="of:=['data entry'.D24]&amp;&quot; &quot;&amp;[.C164]&amp;&quot;,&quot;&amp;[.D164]&amp;&quot;,&quot;&amp;[.E164]" office:value-type="string" office:string-value="SS104_162/1449086400 1,5,2" calcext:value-type="string">
            <text:p>SS104_162/1449086400 1,5,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9" table:formula="of:=['data entry'.D25]&amp;&quot; &quot;&amp;[.C165]&amp;&quot;,&quot;&amp;[.D165]&amp;&quot;,&quot;&amp;[.E165]" office:value-type="string" office:string-value="SS104_163/1449086400 1,5,1" calcext:value-type="string">
            <text:p>SS104_163/1449086400 1,5,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9" table:formula="of:=['data entry'.D26]&amp;&quot; &quot;&amp;[.C166]&amp;&quot;,&quot;&amp;[.D166]&amp;&quot;,&quot;&amp;[.E166]" office:value-type="string" office:string-value="SS104_164/1449086400 2,5,4" calcext:value-type="string">
            <text:p>SS104_164/1449086400 2,5,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9" table:formula="of:=['data entry'.D27]&amp;&quot; &quot;&amp;[.C167]&amp;&quot;,&quot;&amp;[.D167]&amp;&quot;,&quot;&amp;[.E167]" office:value-type="string" office:string-value="SS104_165/1449086400 2,5,3" calcext:value-type="string">
            <text:p>SS104_165/1449086400 2,5,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9" table:formula="of:=['data entry'.D28]&amp;&quot; &quot;&amp;[.C168]&amp;&quot;,&quot;&amp;[.D168]&amp;&quot;,&quot;&amp;[.E168]" office:value-type="string" office:string-value="SS104_166/1449086400 2,5,2" calcext:value-type="string">
            <text:p>SS104_166/1449086400 2,5,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9" table:formula="of:=['data entry'.D29]&amp;&quot; &quot;&amp;[.C169]&amp;&quot;,&quot;&amp;[.D169]&amp;&quot;,&quot;&amp;[.E169]" office:value-type="string" office:string-value="SS104_167/1449086400 2,5,1" calcext:value-type="string">
            <text:p>SS104_167/1449086400 2,5,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9" table:formula="of:=['data entry'.D30]&amp;&quot; &quot;&amp;[.C170]&amp;&quot;,&quot;&amp;[.D170]&amp;&quot;,&quot;&amp;[.E170]" office:value-type="string" office:string-value="SS104_168/1449086400 3,5,4" calcext:value-type="string">
            <text:p>SS104_168/1449086400 3,5,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9" table:formula="of:=['data entry'.D31]&amp;&quot; &quot;&amp;[.C171]&amp;&quot;,&quot;&amp;[.D171]&amp;&quot;,&quot;&amp;[.E171]" office:value-type="string" office:string-value="SS104_169/1449086400 3,5,3" calcext:value-type="string">
            <text:p>SS104_169/1449086400 3,5,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9" table:formula="of:=['data entry'.D32]&amp;&quot; &quot;&amp;[.C172]&amp;&quot;,&quot;&amp;[.D172]&amp;&quot;,&quot;&amp;[.E172]" office:value-type="string" office:string-value="SS104_170/1449086400 3,5,2" calcext:value-type="string">
            <text:p>SS104_170/1449086400 3,5,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9" table:formula="of:=['data entry'.D33]&amp;&quot; &quot;&amp;[.C173]&amp;&quot;,&quot;&amp;[.D173]&amp;&quot;,&quot;&amp;[.E173]" office:value-type="string" office:string-value="SS104_171/1449086400 3,5,1" calcext:value-type="string">
            <text:p>SS104_171/1449086400 3,5,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9" table:formula="of:=['data entry'.D34]&amp;&quot; &quot;&amp;[.C174]&amp;&quot;,&quot;&amp;[.D174]&amp;&quot;,&quot;&amp;[.E174]" office:value-type="string" office:string-value="SS104_172/1449086400 4,5,4" calcext:value-type="string">
            <text:p>SS104_172/1449086400 4,5,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9" table:formula="of:=['data entry'.D35]&amp;&quot; &quot;&amp;[.C175]&amp;&quot;,&quot;&amp;[.D175]&amp;&quot;,&quot;&amp;[.E175]" office:value-type="string" office:string-value="SS104_173/1449086400 4,5,3" calcext:value-type="string">
            <text:p>SS104_173/1449086400 4,5,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9" table:formula="of:=['data entry'.D36]&amp;&quot; &quot;&amp;[.C176]&amp;&quot;,&quot;&amp;[.D176]&amp;&quot;,&quot;&amp;[.E176]" office:value-type="string" office:string-value="SS104_174/1449086400 4,5,2" calcext:value-type="string">
            <text:p>SS104_174/1449086400 4,5,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9" table:formula="of:=['data entry'.D37]&amp;&quot; &quot;&amp;[.C177]&amp;&quot;,&quot;&amp;[.D177]&amp;&quot;,&quot;&amp;[.E177]" office:value-type="string" office:string-value="SS104_175/1449086400 4,5,1" calcext:value-type="string">
            <text:p>SS104_175/1449086400 4,5,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9" table:formula="of:=['data entry'.D38]&amp;&quot; &quot;&amp;[.C178]&amp;&quot;,&quot;&amp;[.D178]&amp;&quot;,&quot;&amp;[.E178]" office:value-type="string" office:string-value="SS104_176/1449086400 5,5,4" calcext:value-type="string">
            <text:p>SS104_176/1449086400 5,5,4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9" table:formula="of:=['data entry'.D39]&amp;&quot; &quot;&amp;[.C179]&amp;&quot;,&quot;&amp;[.D179]&amp;&quot;,&quot;&amp;[.E179]" office:value-type="string" office:string-value="SS104_177/1449086400 5,5,3" calcext:value-type="string">
            <text:p>SS104_177/1449086400 5,5,3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9" table:formula="of:=['data entry'.D40]&amp;&quot; &quot;&amp;[.C180]&amp;&quot;,&quot;&amp;[.D180]&amp;&quot;,&quot;&amp;[.E180]" office:value-type="string" office:string-value="SS104_178/1449086400 5,5,2" calcext:value-type="string">
            <text:p>SS104_178/1449086400 5,5,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9" table:formula="of:=['data entry'.D41]&amp;&quot; &quot;&amp;[.C181]&amp;&quot;,&quot;&amp;[.D181]&amp;&quot;,&quot;&amp;[.E181]" office:value-type="string" office:string-value="SS104_179/1449086400 5,5,1" calcext:value-type="string">
            <text:p>SS104_179/1449086400 5,5,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9" table:formula="of:=['data entry'.D42]&amp;&quot; &quot;&amp;[.C182]&amp;&quot;,&quot;&amp;[.D182]&amp;&quot;,&quot;&amp;[.E182]" office:value-type="string" office:string-value="SS104_180/1449086400 6,5,4" calcext:value-type="string">
            <text:p>SS104_180/1449086400 6,5,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9" table:formula="of:=['data entry'.D43]&amp;&quot; &quot;&amp;[.C183]&amp;&quot;,&quot;&amp;[.D183]&amp;&quot;,&quot;&amp;[.E183]" office:value-type="string" office:string-value="SS104_181/1449086400 6,5,3" calcext:value-type="string">
            <text:p>SS104_181/1449086400 6,5,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9" table:formula="of:=['data entry'.D44]&amp;&quot; &quot;&amp;[.C184]&amp;&quot;,&quot;&amp;[.D184]&amp;&quot;,&quot;&amp;[.E184]" office:value-type="string" office:string-value="SS104_182/1449086400 6,5,2" calcext:value-type="string">
            <text:p>SS104_182/1449086400 6,5,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9" table:formula="of:=['data entry'.D45]&amp;&quot; &quot;&amp;[.C185]&amp;&quot;,&quot;&amp;[.D185]&amp;&quot;,&quot;&amp;[.E185]" office:value-type="string" office:string-value="SS104_183/1449086400 6,5,1" calcext:value-type="string">
            <text:p>SS104_183/1449086400 6,5,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9" table:formula="of:=['data entry'.D46]&amp;&quot; &quot;&amp;[.C186]&amp;&quot;,&quot;&amp;[.D186]&amp;&quot;,&quot;&amp;[.E186]" office:value-type="string" office:string-value="SS104_184/1449086400 7,5,4" calcext:value-type="string">
            <text:p>SS104_184/1449086400 7,5,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9" table:formula="of:=['data entry'.D47]&amp;&quot; &quot;&amp;[.C187]&amp;&quot;,&quot;&amp;[.D187]&amp;&quot;,&quot;&amp;[.E187]" office:value-type="string" office:string-value="SS104_185/1449086400 7,5,3" calcext:value-type="string">
            <text:p>SS104_185/1449086400 7,5,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9" table:formula="of:=['data entry'.D48]&amp;&quot; &quot;&amp;[.C188]&amp;&quot;,&quot;&amp;[.D188]&amp;&quot;,&quot;&amp;[.E188]" office:value-type="string" office:string-value="SS104_186/1449086400 7,5,2" calcext:value-type="string">
            <text:p>SS104_186/1449086400 7,5,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9" table:formula="of:=['data entry'.D49]&amp;&quot; &quot;&amp;[.C189]&amp;&quot;,&quot;&amp;[.D189]&amp;&quot;,&quot;&amp;[.E189]" office:value-type="string" office:string-value="SS104_187/1449086400 7,5,1" calcext:value-type="string">
            <text:p>SS104_187/1449086400 7,5,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9" table:formula="of:=['data entry'.D50]&amp;&quot; &quot;&amp;[.C190]&amp;&quot;,&quot;&amp;[.D190]&amp;&quot;,&quot;&amp;[.E190]" office:value-type="string" office:string-value="SS104_188/1449086400 8,5,4" calcext:value-type="string">
            <text:p>SS104_188/1449086400 8,5,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9" table:formula="of:=['data entry'.D51]&amp;&quot; &quot;&amp;[.C191]&amp;&quot;,&quot;&amp;[.D191]&amp;&quot;,&quot;&amp;[.E191]" office:value-type="string" office:string-value="SS104_189/1449086400 8,5,3" calcext:value-type="string">
            <text:p>SS104_189/1449086400 8,5,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9" table:formula="of:=['data entry'.D52]&amp;&quot; &quot;&amp;[.C192]&amp;&quot;,&quot;&amp;[.D192]&amp;&quot;,&quot;&amp;[.E192]" office:value-type="string" office:string-value="SS104_190/1449086400 8,5,2" calcext:value-type="string">
            <text:p>SS104_190/1449086400 8,5,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9" table:formula="of:=['data entry'.D53]&amp;&quot; &quot;&amp;[.C193]&amp;&quot;,&quot;&amp;[.D193]&amp;&quot;,&quot;&amp;[.E193]" office:value-type="string" office:string-value="SS104_191/1449086400 8,5,1" calcext:value-type="string">
            <text:p>SS104_191/1449086400 8,5,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9" table:formula="of:=['data entry'.D54]&amp;&quot; &quot;&amp;[.C194]&amp;&quot;,&quot;&amp;[.D194]&amp;&quot;,&quot;&amp;[.E194]" office:value-type="string" office:string-value="SS104_192/1449086400 9,5,4" calcext:value-type="string">
            <text:p>SS104_192/1449086400 9,5,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9" table:formula="of:=['data entry'.D55]&amp;&quot; &quot;&amp;[.C195]&amp;&quot;,&quot;&amp;[.D195]&amp;&quot;,&quot;&amp;[.E195]" office:value-type="string" office:string-value="SS104_193/1449086400 9,5,3" calcext:value-type="string">
            <text:p>SS104_193/1449086400 9,5,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9" table:formula="of:=['data entry'.D56]&amp;&quot; &quot;&amp;[.C196]&amp;&quot;,&quot;&amp;[.D196]&amp;&quot;,&quot;&amp;[.E196]" office:value-type="string" office:string-value="SS104_194/1449086400 9,5,2" calcext:value-type="string">
            <text:p>SS104_194/1449086400 9,5,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9" table:formula="of:=['data entry'.D57]&amp;&quot; &quot;&amp;[.C197]&amp;&quot;,&quot;&amp;[.D197]&amp;&quot;,&quot;&amp;[.E197]" office:value-type="string" office:string-value="SS104_195/1449086400 9,5,1" calcext:value-type="string">
            <text:p>SS104_195/1449086400 9,5,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9" table:formula="of:=['data entry'.D58]&amp;&quot; &quot;&amp;[.C198]&amp;&quot;,&quot;&amp;[.D198]&amp;&quot;,&quot;&amp;[.E198]" office:value-type="string" office:string-value="SS104_196/1449086400 10,5,4" calcext:value-type="string">
            <text:p>SS104_196/1449086400 10,5,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9" table:formula="of:=['data entry'.D59]&amp;&quot; &quot;&amp;[.C199]&amp;&quot;,&quot;&amp;[.D199]&amp;&quot;,&quot;&amp;[.E199]" office:value-type="string" office:string-value="SS104_197/1449086400 10,5,3" calcext:value-type="string">
            <text:p>SS104_197/1449086400 10,5,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9" table:formula="of:=['data entry'.D60]&amp;&quot; &quot;&amp;[.C200]&amp;&quot;,&quot;&amp;[.D200]&amp;&quot;,&quot;&amp;[.E200]" office:value-type="string" office:string-value="SS104_198/1449086400 10,5,2" calcext:value-type="string">
            <text:p>SS104_198/1449086400 10,5,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9" table:formula="of:=['data entry'.D61]&amp;&quot; &quot;&amp;[.C201]&amp;&quot;,&quot;&amp;[.D201]&amp;&quot;,&quot;&amp;[.E201]" office:value-type="string" office:string-value="SS104_199/1449086400 10,5,1" calcext:value-type="string">
            <text:p>SS104_199/1449086400 10,5,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9" table:formula="of:=['data entry'.D62]&amp;&quot; &quot;&amp;[.C202]&amp;&quot;,&quot;&amp;[.D202]&amp;&quot;,&quot;&amp;[.E202]" office:value-type="string" office:string-value="SS104_200/1449086400 1,6,4" calcext:value-type="string">
            <text:p>SS104_200/1449086400 1,6,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9" table:formula="of:=['data entry'.D63]&amp;&quot; &quot;&amp;[.C203]&amp;&quot;,&quot;&amp;[.D203]&amp;&quot;,&quot;&amp;[.E203]" office:value-type="string" office:string-value="SS104_201/1449086400 1,6,3" calcext:value-type="string">
            <text:p>SS104_201/1449086400 1,6,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9" table:formula="of:=['data entry'.D64]&amp;&quot; &quot;&amp;[.C204]&amp;&quot;,&quot;&amp;[.D204]&amp;&quot;,&quot;&amp;[.E204]" office:value-type="string" office:string-value="SS104_202/1449086400 1,6,2" calcext:value-type="string">
            <text:p>SS104_202/1449086400 1,6,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9" table:formula="of:=['data entry'.D65]&amp;&quot; &quot;&amp;[.C205]&amp;&quot;,&quot;&amp;[.D205]&amp;&quot;,&quot;&amp;[.E205]" office:value-type="string" office:string-value="SS104_203/1449086400 1,6,1" calcext:value-type="string">
            <text:p>SS104_203/1449086400 1,6,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9" table:formula="of:=['data entry'.D66]&amp;&quot; &quot;&amp;[.C206]&amp;&quot;,&quot;&amp;[.D206]&amp;&quot;,&quot;&amp;[.E206]" office:value-type="string" office:string-value="SS104_204/1449086400 2,6,4" calcext:value-type="string">
            <text:p>SS104_204/1449086400 2,6,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9" table:formula="of:=['data entry'.D67]&amp;&quot; &quot;&amp;[.C207]&amp;&quot;,&quot;&amp;[.D207]&amp;&quot;,&quot;&amp;[.E207]" office:value-type="string" office:string-value="SS104_205/1449086400 2,6,3" calcext:value-type="string">
            <text:p>SS104_205/1449086400 2,6,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9" table:formula="of:=['data entry'.D68]&amp;&quot; &quot;&amp;[.C208]&amp;&quot;,&quot;&amp;[.D208]&amp;&quot;,&quot;&amp;[.E208]" office:value-type="string" office:string-value="SS104_206/1449086400 2,6,2" calcext:value-type="string">
            <text:p>SS104_206/1449086400 2,6,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9" table:formula="of:=['data entry'.D69]&amp;&quot; &quot;&amp;[.C209]&amp;&quot;,&quot;&amp;[.D209]&amp;&quot;,&quot;&amp;[.E209]" office:value-type="string" office:string-value="SS104_207/1449086400 2,6,1" calcext:value-type="string">
            <text:p>SS104_207/1449086400 2,6,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9" table:formula="of:=['data entry'.D70]&amp;&quot; &quot;&amp;[.C210]&amp;&quot;,&quot;&amp;[.D210]&amp;&quot;,&quot;&amp;[.E210]" office:value-type="string" office:string-value="SS104_208/1449086400 3,6,4" calcext:value-type="string">
            <text:p>SS104_208/1449086400 3,6,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9" table:formula="of:=['data entry'.D71]&amp;&quot; &quot;&amp;[.C211]&amp;&quot;,&quot;&amp;[.D211]&amp;&quot;,&quot;&amp;[.E211]" office:value-type="string" office:string-value="SS104_209/1449086400 3,6,3" calcext:value-type="string">
            <text:p>SS104_209/1449086400 3,6,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table:formula="of:=['data entry'.E2]&amp;&quot; &quot;&amp;[.C212]&amp;&quot;,&quot;&amp;[.D212]&amp;&quot;,&quot;&amp;[.E212]" office:value-type="string" office:string-value="IFP177_1/1449086400 3,6,2" calcext:value-type="string">
            <text:p>IFP177_1/1449086400 3,6,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9" table:formula="of:=['data entry'.E3]&amp;&quot; &quot;&amp;[.C213]&amp;&quot;,&quot;&amp;[.D213]&amp;&quot;,&quot;&amp;[.E213]" office:value-type="string" office:string-value="IFP177_2/1449086400 3,6,1" calcext:value-type="string">
            <text:p>IFP177_2/1449086400 3,6,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9" table:formula="of:=['data entry'.E4]&amp;&quot; &quot;&amp;[.C214]&amp;&quot;,&quot;&amp;[.D214]&amp;&quot;,&quot;&amp;[.E214]" office:value-type="string" office:string-value="IFP177_3/1449086400 4,6,4" calcext:value-type="string">
            <text:p>IFP177_3/1449086400 4,6,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9" table:formula="of:=['data entry'.E5]&amp;&quot; &quot;&amp;[.C215]&amp;&quot;,&quot;&amp;[.D215]&amp;&quot;,&quot;&amp;[.E215]" office:value-type="string" office:string-value="IFP177_4/1449086400 4,6,3" calcext:value-type="string">
            <text:p>IFP177_4/1449086400 4,6,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9" table:formula="of:=['data entry'.E6]&amp;&quot; &quot;&amp;[.C216]&amp;&quot;,&quot;&amp;[.D216]&amp;&quot;,&quot;&amp;[.E216]" office:value-type="string" office:string-value="IFP177_5/1449086400 4,6,2" calcext:value-type="string">
            <text:p>IFP177_5/1449086400 4,6,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9" table:formula="of:=['data entry'.E7]&amp;&quot; &quot;&amp;[.C217]&amp;&quot;,&quot;&amp;[.D217]&amp;&quot;,&quot;&amp;[.E217]" office:value-type="string" office:string-value="IFP177_6/1449086400 4,6,1" calcext:value-type="string">
            <text:p>IFP177_6/1449086400 4,6,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9" table:formula="of:=['data entry'.E8]&amp;&quot; &quot;&amp;[.C218]&amp;&quot;,&quot;&amp;[.D218]&amp;&quot;,&quot;&amp;[.E218]" office:value-type="string" office:string-value="IFP177_7/1449086400 5,6,4" calcext:value-type="string">
            <text:p>IFP177_7/1449086400 5,6,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9" table:formula="of:=['data entry'.E9]&amp;&quot; &quot;&amp;[.C219]&amp;&quot;,&quot;&amp;[.D219]&amp;&quot;,&quot;&amp;[.E219]" office:value-type="string" office:string-value="IFP177_8/1449086400 5,6,3" calcext:value-type="string">
            <text:p>IFP177_8/1449086400 5,6,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9" table:formula="of:=['data entry'.E10]&amp;&quot; &quot;&amp;[.C220]&amp;&quot;,&quot;&amp;[.D220]&amp;&quot;,&quot;&amp;[.E220]" office:value-type="string" office:string-value="IFP177_9/1449086400 5,6,2" calcext:value-type="string">
            <text:p>IFP177_9/1449086400 5,6,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9" table:formula="of:=['data entry'.E11]&amp;&quot; &quot;&amp;[.C221]&amp;&quot;,&quot;&amp;[.D221]&amp;&quot;,&quot;&amp;[.E221]" office:value-type="string" office:string-value="IFP177_10/1449086400 5,6,1" calcext:value-type="string">
            <text:p>IFP177_10/1449086400 5,6,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9" table:formula="of:=['data entry'.E12]&amp;&quot; &quot;&amp;[.C222]&amp;&quot;,&quot;&amp;[.D222]&amp;&quot;,&quot;&amp;[.E222]" office:value-type="string" office:string-value="IFP177_11/1449086400 6,6,4" calcext:value-type="string">
            <text:p>IFP177_11/1449086400 6,6,4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9" table:formula="of:=['data entry'.E13]&amp;&quot; &quot;&amp;[.C223]&amp;&quot;,&quot;&amp;[.D223]&amp;&quot;,&quot;&amp;[.E223]" office:value-type="string" office:string-value="IFP177_12/1449086400 6,6,3" calcext:value-type="string">
            <text:p>IFP177_12/1449086400 6,6,3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9" table:formula="of:=['data entry'.E14]&amp;&quot; &quot;&amp;[.C224]&amp;&quot;,&quot;&amp;[.D224]&amp;&quot;,&quot;&amp;[.E224]" office:value-type="string" office:string-value="IFP177_13/1449086400 6,6,2" calcext:value-type="string">
            <text:p>IFP177_13/1449086400 6,6,2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9" table:formula="of:=['data entry'.E15]&amp;&quot; &quot;&amp;[.C225]&amp;&quot;,&quot;&amp;[.D225]&amp;&quot;,&quot;&amp;[.E225]" office:value-type="string" office:string-value="IFP177_14/1449086400 6,6,1" calcext:value-type="string">
            <text:p>IFP177_14/1449086400 6,6,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9" table:formula="of:=['data entry'.E16]&amp;&quot; &quot;&amp;[.C226]&amp;&quot;,&quot;&amp;[.D226]&amp;&quot;,&quot;&amp;[.E226]" office:value-type="string" office:string-value="IFP177_15/1449086400 7,6,4" calcext:value-type="string">
            <text:p>IFP177_15/1449086400 7,6,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9" table:formula="of:=['data entry'.E17]&amp;&quot; &quot;&amp;[.C227]&amp;&quot;,&quot;&amp;[.D227]&amp;&quot;,&quot;&amp;[.E227]" office:value-type="string" office:string-value="IFP177_16/1449086400 7,6,3" calcext:value-type="string">
            <text:p>IFP177_16/1449086400 7,6,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9" table:formula="of:=['data entry'.E18]&amp;&quot; &quot;&amp;[.C228]&amp;&quot;,&quot;&amp;[.D228]&amp;&quot;,&quot;&amp;[.E228]" office:value-type="string" office:string-value="IFP177_17/1449086400 7,6,2" calcext:value-type="string">
            <text:p>IFP177_17/1449086400 7,6,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9" table:formula="of:=['data entry'.E19]&amp;&quot; &quot;&amp;[.C229]&amp;&quot;,&quot;&amp;[.D229]&amp;&quot;,&quot;&amp;[.E229]" office:value-type="string" office:string-value="IFP177_18/1449086400 7,6,1" calcext:value-type="string">
            <text:p>IFP177_18/1449086400 7,6,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9" table:formula="of:=['data entry'.E20]&amp;&quot; &quot;&amp;[.C230]&amp;&quot;,&quot;&amp;[.D230]&amp;&quot;,&quot;&amp;[.E230]" office:value-type="string" office:string-value="IFP177_19/1449086400 8,6,4" calcext:value-type="string">
            <text:p>IFP177_19/1449086400 8,6,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9" table:formula="of:=['data entry'.E21]&amp;&quot; &quot;&amp;[.C231]&amp;&quot;,&quot;&amp;[.D231]&amp;&quot;,&quot;&amp;[.E231]" office:value-type="string" office:string-value="IFP177_20/1449086400 8,6,3" calcext:value-type="string">
            <text:p>IFP177_20/1449086400 8,6,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9" table:formula="of:=['data entry'.E22]&amp;&quot; &quot;&amp;[.C232]&amp;&quot;,&quot;&amp;[.D232]&amp;&quot;,&quot;&amp;[.E232]" office:value-type="string" office:string-value="IFP177_21/1449086400 8,6,2" calcext:value-type="string">
            <text:p>IFP177_21/1449086400 8,6,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9" table:formula="of:=['data entry'.E23]&amp;&quot; &quot;&amp;[.C233]&amp;&quot;,&quot;&amp;[.D233]&amp;&quot;,&quot;&amp;[.E233]" office:value-type="string" office:string-value="IFP177_22/1449086400 8,6,1" calcext:value-type="string">
            <text:p>IFP177_22/1449086400 8,6,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9" table:formula="of:=['data entry'.E24]&amp;&quot; &quot;&amp;[.C234]&amp;&quot;,&quot;&amp;[.D234]&amp;&quot;,&quot;&amp;[.E234]" office:value-type="string" office:string-value="IFP177_23/1449086400 9,6,4" calcext:value-type="string">
            <text:p>IFP177_23/1449086400 9,6,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9" table:formula="of:=['data entry'.E25]&amp;&quot; &quot;&amp;[.C235]&amp;&quot;,&quot;&amp;[.D235]&amp;&quot;,&quot;&amp;[.E235]" office:value-type="string" office:string-value="IFP177_24/1449086400 9,6,3" calcext:value-type="string">
            <text:p>IFP177_24/1449086400 9,6,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9" table:formula="of:=['data entry'.E26]&amp;&quot; &quot;&amp;[.C236]&amp;&quot;,&quot;&amp;[.D236]&amp;&quot;,&quot;&amp;[.E236]" office:value-type="string" office:string-value="IFP177_25/1449086400 9,6,2" calcext:value-type="string">
            <text:p>IFP177_25/1449086400 9,6,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9" table:formula="of:=['data entry'.E27]&amp;&quot; &quot;&amp;[.C237]&amp;&quot;,&quot;&amp;[.D237]&amp;&quot;,&quot;&amp;[.E237]" office:value-type="string" office:string-value="IFP177_26/1449086400 9,6,1" calcext:value-type="string">
            <text:p>IFP177_26/1449086400 9,6,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9" table:formula="of:=['data entry'.E28]&amp;&quot; &quot;&amp;[.C238]&amp;&quot;,&quot;&amp;[.D238]&amp;&quot;,&quot;&amp;[.E238]" office:value-type="string" office:string-value="IFP177_27/1449086400 10,6,4" calcext:value-type="string">
            <text:p>IFP177_27/1449086400 10,6,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9" table:formula="of:=['data entry'.E29]&amp;&quot; &quot;&amp;[.C239]&amp;&quot;,&quot;&amp;[.D239]&amp;&quot;,&quot;&amp;[.E239]" office:value-type="string" office:string-value="IFP177_28/1449086400 10,6,3" calcext:value-type="string">
            <text:p>IFP177_28/1449086400 10,6,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9" table:formula="of:=['data entry'.E30]&amp;&quot; &quot;&amp;[.C240]&amp;&quot;,&quot;&amp;[.D240]&amp;&quot;,&quot;&amp;[.E240]" office:value-type="string" office:string-value="IFP177_29/1449086400 10,6,2" calcext:value-type="string">
            <text:p>IFP177_29/1449086400 10,6,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9" table:formula="of:=['data entry'.E31]&amp;&quot; &quot;&amp;[.C241]&amp;&quot;,&quot;&amp;[.D241]&amp;&quot;,&quot;&amp;[.E241]" office:value-type="string" office:string-value="IFP177_30/1449086400 10,6,1" calcext:value-type="string">
            <text:p>IFP177_30/1449086400 10,6,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9" table:formula="of:=['data entry'.E32]&amp;&quot; &quot;&amp;[.C242]&amp;&quot;,&quot;&amp;[.D242]&amp;&quot;,&quot;&amp;[.E242]" office:value-type="string" office:string-value="IFP177_31/1449086400 1,7,4" calcext:value-type="string">
            <text:p>IFP177_31/1449086400 1,7,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9" table:formula="of:=['data entry'.E33]&amp;&quot; &quot;&amp;[.C243]&amp;&quot;,&quot;&amp;[.D243]&amp;&quot;,&quot;&amp;[.E243]" office:value-type="string" office:string-value="IFP177_32/1449086400 1,7,3" calcext:value-type="string">
            <text:p>IFP177_32/1449086400 1,7,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9" table:formula="of:=['data entry'.E34]&amp;&quot; &quot;&amp;[.C244]&amp;&quot;,&quot;&amp;[.D244]&amp;&quot;,&quot;&amp;[.E244]" office:value-type="string" office:string-value="IFP177_33/1449086400 1,7,2" calcext:value-type="string">
            <text:p>IFP177_33/1449086400 1,7,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9" table:formula="of:=['data entry'.E35]&amp;&quot; &quot;&amp;[.C245]&amp;&quot;,&quot;&amp;[.D245]&amp;&quot;,&quot;&amp;[.E245]" office:value-type="string" office:string-value="IFP177_34/1449086400 1,7,1" calcext:value-type="string">
            <text:p>IFP177_34/1449086400 1,7,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9" table:formula="of:=['data entry'.E36]&amp;&quot; &quot;&amp;[.C246]&amp;&quot;,&quot;&amp;[.D246]&amp;&quot;,&quot;&amp;[.E246]" office:value-type="string" office:string-value="IFP177_35/1449086400 2,7,4" calcext:value-type="string">
            <text:p>IFP177_35/1449086400 2,7,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9" table:formula="of:=['data entry'.E37]&amp;&quot; &quot;&amp;[.C247]&amp;&quot;,&quot;&amp;[.D247]&amp;&quot;,&quot;&amp;[.E247]" office:value-type="string" office:string-value="IFP177_36/1449086400 2,7,3" calcext:value-type="string">
            <text:p>IFP177_36/1449086400 2,7,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9" table:formula="of:=['data entry'.E38]&amp;&quot; &quot;&amp;[.C248]&amp;&quot;,&quot;&amp;[.D248]&amp;&quot;,&quot;&amp;[.E248]" office:value-type="string" office:string-value="IFP177_37/1449086400 2,7,2" calcext:value-type="string">
            <text:p>IFP177_37/1449086400 2,7,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9" table:formula="of:=['data entry'.E39]&amp;&quot; &quot;&amp;[.C249]&amp;&quot;,&quot;&amp;[.D249]&amp;&quot;,&quot;&amp;[.E249]" office:value-type="string" office:string-value="IFP177_38/1449086400 2,7,1" calcext:value-type="string">
            <text:p>IFP177_38/1449086400 2,7,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9" table:formula="of:=['data entry'.E40]&amp;&quot; &quot;&amp;[.C250]&amp;&quot;,&quot;&amp;[.D250]&amp;&quot;,&quot;&amp;[.E250]" office:value-type="string" office:string-value="IFP177_39/1449086400 3,7,4" calcext:value-type="string">
            <text:p>IFP177_39/1449086400 3,7,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9" table:formula="of:=['data entry'.E41]&amp;&quot; &quot;&amp;[.C251]&amp;&quot;,&quot;&amp;[.D251]&amp;&quot;,&quot;&amp;[.E251]" office:value-type="string" office:string-value="IFP177_40/1449086400 3,7,3" calcext:value-type="string">
            <text:p>IFP177_40/1449086400 3,7,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9" table:formula="of:=['data entry'.E42]&amp;&quot; &quot;&amp;[.C252]&amp;&quot;,&quot;&amp;[.D252]&amp;&quot;,&quot;&amp;[.E252]" office:value-type="string" office:string-value="IFP177_41/1449086400 3,7,2" calcext:value-type="string">
            <text:p>IFP177_41/1449086400 3,7,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9" table:formula="of:=['data entry'.E43]&amp;&quot; &quot;&amp;[.C253]&amp;&quot;,&quot;&amp;[.D253]&amp;&quot;,&quot;&amp;[.E253]" office:value-type="string" office:string-value="IFP177_42/1449086400 3,7,1" calcext:value-type="string">
            <text:p>IFP177_42/1449086400 3,7,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9" table:formula="of:=['data entry'.E44]&amp;&quot; &quot;&amp;[.C254]&amp;&quot;,&quot;&amp;[.D254]&amp;&quot;,&quot;&amp;[.E254]" office:value-type="string" office:string-value="IFP177_43/1449086400 4,7,4" calcext:value-type="string">
            <text:p>IFP177_43/1449086400 4,7,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9" table:formula="of:=['data entry'.E45]&amp;&quot; &quot;&amp;[.C255]&amp;&quot;,&quot;&amp;[.D255]&amp;&quot;,&quot;&amp;[.E255]" office:value-type="string" office:string-value="IFP177_44/1449086400 4,7,3" calcext:value-type="string">
            <text:p>IFP177_44/1449086400 4,7,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9" table:formula="of:=['data entry'.E46]&amp;&quot; &quot;&amp;[.C256]&amp;&quot;,&quot;&amp;[.D256]&amp;&quot;,&quot;&amp;[.E256]" office:value-type="string" office:string-value="IFP177_45/1449086400 4,7,2" calcext:value-type="string">
            <text:p>IFP177_45/1449086400 4,7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9" table:formula="of:=['data entry'.E47]&amp;&quot; &quot;&amp;[.C257]&amp;&quot;,&quot;&amp;[.D257]&amp;&quot;,&quot;&amp;[.E257]" office:value-type="string" office:string-value="IFP177_46/1449086400 4,7,1" calcext:value-type="string">
            <text:p>IFP177_46/1449086400 4,7,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9" table:formula="of:=['data entry'.E48]&amp;&quot; &quot;&amp;[.C258]&amp;&quot;,&quot;&amp;[.D258]&amp;&quot;,&quot;&amp;[.E258]" office:value-type="string" office:string-value="IFP177_47/1449086400 5,7,4" calcext:value-type="string">
            <text:p>IFP177_47/1449086400 5,7,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9" table:formula="of:=['data entry'.E49]&amp;&quot; &quot;&amp;[.C259]&amp;&quot;,&quot;&amp;[.D259]&amp;&quot;,&quot;&amp;[.E259]" office:value-type="string" office:string-value="IFP177_48/1449086400 5,7,3" calcext:value-type="string">
            <text:p>IFP177_48/1449086400 5,7,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9" table:formula="of:=['data entry'.E50]&amp;&quot; &quot;&amp;[.C260]&amp;&quot;,&quot;&amp;[.D260]&amp;&quot;,&quot;&amp;[.E260]" office:value-type="string" office:string-value="IFP177_49/1449086400 5,7,2" calcext:value-type="string">
            <text:p>IFP177_49/1449086400 5,7,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9" table:formula="of:=['data entry'.E51]&amp;&quot; &quot;&amp;[.C261]&amp;&quot;,&quot;&amp;[.D261]&amp;&quot;,&quot;&amp;[.E261]" office:value-type="string" office:string-value="IFP177_50/1449086400 5,7,1" calcext:value-type="string">
            <text:p>IFP177_50/1449086400 5,7,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9" table:formula="of:=['data entry'.E52]&amp;&quot; &quot;&amp;[.C262]&amp;&quot;,&quot;&amp;[.D262]&amp;&quot;,&quot;&amp;[.E262]" office:value-type="string" office:string-value="IFP177_51/1449086400 6,7,4" calcext:value-type="string">
            <text:p>IFP177_51/1449086400 6,7,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9" table:formula="of:=['data entry'.E53]&amp;&quot; &quot;&amp;[.C263]&amp;&quot;,&quot;&amp;[.D263]&amp;&quot;,&quot;&amp;[.E263]" office:value-type="string" office:string-value="IFP177_52/1449086400 6,7,3" calcext:value-type="string">
            <text:p>IFP177_52/1449086400 6,7,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9" table:formula="of:=['data entry'.E54]&amp;&quot; &quot;&amp;[.C264]&amp;&quot;,&quot;&amp;[.D264]&amp;&quot;,&quot;&amp;[.E264]" office:value-type="string" office:string-value="IFP177_53/1449086400 6,7,2" calcext:value-type="string">
            <text:p>IFP177_53/1449086400 6,7,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9" table:formula="of:=['data entry'.E55]&amp;&quot; &quot;&amp;[.C265]&amp;&quot;,&quot;&amp;[.D265]&amp;&quot;,&quot;&amp;[.E265]" office:value-type="string" office:string-value="IFP177_54/1449086400 6,7,1" calcext:value-type="string">
            <text:p>IFP177_54/1449086400 6,7,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9" table:formula="of:=['data entry'.E56]&amp;&quot; &quot;&amp;[.C266]&amp;&quot;,&quot;&amp;[.D266]&amp;&quot;,&quot;&amp;[.E266]" office:value-type="string" office:string-value="IFP177_55/1449086400 7,7,4" calcext:value-type="string">
            <text:p>IFP177_55/1449086400 7,7,4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9" table:formula="of:=['data entry'.E57]&amp;&quot; &quot;&amp;[.C267]&amp;&quot;,&quot;&amp;[.D267]&amp;&quot;,&quot;&amp;[.E267]" office:value-type="string" office:string-value="IFP177_56/1449086400 7,7,3" calcext:value-type="string">
            <text:p>IFP177_56/1449086400 7,7,3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9" table:formula="of:=['data entry'.E58]&amp;&quot; &quot;&amp;[.C268]&amp;&quot;,&quot;&amp;[.D268]&amp;&quot;,&quot;&amp;[.E268]" office:value-type="string" office:string-value="IFP177_57/1449086400 7,7,2" calcext:value-type="string">
            <text:p>IFP177_57/1449086400 7,7,2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9" table:formula="of:=['data entry'.E59]&amp;&quot; &quot;&amp;[.C269]&amp;&quot;,&quot;&amp;[.D269]&amp;&quot;,&quot;&amp;[.E269]" office:value-type="string" office:string-value="IFP177_58/1449086400 7,7,1" calcext:value-type="string">
            <text:p>IFP177_58/1449086400 7,7,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9" table:formula="of:=['data entry'.E60]&amp;&quot; &quot;&amp;[.C270]&amp;&quot;,&quot;&amp;[.D270]&amp;&quot;,&quot;&amp;[.E270]" office:value-type="string" office:string-value="IFP177_59/1449086400 8,7,4" calcext:value-type="string">
            <text:p>IFP177_59/1449086400 8,7,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9" table:formula="of:=['data entry'.E61]&amp;&quot; &quot;&amp;[.C271]&amp;&quot;,&quot;&amp;[.D271]&amp;&quot;,&quot;&amp;[.E271]" office:value-type="string" office:string-value="IFP177_60/1449086400 8,7,3" calcext:value-type="string">
            <text:p>IFP177_60/1449086400 8,7,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9" table:formula="of:=['data entry'.E62]&amp;&quot; &quot;&amp;[.C272]&amp;&quot;,&quot;&amp;[.D272]&amp;&quot;,&quot;&amp;[.E272]" office:value-type="string" office:string-value="IFP177_61/1449086400 8,7,2" calcext:value-type="string">
            <text:p>IFP177_61/1449086400 8,7,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9" table:formula="of:=['data entry'.E63]&amp;&quot; &quot;&amp;[.C273]&amp;&quot;,&quot;&amp;[.D273]&amp;&quot;,&quot;&amp;[.E273]" office:value-type="string" office:string-value="IFP177_62/1449086400 8,7,1" calcext:value-type="string">
            <text:p>IFP177_62/1449086400 8,7,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9" table:formula="of:=['data entry'.E64]&amp;&quot; &quot;&amp;[.C274]&amp;&quot;,&quot;&amp;[.D274]&amp;&quot;,&quot;&amp;[.E274]" office:value-type="string" office:string-value="IFP177_63/1449086400 9,7,4" calcext:value-type="string">
            <text:p>IFP177_63/1449086400 9,7,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9" table:formula="of:=['data entry'.E65]&amp;&quot; &quot;&amp;[.C275]&amp;&quot;,&quot;&amp;[.D275]&amp;&quot;,&quot;&amp;[.E275]" office:value-type="string" office:string-value="IFP177_64/1449086400 9,7,3" calcext:value-type="string">
            <text:p>IFP177_64/1449086400 9,7,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9" table:formula="of:=['data entry'.E66]&amp;&quot; &quot;&amp;[.C276]&amp;&quot;,&quot;&amp;[.D276]&amp;&quot;,&quot;&amp;[.E276]" office:value-type="string" office:string-value="IFP177_65/1449086400 9,7,2" calcext:value-type="string">
            <text:p>IFP177_65/1449086400 9,7,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9" table:formula="of:=['data entry'.E67]&amp;&quot; &quot;&amp;[.C277]&amp;&quot;,&quot;&amp;[.D277]&amp;&quot;,&quot;&amp;[.E277]" office:value-type="string" office:string-value="IFP177_66/1449086400 9,7,1" calcext:value-type="string">
            <text:p>IFP177_66/1449086400 9,7,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9" table:formula="of:=['data entry'.E68]&amp;&quot; &quot;&amp;[.C278]&amp;&quot;,&quot;&amp;[.D278]&amp;&quot;,&quot;&amp;[.E278]" office:value-type="string" office:string-value="IFP177_67/1449086400 10,7,4" calcext:value-type="string">
            <text:p>IFP177_67/1449086400 10,7,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9" table:formula="of:=['data entry'.E69]&amp;&quot; &quot;&amp;[.C279]&amp;&quot;,&quot;&amp;[.D279]&amp;&quot;,&quot;&amp;[.E279]" office:value-type="string" office:string-value="IFP177_68/1449086400 10,7,3" calcext:value-type="string">
            <text:p>IFP177_68/1449086400 10,7,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9" table:formula="of:=['data entry'.E70]&amp;&quot; &quot;&amp;[.C280]&amp;&quot;,&quot;&amp;[.D280]&amp;&quot;,&quot;&amp;[.E280]" office:value-type="string" office:string-value="IFP177_69/1449086400 10,7,2" calcext:value-type="string">
            <text:p>IFP177_69/1449086400 10,7,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9" table:formula="of:=['data entry'.E71]&amp;&quot; &quot;&amp;[.C281]&amp;&quot;,&quot;&amp;[.D281]&amp;&quot;,&quot;&amp;[.E281]" office:value-type="string" office:string-value="IFP177_70/1449086400 10,7,1" calcext:value-type="string">
            <text:p>IFP177_70/1449086400 10,7,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482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nt labels" table:style-name="ta1" table:print-ranges="'print labels'.A1:'print labels'.D70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" table:number-columns-repeated="1020" table:default-cell-style-name="ce12"/>
        <table:table-row table:style-name="ro3">
          <table:table-cell table:formula="of:=['calculate coordinates'.B2]" office:value-type="string" office:string-value="IFP134_109/1449086400 1,1,4" calcext:value-type="string">
            <text:p>IFP134_109/1449086400 1,1,4</text:p>
          </table:table-cell>
          <table:table-cell table:formula="of:=['calculate coordinates'.B72]" office:value-type="string" office:string-value="IFP143_1/1449086400 8,2,2" calcext:value-type="string">
            <text:p>IFP143_1/1449086400 8,2,2</text:p>
          </table:table-cell>
          <table:table-cell table:formula="of:=['calculate coordinates'.B142]" office:value-type="string" office:string-value="SS104_140/1449086400 6,4,4" calcext:value-type="string">
            <text:p>SS104_140/1449086400 6,4,4</text:p>
          </table:table-cell>
          <table:table-cell table:style-name="ce13" table:formula="of:=['calculate coordinates'.B212]" office:value-type="string" office:string-value="IFP177_1/1449086400 3,6,2" calcext:value-type="string">
            <text:p>IFP177_1/1449086400 3,6,2</text:p>
          </table:table-cell>
          <table:table-cell table:number-columns-repeated="1020"/>
        </table:table-row>
        <table:table-row table:style-name="ro3">
          <table:table-cell table:formula="of:=['calculate coordinates'.B3]" office:value-type="string" office:string-value="IFP134_110/1449086400 1,1,3" calcext:value-type="string">
            <text:p>IFP134_110/1449086400 1,1,3</text:p>
          </table:table-cell>
          <table:table-cell table:formula="of:=['calculate coordinates'.B73]" office:value-type="string" office:string-value="IFP143_2/1449086400 8,2,1" calcext:value-type="string">
            <text:p>IFP143_2/1449086400 8,2,1</text:p>
          </table:table-cell>
          <table:table-cell table:formula="of:=['calculate coordinates'.B143]" office:value-type="string" office:string-value="SS104_141/1449086400 6,4,3" calcext:value-type="string">
            <text:p>SS104_141/1449086400 6,4,3</text:p>
          </table:table-cell>
          <table:table-cell table:style-name="ce13" table:formula="of:=['calculate coordinates'.B213]" office:value-type="string" office:string-value="IFP177_2/1449086400 3,6,1" calcext:value-type="string">
            <text:p>IFP177_2/1449086400 3,6,1</text:p>
          </table:table-cell>
          <table:table-cell table:number-columns-repeated="1020"/>
        </table:table-row>
        <table:table-row table:style-name="ro3">
          <table:table-cell table:formula="of:=['calculate coordinates'.B4]" office:value-type="string" office:string-value="IFP134_111/1449086400 1,1,2" calcext:value-type="string">
            <text:p>IFP134_111/1449086400 1,1,2</text:p>
          </table:table-cell>
          <table:table-cell table:formula="of:=['calculate coordinates'.B74]" office:value-type="string" office:string-value="IFP143_3/1449086400 9,2,4" calcext:value-type="string">
            <text:p>IFP143_3/1449086400 9,2,4</text:p>
          </table:table-cell>
          <table:table-cell table:formula="of:=['calculate coordinates'.B144]" office:value-type="string" office:string-value="SS104_142/1449086400 6,4,2" calcext:value-type="string">
            <text:p>SS104_142/1449086400 6,4,2</text:p>
          </table:table-cell>
          <table:table-cell table:style-name="ce13" table:formula="of:=['calculate coordinates'.B214]" office:value-type="string" office:string-value="IFP177_3/1449086400 4,6,4" calcext:value-type="string">
            <text:p>IFP177_3/1449086400 4,6,4</text:p>
          </table:table-cell>
          <table:table-cell table:number-columns-repeated="1020"/>
        </table:table-row>
        <table:table-row table:style-name="ro3">
          <table:table-cell table:formula="of:=['calculate coordinates'.B5]" office:value-type="string" office:string-value="IFP134_112/1449086400 1,1,1" calcext:value-type="string">
            <text:p>IFP134_112/1449086400 1,1,1</text:p>
          </table:table-cell>
          <table:table-cell table:formula="of:=['calculate coordinates'.B75]" office:value-type="string" office:string-value="IFP143_4/1449086400 9,2,3" calcext:value-type="string">
            <text:p>IFP143_4/1449086400 9,2,3</text:p>
          </table:table-cell>
          <table:table-cell table:formula="of:=['calculate coordinates'.B145]" office:value-type="string" office:string-value="SS104_143/1449086400 6,4,1" calcext:value-type="string">
            <text:p>SS104_143/1449086400 6,4,1</text:p>
          </table:table-cell>
          <table:table-cell table:style-name="ce13" table:formula="of:=['calculate coordinates'.B215]" office:value-type="string" office:string-value="IFP177_4/1449086400 4,6,3" calcext:value-type="string">
            <text:p>IFP177_4/1449086400 4,6,3</text:p>
          </table:table-cell>
          <table:table-cell table:number-columns-repeated="1020"/>
        </table:table-row>
        <table:table-row table:style-name="ro3">
          <table:table-cell table:formula="of:=['calculate coordinates'.B6]" office:value-type="string" office:string-value="IFP134_113/1449086400 2,1,4" calcext:value-type="string">
            <text:p>IFP134_113/1449086400 2,1,4</text:p>
          </table:table-cell>
          <table:table-cell table:formula="of:=['calculate coordinates'.B76]" office:value-type="string" office:string-value="IFP143_5/1449086400 9,2,2" calcext:value-type="string">
            <text:p>IFP143_5/1449086400 9,2,2</text:p>
          </table:table-cell>
          <table:table-cell table:formula="of:=['calculate coordinates'.B146]" office:value-type="string" office:string-value="SS104_144/1449086400 7,4,4" calcext:value-type="string">
            <text:p>SS104_144/1449086400 7,4,4</text:p>
          </table:table-cell>
          <table:table-cell table:style-name="ce13" table:formula="of:=['calculate coordinates'.B216]" office:value-type="string" office:string-value="IFP177_5/1449086400 4,6,2" calcext:value-type="string">
            <text:p>IFP177_5/1449086400 4,6,2</text:p>
          </table:table-cell>
          <table:table-cell table:number-columns-repeated="1020"/>
        </table:table-row>
        <table:table-row table:style-name="ro3">
          <table:table-cell table:formula="of:=['calculate coordinates'.B7]" office:value-type="string" office:string-value="IFP134_114/1449086400 2,1,3" calcext:value-type="string">
            <text:p>IFP134_114/1449086400 2,1,3</text:p>
          </table:table-cell>
          <table:table-cell table:formula="of:=['calculate coordinates'.B77]" office:value-type="string" office:string-value="IFP143_6/1449086400 9,2,1" calcext:value-type="string">
            <text:p>IFP143_6/1449086400 9,2,1</text:p>
          </table:table-cell>
          <table:table-cell table:formula="of:=['calculate coordinates'.B147]" office:value-type="string" office:string-value="SS104_145/1449086400 7,4,3" calcext:value-type="string">
            <text:p>SS104_145/1449086400 7,4,3</text:p>
          </table:table-cell>
          <table:table-cell table:style-name="ce13" table:formula="of:=['calculate coordinates'.B217]" office:value-type="string" office:string-value="IFP177_6/1449086400 4,6,1" calcext:value-type="string">
            <text:p>IFP177_6/1449086400 4,6,1</text:p>
          </table:table-cell>
          <table:table-cell table:number-columns-repeated="1020"/>
        </table:table-row>
        <table:table-row table:style-name="ro3">
          <table:table-cell table:formula="of:=['calculate coordinates'.B8]" office:value-type="string" office:string-value="IFP134_115/1449086400 2,1,2" calcext:value-type="string">
            <text:p>IFP134_115/1449086400 2,1,2</text:p>
          </table:table-cell>
          <table:table-cell table:formula="of:=['calculate coordinates'.B78]" office:value-type="string" office:string-value="IFP143_7/1449086400 10,2,4" calcext:value-type="string">
            <text:p>IFP143_7/1449086400 10,2,4</text:p>
          </table:table-cell>
          <table:table-cell table:formula="of:=['calculate coordinates'.B148]" office:value-type="string" office:string-value="SS104_146/1449086400 7,4,2" calcext:value-type="string">
            <text:p>SS104_146/1449086400 7,4,2</text:p>
          </table:table-cell>
          <table:table-cell table:style-name="ce13" table:formula="of:=['calculate coordinates'.B218]" office:value-type="string" office:string-value="IFP177_7/1449086400 5,6,4" calcext:value-type="string">
            <text:p>IFP177_7/1449086400 5,6,4</text:p>
          </table:table-cell>
          <table:table-cell table:number-columns-repeated="1020"/>
        </table:table-row>
        <table:table-row table:style-name="ro3">
          <table:table-cell table:formula="of:=['calculate coordinates'.B9]" office:value-type="string" office:string-value="IFP134_116/1449086400 2,1,1" calcext:value-type="string">
            <text:p>IFP134_116/1449086400 2,1,1</text:p>
          </table:table-cell>
          <table:table-cell table:formula="of:=['calculate coordinates'.B79]" office:value-type="string" office:string-value="IFP143_8/1449086400 10,2,3" calcext:value-type="string">
            <text:p>IFP143_8/1449086400 10,2,3</text:p>
          </table:table-cell>
          <table:table-cell table:formula="of:=['calculate coordinates'.B149]" office:value-type="string" office:string-value="SS104_147/1449086400 7,4,1" calcext:value-type="string">
            <text:p>SS104_147/1449086400 7,4,1</text:p>
          </table:table-cell>
          <table:table-cell table:style-name="ce13" table:formula="of:=['calculate coordinates'.B219]" office:value-type="string" office:string-value="IFP177_8/1449086400 5,6,3" calcext:value-type="string">
            <text:p>IFP177_8/1449086400 5,6,3</text:p>
          </table:table-cell>
          <table:table-cell table:number-columns-repeated="1020"/>
        </table:table-row>
        <table:table-row table:style-name="ro3">
          <table:table-cell table:formula="of:=['calculate coordinates'.B10]" office:value-type="string" office:string-value="IFP134_117/1449086400 3,1,4" calcext:value-type="string">
            <text:p>IFP134_117/1449086400 3,1,4</text:p>
          </table:table-cell>
          <table:table-cell table:formula="of:=['calculate coordinates'.B80]" office:value-type="string" office:string-value="IFP143_9/1449086400 10,2,2" calcext:value-type="string">
            <text:p>IFP143_9/1449086400 10,2,2</text:p>
          </table:table-cell>
          <table:table-cell table:formula="of:=['calculate coordinates'.B150]" office:value-type="string" office:string-value="SS104_148/1449086400 8,4,4" calcext:value-type="string">
            <text:p>SS104_148/1449086400 8,4,4</text:p>
          </table:table-cell>
          <table:table-cell table:style-name="ce13" table:formula="of:=['calculate coordinates'.B220]" office:value-type="string" office:string-value="IFP177_9/1449086400 5,6,2" calcext:value-type="string">
            <text:p>IFP177_9/1449086400 5,6,2</text:p>
          </table:table-cell>
          <table:table-cell table:number-columns-repeated="1020"/>
        </table:table-row>
        <table:table-row table:style-name="ro3">
          <table:table-cell table:formula="of:=['calculate coordinates'.B11]" office:value-type="string" office:string-value="IFP134_118/1449086400 3,1,3" calcext:value-type="string">
            <text:p>IFP134_118/1449086400 3,1,3</text:p>
          </table:table-cell>
          <table:table-cell table:formula="of:=['calculate coordinates'.B81]" office:value-type="string" office:string-value="IFP143_10/1449086400 10,2,1" calcext:value-type="string">
            <text:p>IFP143_10/1449086400 10,2,1</text:p>
          </table:table-cell>
          <table:table-cell table:formula="of:=['calculate coordinates'.B151]" office:value-type="string" office:string-value="SS104_149/1449086400 8,4,3" calcext:value-type="string">
            <text:p>SS104_149/1449086400 8,4,3</text:p>
          </table:table-cell>
          <table:table-cell table:style-name="ce13" table:formula="of:=['calculate coordinates'.B221]" office:value-type="string" office:string-value="IFP177_10/1449086400 5,6,1" calcext:value-type="string">
            <text:p>IFP177_10/1449086400 5,6,1</text:p>
          </table:table-cell>
          <table:table-cell table:number-columns-repeated="1020"/>
        </table:table-row>
        <table:table-row table:style-name="ro3">
          <table:table-cell table:formula="of:=['calculate coordinates'.B12]" office:value-type="string" office:string-value="IFP134_119/1449086400 3,1,2" calcext:value-type="string">
            <text:p>IFP134_119/1449086400 3,1,2</text:p>
          </table:table-cell>
          <table:table-cell table:formula="of:=['calculate coordinates'.B82]" office:value-type="string" office:string-value="IFP143_11/1449086400 1,3,4" calcext:value-type="string">
            <text:p>IFP143_11/1449086400 1,3,4</text:p>
          </table:table-cell>
          <table:table-cell table:formula="of:=['calculate coordinates'.B152]" office:value-type="string" office:string-value="SS104_150/1449086400 8,4,2" calcext:value-type="string">
            <text:p>SS104_150/1449086400 8,4,2</text:p>
          </table:table-cell>
          <table:table-cell table:style-name="ce13" table:formula="of:=['calculate coordinates'.B222]" office:value-type="string" office:string-value="IFP177_11/1449086400 6,6,4" calcext:value-type="string">
            <text:p>IFP177_11/1449086400 6,6,4</text:p>
          </table:table-cell>
          <table:table-cell table:number-columns-repeated="1020"/>
        </table:table-row>
        <table:table-row table:style-name="ro3">
          <table:table-cell table:formula="of:=['calculate coordinates'.B13]" office:value-type="string" office:string-value="IFP134_120/1449086400 3,1,1" calcext:value-type="string">
            <text:p>IFP134_120/1449086400 3,1,1</text:p>
          </table:table-cell>
          <table:table-cell table:formula="of:=['calculate coordinates'.B83]" office:value-type="string" office:string-value="IFP143_12/1449086400 1,3,3" calcext:value-type="string">
            <text:p>IFP143_12/1449086400 1,3,3</text:p>
          </table:table-cell>
          <table:table-cell table:formula="of:=['calculate coordinates'.B153]" office:value-type="string" office:string-value="SS104_151/1449086400 8,4,1" calcext:value-type="string">
            <text:p>SS104_151/1449086400 8,4,1</text:p>
          </table:table-cell>
          <table:table-cell table:style-name="ce13" table:formula="of:=['calculate coordinates'.B223]" office:value-type="string" office:string-value="IFP177_12/1449086400 6,6,3" calcext:value-type="string">
            <text:p>IFP177_12/1449086400 6,6,3</text:p>
          </table:table-cell>
          <table:table-cell table:number-columns-repeated="1020"/>
        </table:table-row>
        <table:table-row table:style-name="ro3">
          <table:table-cell table:formula="of:=['calculate coordinates'.B14]" office:value-type="string" office:string-value="IFP134_121/1449086400 4,1,4" calcext:value-type="string">
            <text:p>IFP134_121/1449086400 4,1,4</text:p>
          </table:table-cell>
          <table:table-cell table:formula="of:=['calculate coordinates'.B84]" office:value-type="string" office:string-value="IFP143_13/1449086400 1,3,2" calcext:value-type="string">
            <text:p>IFP143_13/1449086400 1,3,2</text:p>
          </table:table-cell>
          <table:table-cell table:formula="of:=['calculate coordinates'.B154]" office:value-type="string" office:string-value="SS104_152/1449086400 9,4,4" calcext:value-type="string">
            <text:p>SS104_152/1449086400 9,4,4</text:p>
          </table:table-cell>
          <table:table-cell table:style-name="ce13" table:formula="of:=['calculate coordinates'.B224]" office:value-type="string" office:string-value="IFP177_13/1449086400 6,6,2" calcext:value-type="string">
            <text:p>IFP177_13/1449086400 6,6,2</text:p>
          </table:table-cell>
          <table:table-cell table:number-columns-repeated="1020"/>
        </table:table-row>
        <table:table-row table:style-name="ro3">
          <table:table-cell table:formula="of:=['calculate coordinates'.B15]" office:value-type="string" office:string-value="IFP134_122/1449086400 4,1,3" calcext:value-type="string">
            <text:p>IFP134_122/1449086400 4,1,3</text:p>
          </table:table-cell>
          <table:table-cell table:formula="of:=['calculate coordinates'.B85]" office:value-type="string" office:string-value="IFP143_14/1449086400 1,3,1" calcext:value-type="string">
            <text:p>IFP143_14/1449086400 1,3,1</text:p>
          </table:table-cell>
          <table:table-cell table:formula="of:=['calculate coordinates'.B155]" office:value-type="string" office:string-value="SS104_153/1449086400 9,4,3" calcext:value-type="string">
            <text:p>SS104_153/1449086400 9,4,3</text:p>
          </table:table-cell>
          <table:table-cell table:style-name="ce13" table:formula="of:=['calculate coordinates'.B225]" office:value-type="string" office:string-value="IFP177_14/1449086400 6,6,1" calcext:value-type="string">
            <text:p>IFP177_14/1449086400 6,6,1</text:p>
          </table:table-cell>
          <table:table-cell table:number-columns-repeated="1020"/>
        </table:table-row>
        <table:table-row table:style-name="ro3">
          <table:table-cell table:formula="of:=['calculate coordinates'.B16]" office:value-type="string" office:string-value="IFP134_123/1449086400 4,1,2" calcext:value-type="string">
            <text:p>IFP134_123/1449086400 4,1,2</text:p>
          </table:table-cell>
          <table:table-cell table:formula="of:=['calculate coordinates'.B86]" office:value-type="string" office:string-value="IFP143_15/1449086400 2,3,4" calcext:value-type="string">
            <text:p>IFP143_15/1449086400 2,3,4</text:p>
          </table:table-cell>
          <table:table-cell table:formula="of:=['calculate coordinates'.B156]" office:value-type="string" office:string-value="SS104_154/1449086400 9,4,2" calcext:value-type="string">
            <text:p>SS104_154/1449086400 9,4,2</text:p>
          </table:table-cell>
          <table:table-cell table:style-name="ce13" table:formula="of:=['calculate coordinates'.B226]" office:value-type="string" office:string-value="IFP177_15/1449086400 7,6,4" calcext:value-type="string">
            <text:p>IFP177_15/1449086400 7,6,4</text:p>
          </table:table-cell>
          <table:table-cell table:number-columns-repeated="1020"/>
        </table:table-row>
        <table:table-row table:style-name="ro3">
          <table:table-cell table:formula="of:=['calculate coordinates'.B17]" office:value-type="string" office:string-value="IFP134_124/1449086400 4,1,1" calcext:value-type="string">
            <text:p>IFP134_124/1449086400 4,1,1</text:p>
          </table:table-cell>
          <table:table-cell table:formula="of:=['calculate coordinates'.B87]" office:value-type="string" office:string-value="IFP143_16/1449086400 2,3,3" calcext:value-type="string">
            <text:p>IFP143_16/1449086400 2,3,3</text:p>
          </table:table-cell>
          <table:table-cell table:formula="of:=['calculate coordinates'.B157]" office:value-type="string" office:string-value="SS104_155/1449086400 9,4,1" calcext:value-type="string">
            <text:p>SS104_155/1449086400 9,4,1</text:p>
          </table:table-cell>
          <table:table-cell table:style-name="ce13" table:formula="of:=['calculate coordinates'.B227]" office:value-type="string" office:string-value="IFP177_16/1449086400 7,6,3" calcext:value-type="string">
            <text:p>IFP177_16/1449086400 7,6,3</text:p>
          </table:table-cell>
          <table:table-cell table:number-columns-repeated="1020"/>
        </table:table-row>
        <table:table-row table:style-name="ro3">
          <table:table-cell table:formula="of:=['calculate coordinates'.B18]" office:value-type="string" office:string-value="IFP134_125/1449086400 5,1,4" calcext:value-type="string">
            <text:p>IFP134_125/1449086400 5,1,4</text:p>
          </table:table-cell>
          <table:table-cell table:formula="of:=['calculate coordinates'.B88]" office:value-type="string" office:string-value="IFP143_17/1449086400 2,3,2" calcext:value-type="string">
            <text:p>IFP143_17/1449086400 2,3,2</text:p>
          </table:table-cell>
          <table:table-cell table:formula="of:=['calculate coordinates'.B158]" office:value-type="string" office:string-value="SS104_156/1449086400 10,4,4" calcext:value-type="string">
            <text:p>SS104_156/1449086400 10,4,4</text:p>
          </table:table-cell>
          <table:table-cell table:style-name="ce13" table:formula="of:=['calculate coordinates'.B228]" office:value-type="string" office:string-value="IFP177_17/1449086400 7,6,2" calcext:value-type="string">
            <text:p>IFP177_17/1449086400 7,6,2</text:p>
          </table:table-cell>
          <table:table-cell table:number-columns-repeated="1020"/>
        </table:table-row>
        <table:table-row table:style-name="ro3">
          <table:table-cell table:formula="of:=['calculate coordinates'.B19]" office:value-type="string" office:string-value="IFP134_126/1449086400 5,1,3" calcext:value-type="string">
            <text:p>IFP134_126/1449086400 5,1,3</text:p>
          </table:table-cell>
          <table:table-cell table:formula="of:=['calculate coordinates'.B89]" office:value-type="string" office:string-value="IFP143_18/1449086400 2,3,1" calcext:value-type="string">
            <text:p>IFP143_18/1449086400 2,3,1</text:p>
          </table:table-cell>
          <table:table-cell table:formula="of:=['calculate coordinates'.B159]" office:value-type="string" office:string-value="SS104_157/1449086400 10,4,3" calcext:value-type="string">
            <text:p>SS104_157/1449086400 10,4,3</text:p>
          </table:table-cell>
          <table:table-cell table:style-name="ce13" table:formula="of:=['calculate coordinates'.B229]" office:value-type="string" office:string-value="IFP177_18/1449086400 7,6,1" calcext:value-type="string">
            <text:p>IFP177_18/1449086400 7,6,1</text:p>
          </table:table-cell>
          <table:table-cell table:number-columns-repeated="1020"/>
        </table:table-row>
        <table:table-row table:style-name="ro3">
          <table:table-cell table:formula="of:=['calculate coordinates'.B20]" office:value-type="string" office:string-value="IFP134_127/1449086400 5,1,2" calcext:value-type="string">
            <text:p>IFP134_127/1449086400 5,1,2</text:p>
          </table:table-cell>
          <table:table-cell table:formula="of:=['calculate coordinates'.B90]" office:value-type="string" office:string-value="IFP143_19/1449086400 3,3,4" calcext:value-type="string">
            <text:p>IFP143_19/1449086400 3,3,4</text:p>
          </table:table-cell>
          <table:table-cell table:formula="of:=['calculate coordinates'.B160]" office:value-type="string" office:string-value="SS104_158/1449086400 10,4,2" calcext:value-type="string">
            <text:p>SS104_158/1449086400 10,4,2</text:p>
          </table:table-cell>
          <table:table-cell table:style-name="ce13" table:formula="of:=['calculate coordinates'.B230]" office:value-type="string" office:string-value="IFP177_19/1449086400 8,6,4" calcext:value-type="string">
            <text:p>IFP177_19/1449086400 8,6,4</text:p>
          </table:table-cell>
          <table:table-cell table:number-columns-repeated="1020"/>
        </table:table-row>
        <table:table-row table:style-name="ro3">
          <table:table-cell table:formula="of:=['calculate coordinates'.B21]" office:value-type="string" office:string-value="IFP134_128/1449086400 5,1,1" calcext:value-type="string">
            <text:p>IFP134_128/1449086400 5,1,1</text:p>
          </table:table-cell>
          <table:table-cell table:formula="of:=['calculate coordinates'.B91]" office:value-type="string" office:string-value="IFP143_20/1449086400 3,3,3" calcext:value-type="string">
            <text:p>IFP143_20/1449086400 3,3,3</text:p>
          </table:table-cell>
          <table:table-cell table:formula="of:=['calculate coordinates'.B161]" office:value-type="string" office:string-value="SS104_159/1449086400 10,4,1" calcext:value-type="string">
            <text:p>SS104_159/1449086400 10,4,1</text:p>
          </table:table-cell>
          <table:table-cell table:style-name="ce13" table:formula="of:=['calculate coordinates'.B231]" office:value-type="string" office:string-value="IFP177_20/1449086400 8,6,3" calcext:value-type="string">
            <text:p>IFP177_20/1449086400 8,6,3</text:p>
          </table:table-cell>
          <table:table-cell table:number-columns-repeated="1020"/>
        </table:table-row>
        <table:table-row table:style-name="ro3">
          <table:table-cell table:formula="of:=['calculate coordinates'.B22]" office:value-type="string" office:string-value="IFP134_129/1449086400 6,1,4" calcext:value-type="string">
            <text:p>IFP134_129/1449086400 6,1,4</text:p>
          </table:table-cell>
          <table:table-cell table:formula="of:=['calculate coordinates'.B92]" office:value-type="string" office:string-value="IFP143_21/1449086400 3,3,2" calcext:value-type="string">
            <text:p>IFP143_21/1449086400 3,3,2</text:p>
          </table:table-cell>
          <table:table-cell table:formula="of:=['calculate coordinates'.B162]" office:value-type="string" office:string-value="SS104_160/1449086400 1,5,4" calcext:value-type="string">
            <text:p>SS104_160/1449086400 1,5,4</text:p>
          </table:table-cell>
          <table:table-cell table:style-name="ce13" table:formula="of:=['calculate coordinates'.B232]" office:value-type="string" office:string-value="IFP177_21/1449086400 8,6,2" calcext:value-type="string">
            <text:p>IFP177_21/1449086400 8,6,2</text:p>
          </table:table-cell>
          <table:table-cell table:number-columns-repeated="1020"/>
        </table:table-row>
        <table:table-row table:style-name="ro3">
          <table:table-cell table:formula="of:=['calculate coordinates'.B23]" office:value-type="string" office:string-value="IFP134_130/1449086400 6,1,3" calcext:value-type="string">
            <text:p>IFP134_130/1449086400 6,1,3</text:p>
          </table:table-cell>
          <table:table-cell table:formula="of:=['calculate coordinates'.B93]" office:value-type="string" office:string-value="IFP143_22/1449086400 3,3,1" calcext:value-type="string">
            <text:p>IFP143_22/1449086400 3,3,1</text:p>
          </table:table-cell>
          <table:table-cell table:formula="of:=['calculate coordinates'.B163]" office:value-type="string" office:string-value="SS104_161/1449086400 1,5,3" calcext:value-type="string">
            <text:p>SS104_161/1449086400 1,5,3</text:p>
          </table:table-cell>
          <table:table-cell table:style-name="ce13" table:formula="of:=['calculate coordinates'.B233]" office:value-type="string" office:string-value="IFP177_22/1449086400 8,6,1" calcext:value-type="string">
            <text:p>IFP177_22/1449086400 8,6,1</text:p>
          </table:table-cell>
          <table:table-cell table:number-columns-repeated="1020"/>
        </table:table-row>
        <table:table-row table:style-name="ro3">
          <table:table-cell table:formula="of:=['calculate coordinates'.B24]" office:value-type="string" office:string-value="IFP134_131/1449086400 6,1,2" calcext:value-type="string">
            <text:p>IFP134_131/1449086400 6,1,2</text:p>
          </table:table-cell>
          <table:table-cell table:formula="of:=['calculate coordinates'.B94]" office:value-type="string" office:string-value="IFP143_23/1449086400 4,3,4" calcext:value-type="string">
            <text:p>IFP143_23/1449086400 4,3,4</text:p>
          </table:table-cell>
          <table:table-cell table:formula="of:=['calculate coordinates'.B164]" office:value-type="string" office:string-value="SS104_162/1449086400 1,5,2" calcext:value-type="string">
            <text:p>SS104_162/1449086400 1,5,2</text:p>
          </table:table-cell>
          <table:table-cell table:style-name="ce13" table:formula="of:=['calculate coordinates'.B234]" office:value-type="string" office:string-value="IFP177_23/1449086400 9,6,4" calcext:value-type="string">
            <text:p>IFP177_23/1449086400 9,6,4</text:p>
          </table:table-cell>
          <table:table-cell table:number-columns-repeated="1020"/>
        </table:table-row>
        <table:table-row table:style-name="ro3">
          <table:table-cell table:formula="of:=['calculate coordinates'.B25]" office:value-type="string" office:string-value="IFP134_132/1449086400 6,1,1" calcext:value-type="string">
            <text:p>IFP134_132/1449086400 6,1,1</text:p>
          </table:table-cell>
          <table:table-cell table:formula="of:=['calculate coordinates'.B95]" office:value-type="string" office:string-value="IFP143_24/1449086400 4,3,3" calcext:value-type="string">
            <text:p>IFP143_24/1449086400 4,3,3</text:p>
          </table:table-cell>
          <table:table-cell table:formula="of:=['calculate coordinates'.B165]" office:value-type="string" office:string-value="SS104_163/1449086400 1,5,1" calcext:value-type="string">
            <text:p>SS104_163/1449086400 1,5,1</text:p>
          </table:table-cell>
          <table:table-cell table:style-name="ce13" table:formula="of:=['calculate coordinates'.B235]" office:value-type="string" office:string-value="IFP177_24/1449086400 9,6,3" calcext:value-type="string">
            <text:p>IFP177_24/1449086400 9,6,3</text:p>
          </table:table-cell>
          <table:table-cell table:number-columns-repeated="1020"/>
        </table:table-row>
        <table:table-row table:style-name="ro3">
          <table:table-cell table:formula="of:=['calculate coordinates'.B26]" office:value-type="string" office:string-value="IFP134_133/1449086400 7,1,4" calcext:value-type="string">
            <text:p>IFP134_133/1449086400 7,1,4</text:p>
          </table:table-cell>
          <table:table-cell table:formula="of:=['calculate coordinates'.B96]" office:value-type="string" office:string-value="IFP143_25/1449086400 4,3,2" calcext:value-type="string">
            <text:p>IFP143_25/1449086400 4,3,2</text:p>
          </table:table-cell>
          <table:table-cell table:formula="of:=['calculate coordinates'.B166]" office:value-type="string" office:string-value="SS104_164/1449086400 2,5,4" calcext:value-type="string">
            <text:p>SS104_164/1449086400 2,5,4</text:p>
          </table:table-cell>
          <table:table-cell table:style-name="ce13" table:formula="of:=['calculate coordinates'.B236]" office:value-type="string" office:string-value="IFP177_25/1449086400 9,6,2" calcext:value-type="string">
            <text:p>IFP177_25/1449086400 9,6,2</text:p>
          </table:table-cell>
          <table:table-cell table:number-columns-repeated="1020"/>
        </table:table-row>
        <table:table-row table:style-name="ro3">
          <table:table-cell table:formula="of:=['calculate coordinates'.B27]" office:value-type="string" office:string-value="IFP134_134/1449086400 7,1,3" calcext:value-type="string">
            <text:p>IFP134_134/1449086400 7,1,3</text:p>
          </table:table-cell>
          <table:table-cell table:formula="of:=['calculate coordinates'.B97]" office:value-type="string" office:string-value="IFP143_26/1449086400 4,3,1" calcext:value-type="string">
            <text:p>IFP143_26/1449086400 4,3,1</text:p>
          </table:table-cell>
          <table:table-cell table:formula="of:=['calculate coordinates'.B167]" office:value-type="string" office:string-value="SS104_165/1449086400 2,5,3" calcext:value-type="string">
            <text:p>SS104_165/1449086400 2,5,3</text:p>
          </table:table-cell>
          <table:table-cell table:style-name="ce13" table:formula="of:=['calculate coordinates'.B237]" office:value-type="string" office:string-value="IFP177_26/1449086400 9,6,1" calcext:value-type="string">
            <text:p>IFP177_26/1449086400 9,6,1</text:p>
          </table:table-cell>
          <table:table-cell table:number-columns-repeated="1020"/>
        </table:table-row>
        <table:table-row table:style-name="ro3">
          <table:table-cell table:formula="of:=['calculate coordinates'.B28]" office:value-type="string" office:string-value="IFP134_135/1449086400 7,1,2" calcext:value-type="string">
            <text:p>IFP134_135/1449086400 7,1,2</text:p>
          </table:table-cell>
          <table:table-cell table:formula="of:=['calculate coordinates'.B98]" office:value-type="string" office:string-value="IFP143_27/1449086400 5,3,4" calcext:value-type="string">
            <text:p>IFP143_27/1449086400 5,3,4</text:p>
          </table:table-cell>
          <table:table-cell table:formula="of:=['calculate coordinates'.B168]" office:value-type="string" office:string-value="SS104_166/1449086400 2,5,2" calcext:value-type="string">
            <text:p>SS104_166/1449086400 2,5,2</text:p>
          </table:table-cell>
          <table:table-cell table:style-name="ce13" table:formula="of:=['calculate coordinates'.B238]" office:value-type="string" office:string-value="IFP177_27/1449086400 10,6,4" calcext:value-type="string">
            <text:p>IFP177_27/1449086400 10,6,4</text:p>
          </table:table-cell>
          <table:table-cell table:number-columns-repeated="1020"/>
        </table:table-row>
        <table:table-row table:style-name="ro3">
          <table:table-cell table:formula="of:=['calculate coordinates'.B29]" office:value-type="string" office:string-value="IFP134_136/1449086400 7,1,1" calcext:value-type="string">
            <text:p>IFP134_136/1449086400 7,1,1</text:p>
          </table:table-cell>
          <table:table-cell table:formula="of:=['calculate coordinates'.B99]" office:value-type="string" office:string-value="IFP143_28/1449086400 5,3,3" calcext:value-type="string">
            <text:p>IFP143_28/1449086400 5,3,3</text:p>
          </table:table-cell>
          <table:table-cell table:formula="of:=['calculate coordinates'.B169]" office:value-type="string" office:string-value="SS104_167/1449086400 2,5,1" calcext:value-type="string">
            <text:p>SS104_167/1449086400 2,5,1</text:p>
          </table:table-cell>
          <table:table-cell table:style-name="ce13" table:formula="of:=['calculate coordinates'.B239]" office:value-type="string" office:string-value="IFP177_28/1449086400 10,6,3" calcext:value-type="string">
            <text:p>IFP177_28/1449086400 10,6,3</text:p>
          </table:table-cell>
          <table:table-cell table:number-columns-repeated="1020"/>
        </table:table-row>
        <table:table-row table:style-name="ro3">
          <table:table-cell table:formula="of:=['calculate coordinates'.B30]" office:value-type="string" office:string-value="IFP134_137/1449086400 8,1,4" calcext:value-type="string">
            <text:p>IFP134_137/1449086400 8,1,4</text:p>
          </table:table-cell>
          <table:table-cell table:formula="of:=['calculate coordinates'.B100]" office:value-type="string" office:string-value="IFP143_29/1449086400 5,3,2" calcext:value-type="string">
            <text:p>IFP143_29/1449086400 5,3,2</text:p>
          </table:table-cell>
          <table:table-cell table:formula="of:=['calculate coordinates'.B170]" office:value-type="string" office:string-value="SS104_168/1449086400 3,5,4" calcext:value-type="string">
            <text:p>SS104_168/1449086400 3,5,4</text:p>
          </table:table-cell>
          <table:table-cell table:style-name="ce13" table:formula="of:=['calculate coordinates'.B240]" office:value-type="string" office:string-value="IFP177_29/1449086400 10,6,2" calcext:value-type="string">
            <text:p>IFP177_29/1449086400 10,6,2</text:p>
          </table:table-cell>
          <table:table-cell table:number-columns-repeated="1020"/>
        </table:table-row>
        <table:table-row table:style-name="ro3">
          <table:table-cell table:formula="of:=['calculate coordinates'.B31]" office:value-type="string" office:string-value="IFP134_138/1449086400 8,1,3" calcext:value-type="string">
            <text:p>IFP134_138/1449086400 8,1,3</text:p>
          </table:table-cell>
          <table:table-cell table:formula="of:=['calculate coordinates'.B101]" office:value-type="string" office:string-value="IFP143_30/1449086400 5,3,1" calcext:value-type="string">
            <text:p>IFP143_30/1449086400 5,3,1</text:p>
          </table:table-cell>
          <table:table-cell table:formula="of:=['calculate coordinates'.B171]" office:value-type="string" office:string-value="SS104_169/1449086400 3,5,3" calcext:value-type="string">
            <text:p>SS104_169/1449086400 3,5,3</text:p>
          </table:table-cell>
          <table:table-cell table:style-name="ce13" table:formula="of:=['calculate coordinates'.B241]" office:value-type="string" office:string-value="IFP177_30/1449086400 10,6,1" calcext:value-type="string">
            <text:p>IFP177_30/1449086400 10,6,1</text:p>
          </table:table-cell>
          <table:table-cell table:number-columns-repeated="1020"/>
        </table:table-row>
        <table:table-row table:style-name="ro3">
          <table:table-cell table:formula="of:=['calculate coordinates'.B32]" office:value-type="string" office:string-value="IFP134_139/1449086400 8,1,2" calcext:value-type="string">
            <text:p>IFP134_139/1449086400 8,1,2</text:p>
          </table:table-cell>
          <table:table-cell table:formula="of:=['calculate coordinates'.B102]" office:value-type="string" office:string-value="IFP143_31/1449086400 6,3,4" calcext:value-type="string">
            <text:p>IFP143_31/1449086400 6,3,4</text:p>
          </table:table-cell>
          <table:table-cell table:formula="of:=['calculate coordinates'.B172]" office:value-type="string" office:string-value="SS104_170/1449086400 3,5,2" calcext:value-type="string">
            <text:p>SS104_170/1449086400 3,5,2</text:p>
          </table:table-cell>
          <table:table-cell table:style-name="ce13" table:formula="of:=['calculate coordinates'.B242]" office:value-type="string" office:string-value="IFP177_31/1449086400 1,7,4" calcext:value-type="string">
            <text:p>IFP177_31/1449086400 1,7,4</text:p>
          </table:table-cell>
          <table:table-cell table:number-columns-repeated="1020"/>
        </table:table-row>
        <table:table-row table:style-name="ro3">
          <table:table-cell table:formula="of:=['calculate coordinates'.B33]" office:value-type="string" office:string-value="IFP134_140/1449086400 8,1,1" calcext:value-type="string">
            <text:p>IFP134_140/1449086400 8,1,1</text:p>
          </table:table-cell>
          <table:table-cell table:formula="of:=['calculate coordinates'.B103]" office:value-type="string" office:string-value="IFP143_32/1449086400 6,3,3" calcext:value-type="string">
            <text:p>IFP143_32/1449086400 6,3,3</text:p>
          </table:table-cell>
          <table:table-cell table:formula="of:=['calculate coordinates'.B173]" office:value-type="string" office:string-value="SS104_171/1449086400 3,5,1" calcext:value-type="string">
            <text:p>SS104_171/1449086400 3,5,1</text:p>
          </table:table-cell>
          <table:table-cell table:style-name="ce13" table:formula="of:=['calculate coordinates'.B243]" office:value-type="string" office:string-value="IFP177_32/1449086400 1,7,3" calcext:value-type="string">
            <text:p>IFP177_32/1449086400 1,7,3</text:p>
          </table:table-cell>
          <table:table-cell table:number-columns-repeated="1020"/>
        </table:table-row>
        <table:table-row table:style-name="ro3">
          <table:table-cell table:formula="of:=['calculate coordinates'.B34]" office:value-type="string" office:string-value="IFP134_141/1449086400 9,1,4" calcext:value-type="string">
            <text:p>IFP134_141/1449086400 9,1,4</text:p>
          </table:table-cell>
          <table:table-cell table:formula="of:=['calculate coordinates'.B104]" office:value-type="string" office:string-value="IFP143_33/1449086400 6,3,2" calcext:value-type="string">
            <text:p>IFP143_33/1449086400 6,3,2</text:p>
          </table:table-cell>
          <table:table-cell table:formula="of:=['calculate coordinates'.B174]" office:value-type="string" office:string-value="SS104_172/1449086400 4,5,4" calcext:value-type="string">
            <text:p>SS104_172/1449086400 4,5,4</text:p>
          </table:table-cell>
          <table:table-cell table:style-name="ce13" table:formula="of:=['calculate coordinates'.B244]" office:value-type="string" office:string-value="IFP177_33/1449086400 1,7,2" calcext:value-type="string">
            <text:p>IFP177_33/1449086400 1,7,2</text:p>
          </table:table-cell>
          <table:table-cell table:number-columns-repeated="1020"/>
        </table:table-row>
        <table:table-row table:style-name="ro3">
          <table:table-cell table:formula="of:=['calculate coordinates'.B35]" office:value-type="string" office:string-value="IFP134_142/1449086400 9,1,3" calcext:value-type="string">
            <text:p>IFP134_142/1449086400 9,1,3</text:p>
          </table:table-cell>
          <table:table-cell table:formula="of:=['calculate coordinates'.B105]" office:value-type="string" office:string-value="IFP143_34/1449086400 6,3,1" calcext:value-type="string">
            <text:p>IFP143_34/1449086400 6,3,1</text:p>
          </table:table-cell>
          <table:table-cell table:formula="of:=['calculate coordinates'.B175]" office:value-type="string" office:string-value="SS104_173/1449086400 4,5,3" calcext:value-type="string">
            <text:p>SS104_173/1449086400 4,5,3</text:p>
          </table:table-cell>
          <table:table-cell table:style-name="ce13" table:formula="of:=['calculate coordinates'.B245]" office:value-type="string" office:string-value="IFP177_34/1449086400 1,7,1" calcext:value-type="string">
            <text:p>IFP177_34/1449086400 1,7,1</text:p>
          </table:table-cell>
          <table:table-cell table:number-columns-repeated="1020"/>
        </table:table-row>
        <table:table-row table:style-name="ro3">
          <table:table-cell table:formula="of:=['calculate coordinates'.B36]" office:value-type="string" office:string-value="IFP134_143/1449086400 9,1,2" calcext:value-type="string">
            <text:p>IFP134_143/1449086400 9,1,2</text:p>
          </table:table-cell>
          <table:table-cell table:formula="of:=['calculate coordinates'.B106]" office:value-type="string" office:string-value="IFP143_35/1449086400 7,3,4" calcext:value-type="string">
            <text:p>IFP143_35/1449086400 7,3,4</text:p>
          </table:table-cell>
          <table:table-cell table:formula="of:=['calculate coordinates'.B176]" office:value-type="string" office:string-value="SS104_174/1449086400 4,5,2" calcext:value-type="string">
            <text:p>SS104_174/1449086400 4,5,2</text:p>
          </table:table-cell>
          <table:table-cell table:style-name="ce13" table:formula="of:=['calculate coordinates'.B246]" office:value-type="string" office:string-value="IFP177_35/1449086400 2,7,4" calcext:value-type="string">
            <text:p>IFP177_35/1449086400 2,7,4</text:p>
          </table:table-cell>
          <table:table-cell table:number-columns-repeated="1020"/>
        </table:table-row>
        <table:table-row table:style-name="ro3">
          <table:table-cell table:formula="of:=['calculate coordinates'.B37]" office:value-type="string" office:string-value="IFP134_144/1449086400 9,1,1" calcext:value-type="string">
            <text:p>IFP134_144/1449086400 9,1,1</text:p>
          </table:table-cell>
          <table:table-cell table:formula="of:=['calculate coordinates'.B107]" office:value-type="string" office:string-value="IFP143_36/1449086400 7,3,3" calcext:value-type="string">
            <text:p>IFP143_36/1449086400 7,3,3</text:p>
          </table:table-cell>
          <table:table-cell table:formula="of:=['calculate coordinates'.B177]" office:value-type="string" office:string-value="SS104_175/1449086400 4,5,1" calcext:value-type="string">
            <text:p>SS104_175/1449086400 4,5,1</text:p>
          </table:table-cell>
          <table:table-cell table:style-name="ce13" table:formula="of:=['calculate coordinates'.B247]" office:value-type="string" office:string-value="IFP177_36/1449086400 2,7,3" calcext:value-type="string">
            <text:p>IFP177_36/1449086400 2,7,3</text:p>
          </table:table-cell>
          <table:table-cell table:number-columns-repeated="1020"/>
        </table:table-row>
        <table:table-row table:style-name="ro3">
          <table:table-cell table:formula="of:=['calculate coordinates'.B38]" office:value-type="string" office:string-value="IFP134_145/1449086400 10,1,4" calcext:value-type="string">
            <text:p>IFP134_145/1449086400 10,1,4</text:p>
          </table:table-cell>
          <table:table-cell table:formula="of:=['calculate coordinates'.B108]" office:value-type="string" office:string-value="IFP143_37/1449086400 7,3,2" calcext:value-type="string">
            <text:p>IFP143_37/1449086400 7,3,2</text:p>
          </table:table-cell>
          <table:table-cell table:formula="of:=['calculate coordinates'.B178]" office:value-type="string" office:string-value="SS104_176/1449086400 5,5,4" calcext:value-type="string">
            <text:p>SS104_176/1449086400 5,5,4</text:p>
          </table:table-cell>
          <table:table-cell table:style-name="ce13" table:formula="of:=['calculate coordinates'.B248]" office:value-type="string" office:string-value="IFP177_37/1449086400 2,7,2" calcext:value-type="string">
            <text:p>IFP177_37/1449086400 2,7,2</text:p>
          </table:table-cell>
          <table:table-cell table:number-columns-repeated="1020"/>
        </table:table-row>
        <table:table-row table:style-name="ro3">
          <table:table-cell table:formula="of:=['calculate coordinates'.B39]" office:value-type="string" office:string-value="IFP134_146/1449086400 10,1,3" calcext:value-type="string">
            <text:p>IFP134_146/1449086400 10,1,3</text:p>
          </table:table-cell>
          <table:table-cell table:formula="of:=['calculate coordinates'.B109]" office:value-type="string" office:string-value="IFP143_38/1449086400 7,3,1" calcext:value-type="string">
            <text:p>IFP143_38/1449086400 7,3,1</text:p>
          </table:table-cell>
          <table:table-cell table:formula="of:=['calculate coordinates'.B179]" office:value-type="string" office:string-value="SS104_177/1449086400 5,5,3" calcext:value-type="string">
            <text:p>SS104_177/1449086400 5,5,3</text:p>
          </table:table-cell>
          <table:table-cell table:style-name="ce13" table:formula="of:=['calculate coordinates'.B249]" office:value-type="string" office:string-value="IFP177_38/1449086400 2,7,1" calcext:value-type="string">
            <text:p>IFP177_38/1449086400 2,7,1</text:p>
          </table:table-cell>
          <table:table-cell table:number-columns-repeated="1020"/>
        </table:table-row>
        <table:table-row table:style-name="ro3">
          <table:table-cell table:formula="of:=['calculate coordinates'.B40]" office:value-type="string" office:string-value="IFP134_147/1449086400 10,1,2" calcext:value-type="string">
            <text:p>IFP134_147/1449086400 10,1,2</text:p>
          </table:table-cell>
          <table:table-cell table:formula="of:=['calculate coordinates'.B110]" office:value-type="string" office:string-value="IFP143_39/1449086400 8,3,4" calcext:value-type="string">
            <text:p>IFP143_39/1449086400 8,3,4</text:p>
          </table:table-cell>
          <table:table-cell table:formula="of:=['calculate coordinates'.B180]" office:value-type="string" office:string-value="SS104_178/1449086400 5,5,2" calcext:value-type="string">
            <text:p>SS104_178/1449086400 5,5,2</text:p>
          </table:table-cell>
          <table:table-cell table:style-name="ce13" table:formula="of:=['calculate coordinates'.B250]" office:value-type="string" office:string-value="IFP177_39/1449086400 3,7,4" calcext:value-type="string">
            <text:p>IFP177_39/1449086400 3,7,4</text:p>
          </table:table-cell>
          <table:table-cell table:number-columns-repeated="1020"/>
        </table:table-row>
        <table:table-row table:style-name="ro3">
          <table:table-cell table:formula="of:=['calculate coordinates'.B41]" office:value-type="string" office:string-value="IFP134_148/1449086400 10,1,1" calcext:value-type="string">
            <text:p>IFP134_148/1449086400 10,1,1</text:p>
          </table:table-cell>
          <table:table-cell table:formula="of:=['calculate coordinates'.B111]" office:value-type="string" office:string-value="IFP143_40/1449086400 8,3,3" calcext:value-type="string">
            <text:p>IFP143_40/1449086400 8,3,3</text:p>
          </table:table-cell>
          <table:table-cell table:formula="of:=['calculate coordinates'.B181]" office:value-type="string" office:string-value="SS104_179/1449086400 5,5,1" calcext:value-type="string">
            <text:p>SS104_179/1449086400 5,5,1</text:p>
          </table:table-cell>
          <table:table-cell table:style-name="ce13" table:formula="of:=['calculate coordinates'.B251]" office:value-type="string" office:string-value="IFP177_40/1449086400 3,7,3" calcext:value-type="string">
            <text:p>IFP177_40/1449086400 3,7,3</text:p>
          </table:table-cell>
          <table:table-cell table:number-columns-repeated="1020"/>
        </table:table-row>
        <table:table-row table:style-name="ro3">
          <table:table-cell table:formula="of:=['calculate coordinates'.B42]" office:value-type="string" office:string-value="IFP134_149/1449086400 1,2,4" calcext:value-type="string">
            <text:p>IFP134_149/1449086400 1,2,4</text:p>
          </table:table-cell>
          <table:table-cell table:formula="of:=['calculate coordinates'.B112]" office:value-type="string" office:string-value="IFP143_41/1449086400 8,3,2" calcext:value-type="string">
            <text:p>IFP143_41/1449086400 8,3,2</text:p>
          </table:table-cell>
          <table:table-cell table:formula="of:=['calculate coordinates'.B182]" office:value-type="string" office:string-value="SS104_180/1449086400 6,5,4" calcext:value-type="string">
            <text:p>SS104_180/1449086400 6,5,4</text:p>
          </table:table-cell>
          <table:table-cell table:style-name="ce13" table:formula="of:=['calculate coordinates'.B252]" office:value-type="string" office:string-value="IFP177_41/1449086400 3,7,2" calcext:value-type="string">
            <text:p>IFP177_41/1449086400 3,7,2</text:p>
          </table:table-cell>
          <table:table-cell table:number-columns-repeated="1020"/>
        </table:table-row>
        <table:table-row table:style-name="ro3">
          <table:table-cell table:formula="of:=['calculate coordinates'.B43]" office:value-type="string" office:string-value="IFP134_150/1449086400 1,2,3" calcext:value-type="string">
            <text:p>IFP134_150/1449086400 1,2,3</text:p>
          </table:table-cell>
          <table:table-cell table:formula="of:=['calculate coordinates'.B113]" office:value-type="string" office:string-value="IFP143_42/1449086400 8,3,1" calcext:value-type="string">
            <text:p>IFP143_42/1449086400 8,3,1</text:p>
          </table:table-cell>
          <table:table-cell table:formula="of:=['calculate coordinates'.B183]" office:value-type="string" office:string-value="SS104_181/1449086400 6,5,3" calcext:value-type="string">
            <text:p>SS104_181/1449086400 6,5,3</text:p>
          </table:table-cell>
          <table:table-cell table:style-name="ce13" table:formula="of:=['calculate coordinates'.B253]" office:value-type="string" office:string-value="IFP177_42/1449086400 3,7,1" calcext:value-type="string">
            <text:p>IFP177_42/1449086400 3,7,1</text:p>
          </table:table-cell>
          <table:table-cell table:number-columns-repeated="1020"/>
        </table:table-row>
        <table:table-row table:style-name="ro3">
          <table:table-cell table:formula="of:=['calculate coordinates'.B44]" office:value-type="string" office:string-value="IFP134_151/1449086400 1,2,2" calcext:value-type="string">
            <text:p>IFP134_151/1449086400 1,2,2</text:p>
          </table:table-cell>
          <table:table-cell table:formula="of:=['calculate coordinates'.B114]" office:value-type="string" office:string-value="IFP143_43/1449086400 9,3,4" calcext:value-type="string">
            <text:p>IFP143_43/1449086400 9,3,4</text:p>
          </table:table-cell>
          <table:table-cell table:formula="of:=['calculate coordinates'.B184]" office:value-type="string" office:string-value="SS104_182/1449086400 6,5,2" calcext:value-type="string">
            <text:p>SS104_182/1449086400 6,5,2</text:p>
          </table:table-cell>
          <table:table-cell table:style-name="ce13" table:formula="of:=['calculate coordinates'.B254]" office:value-type="string" office:string-value="IFP177_43/1449086400 4,7,4" calcext:value-type="string">
            <text:p>IFP177_43/1449086400 4,7,4</text:p>
          </table:table-cell>
          <table:table-cell table:number-columns-repeated="1020"/>
        </table:table-row>
        <table:table-row table:style-name="ro3">
          <table:table-cell table:formula="of:=['calculate coordinates'.B45]" office:value-type="string" office:string-value="IFP134_152/1449086400 1,2,1" calcext:value-type="string">
            <text:p>IFP134_152/1449086400 1,2,1</text:p>
          </table:table-cell>
          <table:table-cell table:formula="of:=['calculate coordinates'.B115]" office:value-type="string" office:string-value="IFP143_44/1449086400 9,3,3" calcext:value-type="string">
            <text:p>IFP143_44/1449086400 9,3,3</text:p>
          </table:table-cell>
          <table:table-cell table:formula="of:=['calculate coordinates'.B185]" office:value-type="string" office:string-value="SS104_183/1449086400 6,5,1" calcext:value-type="string">
            <text:p>SS104_183/1449086400 6,5,1</text:p>
          </table:table-cell>
          <table:table-cell table:style-name="ce13" table:formula="of:=['calculate coordinates'.B255]" office:value-type="string" office:string-value="IFP177_44/1449086400 4,7,3" calcext:value-type="string">
            <text:p>IFP177_44/1449086400 4,7,3</text:p>
          </table:table-cell>
          <table:table-cell table:number-columns-repeated="1020"/>
        </table:table-row>
        <table:table-row table:style-name="ro3">
          <table:table-cell table:formula="of:=['calculate coordinates'.B46]" office:value-type="string" office:string-value="IFP134_153/1449086400 2,2,4" calcext:value-type="string">
            <text:p>IFP134_153/1449086400 2,2,4</text:p>
          </table:table-cell>
          <table:table-cell table:formula="of:=['calculate coordinates'.B116]" office:value-type="string" office:string-value="IFP143_45/1449086400 9,3,2" calcext:value-type="string">
            <text:p>IFP143_45/1449086400 9,3,2</text:p>
          </table:table-cell>
          <table:table-cell table:formula="of:=['calculate coordinates'.B186]" office:value-type="string" office:string-value="SS104_184/1449086400 7,5,4" calcext:value-type="string">
            <text:p>SS104_184/1449086400 7,5,4</text:p>
          </table:table-cell>
          <table:table-cell table:style-name="ce13" table:formula="of:=['calculate coordinates'.B256]" office:value-type="string" office:string-value="IFP177_45/1449086400 4,7,2" calcext:value-type="string">
            <text:p>IFP177_45/1449086400 4,7,2</text:p>
          </table:table-cell>
          <table:table-cell table:number-columns-repeated="1020"/>
        </table:table-row>
        <table:table-row table:style-name="ro3">
          <table:table-cell table:formula="of:=['calculate coordinates'.B47]" office:value-type="string" office:string-value="IFP134_154/1449086400 2,2,3" calcext:value-type="string">
            <text:p>IFP134_154/1449086400 2,2,3</text:p>
          </table:table-cell>
          <table:table-cell table:formula="of:=['calculate coordinates'.B117]" office:value-type="string" office:string-value="IFP143_46/1449086400 9,3,1" calcext:value-type="string">
            <text:p>IFP143_46/1449086400 9,3,1</text:p>
          </table:table-cell>
          <table:table-cell table:formula="of:=['calculate coordinates'.B187]" office:value-type="string" office:string-value="SS104_185/1449086400 7,5,3" calcext:value-type="string">
            <text:p>SS104_185/1449086400 7,5,3</text:p>
          </table:table-cell>
          <table:table-cell table:style-name="ce13" table:formula="of:=['calculate coordinates'.B257]" office:value-type="string" office:string-value="IFP177_46/1449086400 4,7,1" calcext:value-type="string">
            <text:p>IFP177_46/1449086400 4,7,1</text:p>
          </table:table-cell>
          <table:table-cell table:number-columns-repeated="1020"/>
        </table:table-row>
        <table:table-row table:style-name="ro3">
          <table:table-cell table:formula="of:=['calculate coordinates'.B48]" office:value-type="string" office:string-value="IFP134_155/1449086400 2,2,2" calcext:value-type="string">
            <text:p>IFP134_155/1449086400 2,2,2</text:p>
          </table:table-cell>
          <table:table-cell table:formula="of:=['calculate coordinates'.B118]" office:value-type="string" office:string-value="IFP143_47/1449086400 10,3,4" calcext:value-type="string">
            <text:p>IFP143_47/1449086400 10,3,4</text:p>
          </table:table-cell>
          <table:table-cell table:formula="of:=['calculate coordinates'.B188]" office:value-type="string" office:string-value="SS104_186/1449086400 7,5,2" calcext:value-type="string">
            <text:p>SS104_186/1449086400 7,5,2</text:p>
          </table:table-cell>
          <table:table-cell table:style-name="ce13" table:formula="of:=['calculate coordinates'.B258]" office:value-type="string" office:string-value="IFP177_47/1449086400 5,7,4" calcext:value-type="string">
            <text:p>IFP177_47/1449086400 5,7,4</text:p>
          </table:table-cell>
          <table:table-cell table:number-columns-repeated="1020"/>
        </table:table-row>
        <table:table-row table:style-name="ro3">
          <table:table-cell table:formula="of:=['calculate coordinates'.B49]" office:value-type="string" office:string-value="IFP134_156/1449086400 2,2,1" calcext:value-type="string">
            <text:p>IFP134_156/1449086400 2,2,1</text:p>
          </table:table-cell>
          <table:table-cell table:formula="of:=['calculate coordinates'.B119]" office:value-type="string" office:string-value="IFP143_48/1449086400 10,3,3" calcext:value-type="string">
            <text:p>IFP143_48/1449086400 10,3,3</text:p>
          </table:table-cell>
          <table:table-cell table:formula="of:=['calculate coordinates'.B189]" office:value-type="string" office:string-value="SS104_187/1449086400 7,5,1" calcext:value-type="string">
            <text:p>SS104_187/1449086400 7,5,1</text:p>
          </table:table-cell>
          <table:table-cell table:style-name="ce13" table:formula="of:=['calculate coordinates'.B259]" office:value-type="string" office:string-value="IFP177_48/1449086400 5,7,3" calcext:value-type="string">
            <text:p>IFP177_48/1449086400 5,7,3</text:p>
          </table:table-cell>
          <table:table-cell table:number-columns-repeated="1020"/>
        </table:table-row>
        <table:table-row table:style-name="ro3">
          <table:table-cell table:formula="of:=['calculate coordinates'.B50]" office:value-type="string" office:string-value="IFP134_157/1449086400 3,2,4" calcext:value-type="string">
            <text:p>IFP134_157/1449086400 3,2,4</text:p>
          </table:table-cell>
          <table:table-cell table:formula="of:=['calculate coordinates'.B120]" office:value-type="string" office:string-value="IFP143_49/1449086400 10,3,2" calcext:value-type="string">
            <text:p>IFP143_49/1449086400 10,3,2</text:p>
          </table:table-cell>
          <table:table-cell table:formula="of:=['calculate coordinates'.B190]" office:value-type="string" office:string-value="SS104_188/1449086400 8,5,4" calcext:value-type="string">
            <text:p>SS104_188/1449086400 8,5,4</text:p>
          </table:table-cell>
          <table:table-cell table:style-name="ce13" table:formula="of:=['calculate coordinates'.B260]" office:value-type="string" office:string-value="IFP177_49/1449086400 5,7,2" calcext:value-type="string">
            <text:p>IFP177_49/1449086400 5,7,2</text:p>
          </table:table-cell>
          <table:table-cell table:number-columns-repeated="1020"/>
        </table:table-row>
        <table:table-row table:style-name="ro3">
          <table:table-cell table:formula="of:=['calculate coordinates'.B51]" office:value-type="string" office:string-value="IFP134_158/1449086400 3,2,3" calcext:value-type="string">
            <text:p>IFP134_158/1449086400 3,2,3</text:p>
          </table:table-cell>
          <table:table-cell table:formula="of:=['calculate coordinates'.B121]" office:value-type="string" office:string-value="IFP143_50/1449086400 10,3,1" calcext:value-type="string">
            <text:p>IFP143_50/1449086400 10,3,1</text:p>
          </table:table-cell>
          <table:table-cell table:formula="of:=['calculate coordinates'.B191]" office:value-type="string" office:string-value="SS104_189/1449086400 8,5,3" calcext:value-type="string">
            <text:p>SS104_189/1449086400 8,5,3</text:p>
          </table:table-cell>
          <table:table-cell table:style-name="ce13" table:formula="of:=['calculate coordinates'.B261]" office:value-type="string" office:string-value="IFP177_50/1449086400 5,7,1" calcext:value-type="string">
            <text:p>IFP177_50/1449086400 5,7,1</text:p>
          </table:table-cell>
          <table:table-cell table:number-columns-repeated="1020"/>
        </table:table-row>
        <table:table-row table:style-name="ro3">
          <table:table-cell table:formula="of:=['calculate coordinates'.B52]" office:value-type="string" office:string-value="IFP134_159/1449086400 3,2,2" calcext:value-type="string">
            <text:p>IFP134_159/1449086400 3,2,2</text:p>
          </table:table-cell>
          <table:table-cell table:formula="of:=['calculate coordinates'.B122]" office:value-type="string" office:string-value="IFP143_51/1449086400 1,4,4" calcext:value-type="string">
            <text:p>IFP143_51/1449086400 1,4,4</text:p>
          </table:table-cell>
          <table:table-cell table:formula="of:=['calculate coordinates'.B192]" office:value-type="string" office:string-value="SS104_190/1449086400 8,5,2" calcext:value-type="string">
            <text:p>SS104_190/1449086400 8,5,2</text:p>
          </table:table-cell>
          <table:table-cell table:style-name="ce13" table:formula="of:=['calculate coordinates'.B262]" office:value-type="string" office:string-value="IFP177_51/1449086400 6,7,4" calcext:value-type="string">
            <text:p>IFP177_51/1449086400 6,7,4</text:p>
          </table:table-cell>
          <table:table-cell table:number-columns-repeated="1020"/>
        </table:table-row>
        <table:table-row table:style-name="ro3">
          <table:table-cell table:formula="of:=['calculate coordinates'.B53]" office:value-type="string" office:string-value="IFP134_160/1449086400 3,2,1" calcext:value-type="string">
            <text:p>IFP134_160/1449086400 3,2,1</text:p>
          </table:table-cell>
          <table:table-cell table:formula="of:=['calculate coordinates'.B123]" office:value-type="string" office:string-value="IFP143_52/1449086400 1,4,3" calcext:value-type="string">
            <text:p>IFP143_52/1449086400 1,4,3</text:p>
          </table:table-cell>
          <table:table-cell table:formula="of:=['calculate coordinates'.B193]" office:value-type="string" office:string-value="SS104_191/1449086400 8,5,1" calcext:value-type="string">
            <text:p>SS104_191/1449086400 8,5,1</text:p>
          </table:table-cell>
          <table:table-cell table:style-name="ce13" table:formula="of:=['calculate coordinates'.B263]" office:value-type="string" office:string-value="IFP177_52/1449086400 6,7,3" calcext:value-type="string">
            <text:p>IFP177_52/1449086400 6,7,3</text:p>
          </table:table-cell>
          <table:table-cell table:number-columns-repeated="1020"/>
        </table:table-row>
        <table:table-row table:style-name="ro3">
          <table:table-cell table:formula="of:=['calculate coordinates'.B54]" office:value-type="string" office:string-value="IFP134_161/1449086400 4,2,4" calcext:value-type="string">
            <text:p>IFP134_161/1449086400 4,2,4</text:p>
          </table:table-cell>
          <table:table-cell table:formula="of:=['calculate coordinates'.B124]" office:value-type="string" office:string-value="IFP143_53/1449086400 1,4,2" calcext:value-type="string">
            <text:p>IFP143_53/1449086400 1,4,2</text:p>
          </table:table-cell>
          <table:table-cell table:formula="of:=['calculate coordinates'.B194]" office:value-type="string" office:string-value="SS104_192/1449086400 9,5,4" calcext:value-type="string">
            <text:p>SS104_192/1449086400 9,5,4</text:p>
          </table:table-cell>
          <table:table-cell table:style-name="ce13" table:formula="of:=['calculate coordinates'.B264]" office:value-type="string" office:string-value="IFP177_53/1449086400 6,7,2" calcext:value-type="string">
            <text:p>IFP177_53/1449086400 6,7,2</text:p>
          </table:table-cell>
          <table:table-cell table:number-columns-repeated="1020"/>
        </table:table-row>
        <table:table-row table:style-name="ro3">
          <table:table-cell table:formula="of:=['calculate coordinates'.B55]" office:value-type="string" office:string-value="IFP134_162/1449086400 4,2,3" calcext:value-type="string">
            <text:p>IFP134_162/1449086400 4,2,3</text:p>
          </table:table-cell>
          <table:table-cell table:formula="of:=['calculate coordinates'.B125]" office:value-type="string" office:string-value="IFP143_54/1449086400 1,4,1" calcext:value-type="string">
            <text:p>IFP143_54/1449086400 1,4,1</text:p>
          </table:table-cell>
          <table:table-cell table:formula="of:=['calculate coordinates'.B195]" office:value-type="string" office:string-value="SS104_193/1449086400 9,5,3" calcext:value-type="string">
            <text:p>SS104_193/1449086400 9,5,3</text:p>
          </table:table-cell>
          <table:table-cell table:style-name="ce13" table:formula="of:=['calculate coordinates'.B265]" office:value-type="string" office:string-value="IFP177_54/1449086400 6,7,1" calcext:value-type="string">
            <text:p>IFP177_54/1449086400 6,7,1</text:p>
          </table:table-cell>
          <table:table-cell table:number-columns-repeated="1020"/>
        </table:table-row>
        <table:table-row table:style-name="ro3">
          <table:table-cell table:formula="of:=['calculate coordinates'.B56]" office:value-type="string" office:string-value="IFP134_163/1449086400 4,2,2" calcext:value-type="string">
            <text:p>IFP134_163/1449086400 4,2,2</text:p>
          </table:table-cell>
          <table:table-cell table:formula="of:=['calculate coordinates'.B126]" office:value-type="string" office:string-value="IFP143_55/1449086400 2,4,4" calcext:value-type="string">
            <text:p>IFP143_55/1449086400 2,4,4</text:p>
          </table:table-cell>
          <table:table-cell table:formula="of:=['calculate coordinates'.B196]" office:value-type="string" office:string-value="SS104_194/1449086400 9,5,2" calcext:value-type="string">
            <text:p>SS104_194/1449086400 9,5,2</text:p>
          </table:table-cell>
          <table:table-cell table:style-name="ce13" table:formula="of:=['calculate coordinates'.B266]" office:value-type="string" office:string-value="IFP177_55/1449086400 7,7,4" calcext:value-type="string">
            <text:p>IFP177_55/1449086400 7,7,4</text:p>
          </table:table-cell>
          <table:table-cell table:number-columns-repeated="1020"/>
        </table:table-row>
        <table:table-row table:style-name="ro3">
          <table:table-cell table:formula="of:=['calculate coordinates'.B57]" office:value-type="string" office:string-value="IFP134_164/1449086400 4,2,1" calcext:value-type="string">
            <text:p>IFP134_164/1449086400 4,2,1</text:p>
          </table:table-cell>
          <table:table-cell table:formula="of:=['calculate coordinates'.B127]" office:value-type="string" office:string-value="IFP143_56/1449086400 2,4,3" calcext:value-type="string">
            <text:p>IFP143_56/1449086400 2,4,3</text:p>
          </table:table-cell>
          <table:table-cell table:formula="of:=['calculate coordinates'.B197]" office:value-type="string" office:string-value="SS104_195/1449086400 9,5,1" calcext:value-type="string">
            <text:p>SS104_195/1449086400 9,5,1</text:p>
          </table:table-cell>
          <table:table-cell table:style-name="ce13" table:formula="of:=['calculate coordinates'.B267]" office:value-type="string" office:string-value="IFP177_56/1449086400 7,7,3" calcext:value-type="string">
            <text:p>IFP177_56/1449086400 7,7,3</text:p>
          </table:table-cell>
          <table:table-cell table:number-columns-repeated="1020"/>
        </table:table-row>
        <table:table-row table:style-name="ro3">
          <table:table-cell table:formula="of:=['calculate coordinates'.B58]" office:value-type="string" office:string-value="IFP134_165/1449086400 5,2,4" calcext:value-type="string">
            <text:p>IFP134_165/1449086400 5,2,4</text:p>
          </table:table-cell>
          <table:table-cell table:formula="of:=['calculate coordinates'.B128]" office:value-type="string" office:string-value="IFP143_57/1449086400 2,4,2" calcext:value-type="string">
            <text:p>IFP143_57/1449086400 2,4,2</text:p>
          </table:table-cell>
          <table:table-cell table:formula="of:=['calculate coordinates'.B198]" office:value-type="string" office:string-value="SS104_196/1449086400 10,5,4" calcext:value-type="string">
            <text:p>SS104_196/1449086400 10,5,4</text:p>
          </table:table-cell>
          <table:table-cell table:style-name="ce13" table:formula="of:=['calculate coordinates'.B268]" office:value-type="string" office:string-value="IFP177_57/1449086400 7,7,2" calcext:value-type="string">
            <text:p>IFP177_57/1449086400 7,7,2</text:p>
          </table:table-cell>
          <table:table-cell table:number-columns-repeated="1020"/>
        </table:table-row>
        <table:table-row table:style-name="ro3">
          <table:table-cell table:formula="of:=['calculate coordinates'.B59]" office:value-type="string" office:string-value="IFP134_166/1449086400 5,2,3" calcext:value-type="string">
            <text:p>IFP134_166/1449086400 5,2,3</text:p>
          </table:table-cell>
          <table:table-cell table:formula="of:=['calculate coordinates'.B129]" office:value-type="string" office:string-value="IFP143_58/1449086400 2,4,1" calcext:value-type="string">
            <text:p>IFP143_58/1449086400 2,4,1</text:p>
          </table:table-cell>
          <table:table-cell table:formula="of:=['calculate coordinates'.B199]" office:value-type="string" office:string-value="SS104_197/1449086400 10,5,3" calcext:value-type="string">
            <text:p>SS104_197/1449086400 10,5,3</text:p>
          </table:table-cell>
          <table:table-cell table:style-name="ce13" table:formula="of:=['calculate coordinates'.B269]" office:value-type="string" office:string-value="IFP177_58/1449086400 7,7,1" calcext:value-type="string">
            <text:p>IFP177_58/1449086400 7,7,1</text:p>
          </table:table-cell>
          <table:table-cell table:number-columns-repeated="1020"/>
        </table:table-row>
        <table:table-row table:style-name="ro3">
          <table:table-cell table:formula="of:=['calculate coordinates'.B60]" office:value-type="string" office:string-value="IFP134_167/1449086400 5,2,2" calcext:value-type="string">
            <text:p>IFP134_167/1449086400 5,2,2</text:p>
          </table:table-cell>
          <table:table-cell table:formula="of:=['calculate coordinates'.B130]" office:value-type="string" office:string-value="IFP143_59/1449086400 3,4,4" calcext:value-type="string">
            <text:p>IFP143_59/1449086400 3,4,4</text:p>
          </table:table-cell>
          <table:table-cell table:formula="of:=['calculate coordinates'.B200]" office:value-type="string" office:string-value="SS104_198/1449086400 10,5,2" calcext:value-type="string">
            <text:p>SS104_198/1449086400 10,5,2</text:p>
          </table:table-cell>
          <table:table-cell table:style-name="ce13" table:formula="of:=['calculate coordinates'.B270]" office:value-type="string" office:string-value="IFP177_59/1449086400 8,7,4" calcext:value-type="string">
            <text:p>IFP177_59/1449086400 8,7,4</text:p>
          </table:table-cell>
          <table:table-cell table:number-columns-repeated="1020"/>
        </table:table-row>
        <table:table-row table:style-name="ro3">
          <table:table-cell table:formula="of:=['calculate coordinates'.B61]" office:value-type="string" office:string-value="IFP134_168/1449086400 5,2,1" calcext:value-type="string">
            <text:p>IFP134_168/1449086400 5,2,1</text:p>
          </table:table-cell>
          <table:table-cell table:formula="of:=['calculate coordinates'.B131]" office:value-type="string" office:string-value="IFP143_60/1449086400 3,4,3" calcext:value-type="string">
            <text:p>IFP143_60/1449086400 3,4,3</text:p>
          </table:table-cell>
          <table:table-cell table:formula="of:=['calculate coordinates'.B201]" office:value-type="string" office:string-value="SS104_199/1449086400 10,5,1" calcext:value-type="string">
            <text:p>SS104_199/1449086400 10,5,1</text:p>
          </table:table-cell>
          <table:table-cell table:style-name="ce13" table:formula="of:=['calculate coordinates'.B271]" office:value-type="string" office:string-value="IFP177_60/1449086400 8,7,3" calcext:value-type="string">
            <text:p>IFP177_60/1449086400 8,7,3</text:p>
          </table:table-cell>
          <table:table-cell table:number-columns-repeated="1020"/>
        </table:table-row>
        <table:table-row table:style-name="ro3">
          <table:table-cell table:formula="of:=['calculate coordinates'.B62]" office:value-type="string" office:string-value="IFP134_169/1449086400 6,2,4" calcext:value-type="string">
            <text:p>IFP134_169/1449086400 6,2,4</text:p>
          </table:table-cell>
          <table:table-cell table:formula="of:=['calculate coordinates'.B132]" office:value-type="string" office:string-value="IFP143_61/1449086400 3,4,2" calcext:value-type="string">
            <text:p>IFP143_61/1449086400 3,4,2</text:p>
          </table:table-cell>
          <table:table-cell table:formula="of:=['calculate coordinates'.B202]" office:value-type="string" office:string-value="SS104_200/1449086400 1,6,4" calcext:value-type="string">
            <text:p>SS104_200/1449086400 1,6,4</text:p>
          </table:table-cell>
          <table:table-cell table:style-name="ce13" table:formula="of:=['calculate coordinates'.B272]" office:value-type="string" office:string-value="IFP177_61/1449086400 8,7,2" calcext:value-type="string">
            <text:p>IFP177_61/1449086400 8,7,2</text:p>
          </table:table-cell>
          <table:table-cell table:number-columns-repeated="1020"/>
        </table:table-row>
        <table:table-row table:style-name="ro3">
          <table:table-cell table:formula="of:=['calculate coordinates'.B63]" office:value-type="string" office:string-value="IFP134_170/1449086400 6,2,3" calcext:value-type="string">
            <text:p>IFP134_170/1449086400 6,2,3</text:p>
          </table:table-cell>
          <table:table-cell table:formula="of:=['calculate coordinates'.B133]" office:value-type="string" office:string-value="IFP143_62/1449086400 3,4,1" calcext:value-type="string">
            <text:p>IFP143_62/1449086400 3,4,1</text:p>
          </table:table-cell>
          <table:table-cell table:formula="of:=['calculate coordinates'.B203]" office:value-type="string" office:string-value="SS104_201/1449086400 1,6,3" calcext:value-type="string">
            <text:p>SS104_201/1449086400 1,6,3</text:p>
          </table:table-cell>
          <table:table-cell table:style-name="ce13" table:formula="of:=['calculate coordinates'.B273]" office:value-type="string" office:string-value="IFP177_62/1449086400 8,7,1" calcext:value-type="string">
            <text:p>IFP177_62/1449086400 8,7,1</text:p>
          </table:table-cell>
          <table:table-cell table:number-columns-repeated="1020"/>
        </table:table-row>
        <table:table-row table:style-name="ro3">
          <table:table-cell table:formula="of:=['calculate coordinates'.B64]" office:value-type="string" office:string-value="IFP134_171/1449086400 6,2,2" calcext:value-type="string">
            <text:p>IFP134_171/1449086400 6,2,2</text:p>
          </table:table-cell>
          <table:table-cell table:formula="of:=['calculate coordinates'.B134]" office:value-type="string" office:string-value="IFP143_63/1449086400 4,4,4" calcext:value-type="string">
            <text:p>IFP143_63/1449086400 4,4,4</text:p>
          </table:table-cell>
          <table:table-cell table:formula="of:=['calculate coordinates'.B204]" office:value-type="string" office:string-value="SS104_202/1449086400 1,6,2" calcext:value-type="string">
            <text:p>SS104_202/1449086400 1,6,2</text:p>
          </table:table-cell>
          <table:table-cell table:style-name="ce13" table:formula="of:=['calculate coordinates'.B274]" office:value-type="string" office:string-value="IFP177_63/1449086400 9,7,4" calcext:value-type="string">
            <text:p>IFP177_63/1449086400 9,7,4</text:p>
          </table:table-cell>
          <table:table-cell table:number-columns-repeated="1020"/>
        </table:table-row>
        <table:table-row table:style-name="ro3">
          <table:table-cell table:formula="of:=['calculate coordinates'.B65]" office:value-type="string" office:string-value="IFP134_172/1449086400 6,2,1" calcext:value-type="string">
            <text:p>IFP134_172/1449086400 6,2,1</text:p>
          </table:table-cell>
          <table:table-cell table:formula="of:=['calculate coordinates'.B135]" office:value-type="string" office:string-value="IFP143_64/1449086400 4,4,3" calcext:value-type="string">
            <text:p>IFP143_64/1449086400 4,4,3</text:p>
          </table:table-cell>
          <table:table-cell table:formula="of:=['calculate coordinates'.B205]" office:value-type="string" office:string-value="SS104_203/1449086400 1,6,1" calcext:value-type="string">
            <text:p>SS104_203/1449086400 1,6,1</text:p>
          </table:table-cell>
          <table:table-cell table:style-name="ce13" table:formula="of:=['calculate coordinates'.B275]" office:value-type="string" office:string-value="IFP177_64/1449086400 9,7,3" calcext:value-type="string">
            <text:p>IFP177_64/1449086400 9,7,3</text:p>
          </table:table-cell>
          <table:table-cell table:number-columns-repeated="1020"/>
        </table:table-row>
        <table:table-row table:style-name="ro3">
          <table:table-cell table:formula="of:=['calculate coordinates'.B66]" office:value-type="string" office:string-value="IFP134_173/1449086400 7,2,4" calcext:value-type="string">
            <text:p>IFP134_173/1449086400 7,2,4</text:p>
          </table:table-cell>
          <table:table-cell table:formula="of:=['calculate coordinates'.B136]" office:value-type="string" office:string-value="IFP143_65/1449086400 4,4,2" calcext:value-type="string">
            <text:p>IFP143_65/1449086400 4,4,2</text:p>
          </table:table-cell>
          <table:table-cell table:formula="of:=['calculate coordinates'.B206]" office:value-type="string" office:string-value="SS104_204/1449086400 2,6,4" calcext:value-type="string">
            <text:p>SS104_204/1449086400 2,6,4</text:p>
          </table:table-cell>
          <table:table-cell table:style-name="ce13" table:formula="of:=['calculate coordinates'.B276]" office:value-type="string" office:string-value="IFP177_65/1449086400 9,7,2" calcext:value-type="string">
            <text:p>IFP177_65/1449086400 9,7,2</text:p>
          </table:table-cell>
          <table:table-cell table:number-columns-repeated="1020"/>
        </table:table-row>
        <table:table-row table:style-name="ro3">
          <table:table-cell table:formula="of:=['calculate coordinates'.B67]" office:value-type="string" office:string-value="IFP134_174/1449086400 7,2,3" calcext:value-type="string">
            <text:p>IFP134_174/1449086400 7,2,3</text:p>
          </table:table-cell>
          <table:table-cell table:formula="of:=['calculate coordinates'.B137]" office:value-type="string" office:string-value="IFP143_66/1449086400 4,4,1" calcext:value-type="string">
            <text:p>IFP143_66/1449086400 4,4,1</text:p>
          </table:table-cell>
          <table:table-cell table:formula="of:=['calculate coordinates'.B207]" office:value-type="string" office:string-value="SS104_205/1449086400 2,6,3" calcext:value-type="string">
            <text:p>SS104_205/1449086400 2,6,3</text:p>
          </table:table-cell>
          <table:table-cell table:style-name="ce13" table:formula="of:=['calculate coordinates'.B277]" office:value-type="string" office:string-value="IFP177_66/1449086400 9,7,1" calcext:value-type="string">
            <text:p>IFP177_66/1449086400 9,7,1</text:p>
          </table:table-cell>
          <table:table-cell table:number-columns-repeated="1020"/>
        </table:table-row>
        <table:table-row table:style-name="ro3">
          <table:table-cell table:formula="of:=['calculate coordinates'.B68]" office:value-type="string" office:string-value="IFP134_175/1449086400 7,2,2" calcext:value-type="string">
            <text:p>IFP134_175/1449086400 7,2,2</text:p>
          </table:table-cell>
          <table:table-cell table:formula="of:=['calculate coordinates'.B138]" office:value-type="string" office:string-value="IFP143_67/1449086400 5,4,4" calcext:value-type="string">
            <text:p>IFP143_67/1449086400 5,4,4</text:p>
          </table:table-cell>
          <table:table-cell table:formula="of:=['calculate coordinates'.B208]" office:value-type="string" office:string-value="SS104_206/1449086400 2,6,2" calcext:value-type="string">
            <text:p>SS104_206/1449086400 2,6,2</text:p>
          </table:table-cell>
          <table:table-cell table:style-name="ce13" table:formula="of:=['calculate coordinates'.B278]" office:value-type="string" office:string-value="IFP177_67/1449086400 10,7,4" calcext:value-type="string">
            <text:p>IFP177_67/1449086400 10,7,4</text:p>
          </table:table-cell>
          <table:table-cell table:number-columns-repeated="1020"/>
        </table:table-row>
        <table:table-row table:style-name="ro3">
          <table:table-cell table:formula="of:=['calculate coordinates'.B69]" office:value-type="string" office:string-value="IFP134_176/1449086400 7,2,1" calcext:value-type="string">
            <text:p>IFP134_176/1449086400 7,2,1</text:p>
          </table:table-cell>
          <table:table-cell table:formula="of:=['calculate coordinates'.B139]" office:value-type="string" office:string-value="IFP143_68/1449086400 5,4,3" calcext:value-type="string">
            <text:p>IFP143_68/1449086400 5,4,3</text:p>
          </table:table-cell>
          <table:table-cell table:formula="of:=['calculate coordinates'.B209]" office:value-type="string" office:string-value="SS104_207/1449086400 2,6,1" calcext:value-type="string">
            <text:p>SS104_207/1449086400 2,6,1</text:p>
          </table:table-cell>
          <table:table-cell table:style-name="ce13" table:formula="of:=['calculate coordinates'.B279]" office:value-type="string" office:string-value="IFP177_68/1449086400 10,7,3" calcext:value-type="string">
            <text:p>IFP177_68/1449086400 10,7,3</text:p>
          </table:table-cell>
          <table:table-cell table:number-columns-repeated="1020"/>
        </table:table-row>
        <table:table-row table:style-name="ro3">
          <table:table-cell table:formula="of:=['calculate coordinates'.B70]" office:value-type="string" office:string-value="IFP134_177/1449086400 8,2,4" calcext:value-type="string">
            <text:p>IFP134_177/1449086400 8,2,4</text:p>
          </table:table-cell>
          <table:table-cell table:formula="of:=['calculate coordinates'.B140]" office:value-type="string" office:string-value="IFP143_69/1449086400 5,4,2" calcext:value-type="string">
            <text:p>IFP143_69/1449086400 5,4,2</text:p>
          </table:table-cell>
          <table:table-cell table:formula="of:=['calculate coordinates'.B210]" office:value-type="string" office:string-value="SS104_208/1449086400 3,6,4" calcext:value-type="string">
            <text:p>SS104_208/1449086400 3,6,4</text:p>
          </table:table-cell>
          <table:table-cell table:style-name="ce13" table:formula="of:=['calculate coordinates'.B280]" office:value-type="string" office:string-value="IFP177_69/1449086400 10,7,2" calcext:value-type="string">
            <text:p>IFP177_69/1449086400 10,7,2</text:p>
          </table:table-cell>
          <table:table-cell table:number-columns-repeated="1020"/>
        </table:table-row>
        <table:table-row table:style-name="ro3">
          <table:table-cell table:formula="of:=['calculate coordinates'.B71]" office:value-type="string" office:string-value="IFP134_178/1449086400 8,2,3" calcext:value-type="string">
            <text:p>IFP134_178/1449086400 8,2,3</text:p>
          </table:table-cell>
          <table:table-cell table:style-name="ce13" table:formula="of:=['calculate coordinates'.B141]" office:value-type="string" office:string-value="IFP143_70/1449086400 5,4,1" calcext:value-type="string">
            <text:p>IFP143_70/1449086400 5,4,1</text:p>
          </table:table-cell>
          <table:table-cell table:formula="of:=['calculate coordinates'.B211]" office:value-type="string" office:string-value="SS104_209/1449086400 3,6,3" calcext:value-type="string">
            <text:p>SS104_209/1449086400 3,6,3</text:p>
          </table:table-cell>
          <table:table-cell table:style-name="ce13" table:formula="of:=['calculate coordinates'.B281]" office:value-type="string" office:string-value="IFP177_70/1449086400 10,7,1" calcext:value-type="string">
            <text:p>IFP177_70/1449086400 10,7,1</text:p>
          </table:table-cell>
          <table:table-cell table:number-columns-repeated="1020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3in" fo:margin-bottom="0.3in" fo:margin-left="0.3in" fo:margin-right="0.3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editing-duration>PT10S</meta:editing-duration>
    <meta:editing-cycles>4</meta:editing-cycles>
    <meta:creation-date>2015-12-04T15:02:49.353480778</meta:creation-date>
    <meta:print-date>2015-12-04T15:05:10.681797235</meta:print-date>
    <dc:date>2015-12-04T15:10:13.630226952</dc:date>
    <meta:document-statistic meta:table-count="4" meta:cell-count="2394" meta:object-count="0"/>
  </office:meta>
</office:document-meta>
</file>